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Liberation Mono" svg:font-family="'Liberation Mono'"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1c1f994" officeooo:paragraph-rsid="01c1f994"/>
    </style:style>
    <style:style style:name="P2" style:family="paragraph" style:parent-style-name="_5f_heading3">
      <style:paragraph-properties fo:break-before="page"/>
    </style:style>
    <style:style style:name="P3" style:family="paragraph" style:parent-style-name="_5f_heading3">
      <style:paragraph-properties fo:break-before="page"/>
      <style:text-properties officeooo:rsid="010e6940" officeooo:paragraph-rsid="010e6940"/>
    </style:style>
    <style:style style:name="P4" style:family="paragraph" style:parent-style-name="_5f_heading3">
      <style:paragraph-properties fo:break-before="page"/>
      <style:text-properties officeooo:rsid="012edb37" officeooo:paragraph-rsid="012edb37"/>
    </style:style>
    <style:style style:name="P5" style:family="paragraph" style:parent-style-name="_5f_heading3">
      <style:paragraph-properties fo:break-before="page"/>
      <style:text-properties officeooo:rsid="0130e68a" officeooo:paragraph-rsid="0130e68a"/>
    </style:style>
    <style:style style:name="P6" style:family="paragraph" style:parent-style-name="_5f_heading3">
      <style:paragraph-properties fo:break-before="page"/>
      <style:text-properties officeooo:rsid="010dffbe" officeooo:paragraph-rsid="010dffbe"/>
    </style:style>
    <style:style style:name="P7" style:family="paragraph" style:parent-style-name="_5f_heading3">
      <style:paragraph-properties fo:break-before="page"/>
      <style:text-properties officeooo:rsid="01193bb1" officeooo:paragraph-rsid="01193bb1"/>
    </style:style>
    <style:style style:name="P8" style:family="paragraph" style:parent-style-name="_5f_heading3">
      <style:paragraph-properties fo:break-before="page"/>
      <style:text-properties officeooo:paragraph-rsid="014af958"/>
    </style:style>
    <style:style style:name="P9" style:family="paragraph" style:parent-style-name="_5f_heading3">
      <style:paragraph-properties fo:break-before="page"/>
      <style:text-properties officeooo:rsid="0115955a" officeooo:paragraph-rsid="0115955a"/>
    </style:style>
    <style:style style:name="P10" style:family="paragraph" style:parent-style-name="_5f_heading3">
      <style:paragraph-properties fo:break-before="page"/>
      <style:text-properties officeooo:rsid="015bd33e" officeooo:paragraph-rsid="015bd33e"/>
    </style:style>
    <style:style style:name="P11" style:family="paragraph" style:parent-style-name="_5f_heading3">
      <style:paragraph-properties fo:break-before="page"/>
      <style:text-properties officeooo:rsid="016d39ac" officeooo:paragraph-rsid="016d39ac"/>
    </style:style>
    <style:style style:name="P12" style:family="paragraph" style:parent-style-name="_5f_heading3">
      <style:paragraph-properties fo:break-before="page"/>
      <style:text-properties officeooo:rsid="0171d82f" officeooo:paragraph-rsid="0171d82f"/>
    </style:style>
    <style:style style:name="P13" style:family="paragraph" style:parent-style-name="_5f_heading3">
      <style:paragraph-properties fo:break-before="page"/>
      <style:text-properties officeooo:rsid="018d1d73" officeooo:paragraph-rsid="018d1d73"/>
    </style:style>
    <style:style style:name="P14" style:family="paragraph" style:parent-style-name="_5f_heading3">
      <style:paragraph-properties fo:break-before="page"/>
      <style:text-properties officeooo:rsid="019fc160" officeooo:paragraph-rsid="019fc160"/>
    </style:style>
    <style:style style:name="P15" style:family="paragraph" style:parent-style-name="_5f_heading3">
      <style:paragraph-properties fo:break-before="page"/>
      <style:text-properties officeooo:paragraph-rsid="010dffbe"/>
    </style:style>
    <style:style style:name="P16" style:family="paragraph" style:parent-style-name="_5f_heading2">
      <style:paragraph-properties fo:break-before="page"/>
    </style:style>
    <style:style style:name="P17" style:family="paragraph" style:parent-style-name="_5f_heading2">
      <style:paragraph-properties fo:break-before="page"/>
      <style:text-properties officeooo:rsid="013a8fd9"/>
    </style:style>
    <style:style style:name="P18" style:family="paragraph" style:parent-style-name="_5f_heading2">
      <style:paragraph-properties fo:break-before="page"/>
      <style:text-properties officeooo:paragraph-rsid="014ad6cd"/>
    </style:style>
    <style:style style:name="P19" style:family="paragraph" style:parent-style-name="_5f_heading2">
      <style:paragraph-properties fo:break-before="page"/>
      <style:text-properties officeooo:paragraph-rsid="013cb640"/>
    </style:style>
    <style:style style:name="P20" style:family="paragraph" style:parent-style-name="_5f_heading2">
      <style:paragraph-properties fo:break-before="page"/>
      <style:text-properties officeooo:rsid="0155b7e5" officeooo:paragraph-rsid="013cb640"/>
    </style:style>
    <style:style style:name="P21" style:family="paragraph" style:parent-style-name="_5f_heading2">
      <style:paragraph-properties fo:break-before="page"/>
      <style:text-properties officeooo:rsid="01435ade" officeooo:paragraph-rsid="01435ade"/>
    </style:style>
    <style:style style:name="P22" style:family="paragraph" style:parent-style-name="_5f_heading2">
      <style:paragraph-properties fo:break-before="page"/>
      <style:text-properties officeooo:rsid="01c1f994" officeooo:paragraph-rsid="01c1f994"/>
    </style:style>
    <style:style style:name="P23" style:family="paragraph" style:parent-style-name="Heading_20_3">
      <style:paragraph-properties fo:break-before="page"/>
      <style:text-properties officeooo:rsid="01a85888"/>
    </style:style>
    <style:style style:name="P24" style:family="paragraph" style:parent-style-name="Heading_20_3">
      <style:paragraph-properties fo:break-before="page"/>
      <style:text-properties officeooo:paragraph-rsid="01a85888"/>
    </style:style>
    <style:style style:name="P25" style:family="paragraph" style:parent-style-name="Heading_20_2">
      <style:paragraph-properties fo:break-before="page"/>
    </style:style>
    <style:style style:name="P26" style:family="paragraph" style:parent-style-name="_5f_heading2">
      <style:text-properties officeooo:rsid="010e0907" officeooo:paragraph-rsid="010e0907"/>
    </style:style>
    <style:style style:name="P27" style:family="paragraph" style:parent-style-name="_5f_heading2">
      <style:text-properties officeooo:paragraph-rsid="01b7d0b8"/>
    </style:style>
    <style:style style:name="P28" style:family="paragraph" style:parent-style-name="_5f_bodyIndent1">
      <style:text-properties officeooo:rsid="01044e6e" officeooo:paragraph-rsid="010dffbe"/>
    </style:style>
    <style:style style:name="P29" style:family="paragraph" style:parent-style-name="_5f_bodyIndent1">
      <style:text-properties officeooo:rsid="010d6a2e" officeooo:paragraph-rsid="010dffbe"/>
    </style:style>
    <style:style style:name="P30" style:family="paragraph" style:parent-style-name="_5f_bodyIndent1">
      <style:text-properties officeooo:rsid="010dffbe" officeooo:paragraph-rsid="010dffbe"/>
    </style:style>
    <style:style style:name="P31" style:family="paragraph" style:parent-style-name="_5f_bodyIndent1">
      <style:text-properties officeooo:rsid="010e0907" officeooo:paragraph-rsid="010e0907"/>
    </style:style>
    <style:style style:name="P32" style:family="paragraph" style:parent-style-name="_5f_bodyIndent1">
      <style:text-properties officeooo:rsid="011742af" officeooo:paragraph-rsid="011742af"/>
    </style:style>
    <style:style style:name="P33" style:family="paragraph" style:parent-style-name="_5f_bodyIndent1">
      <style:text-properties officeooo:rsid="01193bb1" officeooo:paragraph-rsid="01193bb1"/>
    </style:style>
    <style:style style:name="P34" style:family="paragraph" style:parent-style-name="_5f_bodyIndent1">
      <style:text-properties officeooo:rsid="0119741f" officeooo:paragraph-rsid="0119741f"/>
    </style:style>
    <style:style style:name="P35" style:family="paragraph" style:parent-style-name="_5f_bodyIndent1">
      <style:text-properties officeooo:rsid="011b5887" officeooo:paragraph-rsid="011b5887"/>
    </style:style>
    <style:style style:name="P36" style:family="paragraph" style:parent-style-name="_5f_bodyIndent1">
      <style:text-properties officeooo:rsid="01226ec4" officeooo:paragraph-rsid="01226ec4"/>
    </style:style>
    <style:style style:name="P37" style:family="paragraph" style:parent-style-name="_5f_bodyIndent1">
      <style:text-properties officeooo:rsid="0125de85" officeooo:paragraph-rsid="010e0907"/>
    </style:style>
    <style:style style:name="P38" style:family="paragraph" style:parent-style-name="_5f_bodyIndent1">
      <style:text-properties officeooo:rsid="0125de85" officeooo:paragraph-rsid="0125de85"/>
    </style:style>
    <style:style style:name="P39" style:family="paragraph" style:parent-style-name="_5f_bodyIndent1">
      <style:text-properties officeooo:rsid="00ccc86e" officeooo:paragraph-rsid="013cb640"/>
    </style:style>
    <style:style style:name="P40" style:family="paragraph" style:parent-style-name="_5f_bodyIndent1">
      <style:text-properties officeooo:rsid="012b1d51" officeooo:paragraph-rsid="012b1d51"/>
    </style:style>
    <style:style style:name="P41" style:family="paragraph" style:parent-style-name="_5f_bodyIndent1">
      <style:text-properties officeooo:rsid="012b1d51" officeooo:paragraph-rsid="012cc3a6"/>
    </style:style>
    <style:style style:name="P42" style:family="paragraph" style:parent-style-name="_5f_bodyIndent1">
      <style:text-properties officeooo:rsid="012cc3a6" officeooo:paragraph-rsid="012cc3a6"/>
    </style:style>
    <style:style style:name="P43" style:family="paragraph" style:parent-style-name="_5f_bodyIndent1">
      <style:text-properties officeooo:rsid="012d9a0d" officeooo:paragraph-rsid="012d9a0d"/>
    </style:style>
    <style:style style:name="P44" style:family="paragraph" style:parent-style-name="_5f_bodyIndent1">
      <style:text-properties officeooo:rsid="0130e68a" officeooo:paragraph-rsid="0130e68a"/>
    </style:style>
    <style:style style:name="P45" style:family="paragraph" style:parent-style-name="_5f_bodyIndent1">
      <style:text-properties officeooo:rsid="0132c13a" officeooo:paragraph-rsid="0132c13a"/>
    </style:style>
    <style:style style:name="P46" style:family="paragraph" style:parent-style-name="_5f_bodyIndent1">
      <style:text-properties officeooo:rsid="0132d9de" officeooo:paragraph-rsid="0134b329"/>
    </style:style>
    <style:style style:name="P47" style:family="paragraph" style:parent-style-name="_5f_bodyIndent1">
      <style:text-properties officeooo:rsid="013669f5" officeooo:paragraph-rsid="013669f5"/>
    </style:style>
    <style:style style:name="P48" style:family="paragraph" style:parent-style-name="_5f_bodyIndent1">
      <style:text-properties officeooo:rsid="0137694f" officeooo:paragraph-rsid="0137694f"/>
    </style:style>
    <style:style style:name="P49" style:family="paragraph" style:parent-style-name="_5f_bodyIndent1">
      <style:text-properties officeooo:rsid="0134b329" officeooo:paragraph-rsid="0134b329"/>
    </style:style>
    <style:style style:name="P50" style:family="paragraph" style:parent-style-name="_5f_bodyIndent1">
      <style:text-properties officeooo:rsid="013a8fd9" officeooo:paragraph-rsid="013cb640"/>
    </style:style>
    <style:style style:name="P51" style:family="paragraph" style:parent-style-name="_5f_bodyIndent1">
      <style:text-properties officeooo:paragraph-rsid="013cb640"/>
    </style:style>
    <style:style style:name="P52" style:family="paragraph" style:parent-style-name="_5f_bodyIndent1">
      <style:text-properties officeooo:rsid="013cfd54" officeooo:paragraph-rsid="013cfd54"/>
    </style:style>
    <style:style style:name="P53" style:family="paragraph" style:parent-style-name="_5f_bodyIndent1">
      <style:text-properties officeooo:rsid="01435ade" officeooo:paragraph-rsid="01435ade"/>
    </style:style>
    <style:style style:name="P54" style:family="paragraph" style:parent-style-name="_5f_bodyIndent1">
      <style:text-properties officeooo:rsid="0143e24d" officeooo:paragraph-rsid="0143e24d"/>
    </style:style>
    <style:style style:name="P55" style:family="paragraph" style:parent-style-name="_5f_bodyIndent1">
      <style:text-properties officeooo:rsid="014494f2" officeooo:paragraph-rsid="014494f2"/>
    </style:style>
    <style:style style:name="P56" style:family="paragraph" style:parent-style-name="_5f_bodyIndent1">
      <style:text-properties officeooo:rsid="0146277c" officeooo:paragraph-rsid="0146277c"/>
    </style:style>
    <style:style style:name="P57" style:family="paragraph" style:parent-style-name="_5f_bodyIndent1">
      <style:text-properties officeooo:rsid="0146277c" officeooo:paragraph-rsid="014815be"/>
    </style:style>
    <style:style style:name="P58" style:family="paragraph" style:parent-style-name="_5f_bodyIndent1">
      <style:text-properties officeooo:rsid="014a2eca" officeooo:paragraph-rsid="014a2eca"/>
    </style:style>
    <style:style style:name="P59" style:family="paragraph" style:parent-style-name="_5f_bodyIndent1">
      <style:text-properties officeooo:rsid="014a5406" officeooo:paragraph-rsid="014a5406"/>
    </style:style>
    <style:style style:name="P60" style:family="paragraph" style:parent-style-name="_5f_bodyIndent1">
      <style:text-properties officeooo:rsid="00a21b93" officeooo:paragraph-rsid="014ad6cd"/>
    </style:style>
    <style:style style:name="P61" style:family="paragraph" style:parent-style-name="_5f_bodyIndent1">
      <style:text-properties officeooo:rsid="00a2d5a0" officeooo:paragraph-rsid="014ad6cd"/>
    </style:style>
    <style:style style:name="P62" style:family="paragraph" style:parent-style-name="_5f_bodyIndent1">
      <style:text-properties officeooo:rsid="00a3f92c" officeooo:paragraph-rsid="014ad6cd"/>
    </style:style>
    <style:style style:name="P63" style:family="paragraph" style:parent-style-name="_5f_bodyIndent1">
      <style:text-properties officeooo:rsid="00a4a0f4" officeooo:paragraph-rsid="014ad6cd"/>
    </style:style>
    <style:style style:name="P64" style:family="paragraph" style:parent-style-name="_5f_bodyIndent1">
      <style:text-properties officeooo:rsid="00a588ce" officeooo:paragraph-rsid="014ad6cd"/>
    </style:style>
    <style:style style:name="P65" style:family="paragraph" style:parent-style-name="_5f_bodyIndent1">
      <style:text-properties officeooo:rsid="00a74a77" officeooo:paragraph-rsid="014ad6cd"/>
    </style:style>
    <style:style style:name="P66" style:family="paragraph" style:parent-style-name="_5f_bodyIndent1">
      <style:text-properties officeooo:rsid="00a90bfa" officeooo:paragraph-rsid="014ad6cd"/>
    </style:style>
    <style:style style:name="P67" style:family="paragraph" style:parent-style-name="_5f_bodyIndent1">
      <style:text-properties officeooo:rsid="014ad6cd" officeooo:paragraph-rsid="014ad6cd"/>
    </style:style>
    <style:style style:name="P68" style:family="paragraph" style:parent-style-name="_5f_bodyIndent1">
      <style:text-properties officeooo:rsid="00aa89cf" officeooo:paragraph-rsid="014ad6cd"/>
    </style:style>
    <style:style style:name="P69" style:family="paragraph" style:parent-style-name="_5f_bodyIndent1">
      <style:text-properties officeooo:rsid="00ab7b7f" officeooo:paragraph-rsid="014ad6cd"/>
    </style:style>
    <style:style style:name="P70" style:family="paragraph" style:parent-style-name="_5f_bodyIndent1">
      <style:text-properties officeooo:rsid="00acd0d6" officeooo:paragraph-rsid="014ad6cd"/>
    </style:style>
    <style:style style:name="P71" style:family="paragraph" style:parent-style-name="_5f_bodyIndent1">
      <style:text-properties officeooo:rsid="00ad17dd" officeooo:paragraph-rsid="014ad6cd"/>
    </style:style>
    <style:style style:name="P72" style:family="paragraph" style:parent-style-name="_5f_bodyIndent1">
      <style:text-properties officeooo:rsid="00ad17dd" officeooo:paragraph-rsid="0156606c"/>
    </style:style>
    <style:style style:name="P73" style:family="paragraph" style:parent-style-name="_5f_bodyIndent1">
      <style:text-properties officeooo:rsid="00ed668f" officeooo:paragraph-rsid="014ad6cd"/>
    </style:style>
    <style:style style:name="P74" style:family="paragraph" style:parent-style-name="_5f_bodyIndent1">
      <style:text-properties officeooo:rsid="00ea00ca" officeooo:paragraph-rsid="014ad6cd"/>
    </style:style>
    <style:style style:name="P75" style:family="paragraph" style:parent-style-name="_5f_bodyIndent1">
      <style:text-properties officeooo:rsid="00eb3179" officeooo:paragraph-rsid="014ad6cd"/>
    </style:style>
    <style:style style:name="P76" style:family="paragraph" style:parent-style-name="_5f_bodyIndent1">
      <style:text-properties officeooo:rsid="00eb3d5a" officeooo:paragraph-rsid="014ad6cd"/>
    </style:style>
    <style:style style:name="P77" style:family="paragraph" style:parent-style-name="_5f_bodyIndent1">
      <style:text-properties officeooo:rsid="00ed17be" officeooo:paragraph-rsid="014ad6cd"/>
    </style:style>
    <style:style style:name="P78" style:family="paragraph" style:parent-style-name="_5f_bodyIndent1">
      <style:text-properties officeooo:paragraph-rsid="014ad6cd"/>
    </style:style>
    <style:style style:name="P79" style:family="paragraph" style:parent-style-name="_5f_bodyIndent1">
      <style:text-properties officeooo:rsid="01079dfd" officeooo:paragraph-rsid="014af958"/>
    </style:style>
    <style:style style:name="P80" style:family="paragraph" style:parent-style-name="_5f_bodyIndent1">
      <style:text-properties officeooo:rsid="0105bced" officeooo:paragraph-rsid="014af958"/>
    </style:style>
    <style:style style:name="P81" style:family="paragraph" style:parent-style-name="_5f_bodyIndent1">
      <style:text-properties officeooo:rsid="008b9d56" officeooo:paragraph-rsid="014af958"/>
    </style:style>
    <style:style style:name="P82" style:family="paragraph" style:parent-style-name="_5f_bodyIndent1">
      <style:text-properties officeooo:rsid="008bf094" officeooo:paragraph-rsid="014af958"/>
    </style:style>
    <style:style style:name="P83" style:family="paragraph" style:parent-style-name="_5f_bodyIndent1">
      <style:text-properties officeooo:rsid="008c7edc" officeooo:paragraph-rsid="014af958"/>
    </style:style>
    <style:style style:name="P84" style:family="paragraph" style:parent-style-name="_5f_bodyIndent1">
      <style:text-properties officeooo:rsid="008e1022" officeooo:paragraph-rsid="014af958"/>
    </style:style>
    <style:style style:name="P85" style:family="paragraph" style:parent-style-name="_5f_bodyIndent1">
      <style:text-properties officeooo:rsid="008f405e" officeooo:paragraph-rsid="014af958"/>
    </style:style>
    <style:style style:name="P86" style:family="paragraph" style:parent-style-name="_5f_bodyIndent1">
      <style:text-properties officeooo:rsid="008733d4" officeooo:paragraph-rsid="014af958"/>
    </style:style>
    <style:style style:name="P87" style:family="paragraph" style:parent-style-name="_5f_bodyIndent1">
      <style:text-properties officeooo:rsid="00821964" officeooo:paragraph-rsid="014af958"/>
    </style:style>
    <style:style style:name="P88" style:family="paragraph" style:parent-style-name="_5f_bodyIndent1">
      <style:text-properties officeooo:rsid="00827949" officeooo:paragraph-rsid="014af958"/>
    </style:style>
    <style:style style:name="P89" style:family="paragraph" style:parent-style-name="_5f_bodyIndent1">
      <style:text-properties officeooo:rsid="00818e7e" officeooo:paragraph-rsid="014af958"/>
    </style:style>
    <style:style style:name="P90" style:family="paragraph" style:parent-style-name="_5f_bodyIndent1">
      <style:text-properties officeooo:rsid="0085c70b" officeooo:paragraph-rsid="014af958"/>
    </style:style>
    <style:style style:name="P91" style:family="paragraph" style:parent-style-name="_5f_bodyIndent1">
      <style:text-properties officeooo:rsid="007e6408" officeooo:paragraph-rsid="014af958"/>
    </style:style>
    <style:style style:name="P92" style:family="paragraph" style:parent-style-name="_5f_bodyIndent1">
      <style:text-properties officeooo:rsid="007968d4" officeooo:paragraph-rsid="014af958"/>
    </style:style>
    <style:style style:name="P93" style:family="paragraph" style:parent-style-name="_5f_bodyIndent1">
      <style:text-properties officeooo:rsid="00725039" officeooo:paragraph-rsid="014af958"/>
    </style:style>
    <style:style style:name="P94" style:family="paragraph" style:parent-style-name="_5f_bodyIndent1">
      <style:text-properties officeooo:rsid="00739d7f" officeooo:paragraph-rsid="014af958"/>
    </style:style>
    <style:style style:name="P95" style:family="paragraph" style:parent-style-name="_5f_bodyIndent1">
      <style:text-properties officeooo:rsid="00744e9d" officeooo:paragraph-rsid="014af958"/>
    </style:style>
    <style:style style:name="P96" style:family="paragraph" style:parent-style-name="_5f_bodyIndent1">
      <style:text-properties officeooo:rsid="014de333" officeooo:paragraph-rsid="014de333"/>
    </style:style>
    <style:style style:name="P97" style:family="paragraph" style:parent-style-name="_5f_bodyIndent1">
      <style:text-properties officeooo:rsid="014f10f4" officeooo:paragraph-rsid="014f10f4"/>
    </style:style>
    <style:style style:name="P98" style:family="paragraph" style:parent-style-name="_5f_bodyIndent1">
      <style:text-properties officeooo:rsid="014fee96" officeooo:paragraph-rsid="014fee96"/>
    </style:style>
    <style:style style:name="P99" style:family="paragraph" style:parent-style-name="_5f_bodyIndent1">
      <style:text-properties officeooo:rsid="01504545" officeooo:paragraph-rsid="01504545"/>
    </style:style>
    <style:style style:name="P100" style:family="paragraph" style:parent-style-name="_5f_bodyIndent1">
      <style:text-properties officeooo:rsid="01520105" officeooo:paragraph-rsid="01520105"/>
    </style:style>
    <style:style style:name="P101" style:family="paragraph" style:parent-style-name="_5f_bodyIndent1">
      <style:text-properties officeooo:rsid="0155b7e5" officeooo:paragraph-rsid="0155b7e5"/>
    </style:style>
    <style:style style:name="P102" style:family="paragraph" style:parent-style-name="_5f_bodyIndent1">
      <style:text-properties officeooo:rsid="0156606c" officeooo:paragraph-rsid="0156606c"/>
    </style:style>
    <style:style style:name="P103" style:family="paragraph" style:parent-style-name="_5f_bodyIndent1">
      <style:text-properties officeooo:rsid="0158f9a7" officeooo:paragraph-rsid="0158f9a7"/>
    </style:style>
    <style:style style:name="P104" style:family="paragraph" style:parent-style-name="_5f_bodyIndent1">
      <style:text-properties officeooo:rsid="00b4b5bd" officeooo:paragraph-rsid="015d7654"/>
    </style:style>
    <style:style style:name="P105" style:family="paragraph" style:parent-style-name="_5f_bodyIndent1">
      <style:text-properties officeooo:rsid="00b570aa" officeooo:paragraph-rsid="015d7654"/>
    </style:style>
    <style:style style:name="P106" style:family="paragraph" style:parent-style-name="_5f_bodyIndent1">
      <style:text-properties officeooo:rsid="00b627c0" officeooo:paragraph-rsid="015d7654"/>
    </style:style>
    <style:style style:name="P107" style:family="paragraph" style:parent-style-name="_5f_bodyIndent1">
      <style:text-properties officeooo:rsid="00b730bc" officeooo:paragraph-rsid="015d7654"/>
    </style:style>
    <style:style style:name="P108" style:family="paragraph" style:parent-style-name="_5f_bodyIndent1">
      <style:text-properties officeooo:rsid="00b8f320" officeooo:paragraph-rsid="015d7654"/>
    </style:style>
    <style:style style:name="P109" style:family="paragraph" style:parent-style-name="_5f_bodyIndent1">
      <style:text-properties officeooo:rsid="00b90cb3" officeooo:paragraph-rsid="015d7654"/>
    </style:style>
    <style:style style:name="P110" style:family="paragraph" style:parent-style-name="_5f_bodyIndent1">
      <style:text-properties officeooo:rsid="00c2f28a" officeooo:paragraph-rsid="015d7654"/>
    </style:style>
    <style:style style:name="P111" style:family="paragraph" style:parent-style-name="_5f_bodyIndent1">
      <style:text-properties officeooo:rsid="00c3ce16" officeooo:paragraph-rsid="015d7654"/>
    </style:style>
    <style:style style:name="P112" style:family="paragraph" style:parent-style-name="_5f_bodyIndent1">
      <style:text-properties officeooo:rsid="016129aa" officeooo:paragraph-rsid="016129aa"/>
    </style:style>
    <style:style style:name="P113" style:family="paragraph" style:parent-style-name="_5f_bodyIndent1">
      <style:text-properties officeooo:rsid="015f3c4e" officeooo:paragraph-rsid="015f3c4e"/>
    </style:style>
    <style:style style:name="P114" style:family="paragraph" style:parent-style-name="_5f_bodyIndent1">
      <style:text-properties officeooo:rsid="015fe7fb" officeooo:paragraph-rsid="015fe7fb"/>
    </style:style>
    <style:style style:name="P115" style:family="paragraph" style:parent-style-name="_5f_bodyIndent1">
      <style:text-properties officeooo:rsid="015fe7fb" officeooo:paragraph-rsid="0162fccf"/>
    </style:style>
    <style:style style:name="P116" style:family="paragraph" style:parent-style-name="_5f_bodyIndent1">
      <style:text-properties officeooo:rsid="016410a8" officeooo:paragraph-rsid="016410a8"/>
    </style:style>
    <style:style style:name="P117" style:family="paragraph" style:parent-style-name="_5f_bodyIndent1">
      <style:text-properties officeooo:rsid="01643381" officeooo:paragraph-rsid="01643381"/>
    </style:style>
    <style:style style:name="P118" style:family="paragraph" style:parent-style-name="_5f_bodyIndent1">
      <style:text-properties officeooo:rsid="01655982" officeooo:paragraph-rsid="01655982"/>
    </style:style>
    <style:style style:name="P119" style:family="paragraph" style:parent-style-name="_5f_bodyIndent1">
      <style:text-properties officeooo:rsid="016ba08b" officeooo:paragraph-rsid="016ba08b"/>
    </style:style>
    <style:style style:name="P120" style:family="paragraph" style:parent-style-name="_5f_bodyIndent1">
      <style:text-properties officeooo:rsid="01110766" officeooo:paragraph-rsid="01110766"/>
    </style:style>
    <style:style style:name="P121" style:family="paragraph" style:parent-style-name="_5f_bodyIndent1">
      <style:text-properties officeooo:rsid="016c63de" officeooo:paragraph-rsid="016c63de"/>
    </style:style>
    <style:style style:name="P122" style:family="paragraph" style:parent-style-name="_5f_bodyIndent1">
      <style:text-properties officeooo:rsid="01726d03" officeooo:paragraph-rsid="01726d03"/>
    </style:style>
    <style:style style:name="P123" style:family="paragraph" style:parent-style-name="_5f_bodyIndent1">
      <style:text-properties officeooo:rsid="017813f6" officeooo:paragraph-rsid="017813f6"/>
    </style:style>
    <style:style style:name="P124" style:family="paragraph" style:parent-style-name="_5f_bodyIndent1">
      <style:text-properties officeooo:rsid="0179b3e6" officeooo:paragraph-rsid="0179b3e6"/>
    </style:style>
    <style:style style:name="P125" style:family="paragraph" style:parent-style-name="_5f_bodyIndent1">
      <style:text-properties officeooo:rsid="0179c508" officeooo:paragraph-rsid="0179c508"/>
    </style:style>
    <style:style style:name="P126" style:family="paragraph" style:parent-style-name="_5f_bodyIndent1">
      <style:text-properties officeooo:rsid="017d9cf7" officeooo:paragraph-rsid="017d9cf7"/>
    </style:style>
    <style:style style:name="P127" style:family="paragraph" style:parent-style-name="_5f_bodyIndent1">
      <style:text-properties officeooo:rsid="0180c980" officeooo:paragraph-rsid="0180c980"/>
    </style:style>
    <style:style style:name="P128" style:family="paragraph" style:parent-style-name="_5f_bodyIndent1">
      <style:text-properties officeooo:rsid="01813cbd" officeooo:paragraph-rsid="01813cbd"/>
    </style:style>
    <style:style style:name="P129" style:family="paragraph" style:parent-style-name="_5f_bodyIndent1">
      <style:text-properties officeooo:rsid="01846f10" officeooo:paragraph-rsid="01846f10"/>
    </style:style>
    <style:style style:name="P130" style:family="paragraph" style:parent-style-name="_5f_bodyIndent1">
      <style:text-properties officeooo:rsid="0184dcc9" officeooo:paragraph-rsid="0184dcc9"/>
    </style:style>
    <style:style style:name="P131" style:family="paragraph" style:parent-style-name="_5f_bodyIndent1">
      <style:text-properties officeooo:rsid="018664ed" officeooo:paragraph-rsid="018664ed"/>
    </style:style>
    <style:style style:name="P132" style:family="paragraph" style:parent-style-name="_5f_bodyIndent1">
      <style:text-properties officeooo:rsid="01878e5c" officeooo:paragraph-rsid="01878e5c"/>
    </style:style>
    <style:style style:name="P133" style:family="paragraph" style:parent-style-name="_5f_bodyIndent1">
      <style:text-properties officeooo:rsid="01878e5c" officeooo:paragraph-rsid="018a8124"/>
    </style:style>
    <style:style style:name="P134" style:family="paragraph" style:parent-style-name="_5f_bodyIndent1">
      <style:text-properties officeooo:rsid="0188eea5" officeooo:paragraph-rsid="0188eea5"/>
    </style:style>
    <style:style style:name="P135" style:family="paragraph" style:parent-style-name="_5f_bodyIndent1">
      <style:text-properties officeooo:rsid="018a8124" officeooo:paragraph-rsid="018a8124"/>
    </style:style>
    <style:style style:name="P136" style:family="paragraph" style:parent-style-name="_5f_bodyIndent1">
      <style:text-properties officeooo:rsid="018b4380" officeooo:paragraph-rsid="018b4380"/>
    </style:style>
    <style:style style:name="P137" style:family="paragraph" style:parent-style-name="_5f_bodyIndent1">
      <style:text-properties officeooo:rsid="018bb154" officeooo:paragraph-rsid="018bb154"/>
    </style:style>
    <style:style style:name="P138" style:family="paragraph" style:parent-style-name="_5f_bodyIndent1">
      <style:text-properties officeooo:rsid="018f0632" officeooo:paragraph-rsid="018f0632"/>
    </style:style>
    <style:style style:name="P139" style:family="paragraph" style:parent-style-name="_5f_bodyIndent1">
      <style:text-properties officeooo:rsid="018f2529" officeooo:paragraph-rsid="018f2529"/>
    </style:style>
    <style:style style:name="P140" style:family="paragraph" style:parent-style-name="_5f_bodyIndent1">
      <style:text-properties officeooo:rsid="0190ef73" officeooo:paragraph-rsid="0190ef73"/>
    </style:style>
    <style:style style:name="P141" style:family="paragraph" style:parent-style-name="_5f_bodyIndent1">
      <style:text-properties officeooo:rsid="01916613" officeooo:paragraph-rsid="01916613"/>
    </style:style>
    <style:style style:name="P142" style:family="paragraph" style:parent-style-name="_5f_bodyIndent1">
      <style:text-properties officeooo:rsid="01931624" officeooo:paragraph-rsid="01931624"/>
    </style:style>
    <style:style style:name="P143" style:family="paragraph" style:parent-style-name="_5f_bodyIndent1">
      <style:text-properties officeooo:rsid="0193f9bb" officeooo:paragraph-rsid="0193f9bb"/>
    </style:style>
    <style:style style:name="P144" style:family="paragraph" style:parent-style-name="_5f_bodyIndent1">
      <style:text-properties officeooo:rsid="019508ab" officeooo:paragraph-rsid="019508ab"/>
    </style:style>
    <style:style style:name="P145" style:family="paragraph" style:parent-style-name="_5f_bodyIndent1">
      <style:text-properties officeooo:rsid="01956a48" officeooo:paragraph-rsid="01956a48"/>
    </style:style>
    <style:style style:name="P146" style:family="paragraph" style:parent-style-name="_5f_bodyIndent1">
      <style:text-properties officeooo:rsid="0197d834" officeooo:paragraph-rsid="0197d834"/>
    </style:style>
    <style:style style:name="P147" style:family="paragraph" style:parent-style-name="_5f_bodyIndent1">
      <style:text-properties officeooo:rsid="019b83dd" officeooo:paragraph-rsid="019b83dd"/>
    </style:style>
    <style:style style:name="P148" style:family="paragraph" style:parent-style-name="_5f_bodyIndent1">
      <style:text-properties officeooo:rsid="019d2299" officeooo:paragraph-rsid="019d2299"/>
    </style:style>
    <style:style style:name="P149" style:family="paragraph" style:parent-style-name="_5f_bodyIndent1">
      <style:text-properties officeooo:rsid="019e46d0" officeooo:paragraph-rsid="019e46d0"/>
    </style:style>
    <style:style style:name="P150" style:family="paragraph" style:parent-style-name="_5f_bodyIndent1">
      <style:text-properties officeooo:rsid="01a85888" officeooo:paragraph-rsid="01a85888"/>
    </style:style>
    <style:style style:name="P151" style:family="paragraph" style:parent-style-name="_5f_bodyIndent1">
      <style:text-properties officeooo:rsid="01a9a34a" officeooo:paragraph-rsid="01a9a34a"/>
    </style:style>
    <style:style style:name="P152" style:family="paragraph" style:parent-style-name="_5f_bodyIndent1">
      <style:text-properties officeooo:rsid="01aa52bf" officeooo:paragraph-rsid="01aa52bf"/>
    </style:style>
    <style:style style:name="P153" style:family="paragraph" style:parent-style-name="_5f_bodyIndent1">
      <style:text-properties officeooo:rsid="01abc03b" officeooo:paragraph-rsid="01abc03b"/>
    </style:style>
    <style:style style:name="P154" style:family="paragraph" style:parent-style-name="_5f_bodyIndent1">
      <style:text-properties officeooo:rsid="01aeafc2" officeooo:paragraph-rsid="01aeafc2"/>
    </style:style>
    <style:style style:name="P155" style:family="paragraph" style:parent-style-name="_5f_bodyIndent1">
      <style:text-properties officeooo:rsid="01aeafc2" officeooo:paragraph-rsid="01ad053f"/>
    </style:style>
    <style:style style:name="P156" style:family="paragraph" style:parent-style-name="_5f_bodyIndent1">
      <style:text-properties officeooo:rsid="01afd5bd" officeooo:paragraph-rsid="01afd5bd"/>
    </style:style>
    <style:style style:name="P157" style:family="paragraph" style:parent-style-name="_5f_bodyIndent1">
      <style:text-properties officeooo:rsid="01b07f30" officeooo:paragraph-rsid="01b07f30"/>
    </style:style>
    <style:style style:name="P158" style:family="paragraph" style:parent-style-name="_5f_bodyIndent1">
      <style:text-properties officeooo:rsid="01b54f8b" officeooo:paragraph-rsid="01b54f8b"/>
    </style:style>
    <style:style style:name="P159" style:family="paragraph" style:parent-style-name="_5f_bodyIndent1">
      <style:text-properties officeooo:rsid="01b7004e" officeooo:paragraph-rsid="01b7004e"/>
    </style:style>
    <style:style style:name="P160" style:family="paragraph" style:parent-style-name="_5f_bodyIndent1">
      <style:text-properties officeooo:rsid="00c4b566" officeooo:paragraph-rsid="01b7d0b8"/>
    </style:style>
    <style:style style:name="P161" style:family="paragraph" style:parent-style-name="_5f_bodyIndent1">
      <style:text-properties officeooo:rsid="00c681fc" officeooo:paragraph-rsid="01b7d0b8"/>
    </style:style>
    <style:style style:name="P162" style:family="paragraph" style:parent-style-name="_5f_bodyIndent1">
      <style:text-properties officeooo:rsid="00c73273" officeooo:paragraph-rsid="01b7d0b8"/>
    </style:style>
    <style:style style:name="P163" style:family="paragraph" style:parent-style-name="_5f_bodyIndent1">
      <style:text-properties officeooo:rsid="00c8f784" officeooo:paragraph-rsid="01b7d0b8"/>
    </style:style>
    <style:style style:name="P164" style:family="paragraph" style:parent-style-name="_5f_bodyIndent1">
      <style:text-properties officeooo:rsid="00ca42f4" officeooo:paragraph-rsid="01b7d0b8"/>
    </style:style>
    <style:style style:name="P165" style:family="paragraph" style:parent-style-name="_5f_bodyIndent1">
      <style:text-properties officeooo:rsid="00cb7bb7" officeooo:paragraph-rsid="01b7d0b8"/>
    </style:style>
    <style:style style:name="P166" style:family="paragraph" style:parent-style-name="_5f_bodyIndent1">
      <style:text-properties officeooo:rsid="01b93232" officeooo:paragraph-rsid="01b93232"/>
    </style:style>
    <style:style style:name="P167" style:family="paragraph" style:parent-style-name="_5f_bodyIndent1">
      <style:text-properties officeooo:rsid="01b93232" officeooo:paragraph-rsid="01b9f3d8"/>
    </style:style>
    <style:style style:name="P168" style:family="paragraph" style:parent-style-name="_5f_bodyIndent1">
      <style:text-properties officeooo:rsid="01b9f3d8" officeooo:paragraph-rsid="01b9f3d8"/>
    </style:style>
    <style:style style:name="P169" style:family="paragraph" style:parent-style-name="_5f_bodyIndent1">
      <style:text-properties officeooo:rsid="01ba5c3a" officeooo:paragraph-rsid="01ba5c3a"/>
    </style:style>
    <style:style style:name="P170" style:family="paragraph" style:parent-style-name="_5f_bodyIndent1">
      <style:text-properties officeooo:rsid="01bc1e77" officeooo:paragraph-rsid="01bc1e77"/>
    </style:style>
    <style:style style:name="P171" style:family="paragraph" style:parent-style-name="_5f_bodyIndent1">
      <style:text-properties officeooo:rsid="01be1b38" officeooo:paragraph-rsid="01be1b38"/>
    </style:style>
    <style:style style:name="P172" style:family="paragraph" style:parent-style-name="_5f_bodyIndent1">
      <style:text-properties officeooo:rsid="01c1f994" officeooo:paragraph-rsid="01c1f994"/>
    </style:style>
    <style:style style:name="P173" style:family="paragraph" style:parent-style-name="_5f_bodyIndent1">
      <style:text-properties officeooo:rsid="01c3456d" officeooo:paragraph-rsid="01c3456d"/>
    </style:style>
    <style:style style:name="P174" style:family="paragraph" style:parent-style-name="_5f_bodyIndent1">
      <style:text-properties officeooo:rsid="01c3456d" officeooo:paragraph-rsid="01dd1ecc"/>
    </style:style>
    <style:style style:name="P175" style:family="paragraph" style:parent-style-name="_5f_bodyIndent1">
      <style:text-properties officeooo:rsid="01c3f39a" officeooo:paragraph-rsid="01c3f39a"/>
    </style:style>
    <style:style style:name="P176" style:family="paragraph" style:parent-style-name="_5f_bodyIndent1">
      <style:text-properties officeooo:rsid="01c43e6f" officeooo:paragraph-rsid="01c43e6f"/>
    </style:style>
    <style:style style:name="P177" style:family="paragraph" style:parent-style-name="_5f_bodyIndent1">
      <style:text-properties officeooo:rsid="01c5d74f" officeooo:paragraph-rsid="01c5d74f"/>
    </style:style>
    <style:style style:name="P178" style:family="paragraph" style:parent-style-name="_5f_bodyIndent1">
      <style:text-properties officeooo:rsid="01c6dc58" officeooo:paragraph-rsid="01c6dc58"/>
    </style:style>
    <style:style style:name="P179" style:family="paragraph" style:parent-style-name="_5f_bodyIndent1">
      <style:text-properties officeooo:rsid="01cbc3b9" officeooo:paragraph-rsid="01cbc3b9"/>
    </style:style>
    <style:style style:name="P180" style:family="paragraph" style:parent-style-name="_5f_bodyIndent1">
      <style:text-properties officeooo:rsid="01cdab82" officeooo:paragraph-rsid="01cdab82"/>
    </style:style>
    <style:style style:name="P181" style:family="paragraph" style:parent-style-name="_5f_bodyIndent1">
      <style:text-properties officeooo:rsid="01d0deea" officeooo:paragraph-rsid="01d0deea"/>
    </style:style>
    <style:style style:name="P182" style:family="paragraph" style:parent-style-name="_5f_bodyIndent1">
      <style:text-properties officeooo:rsid="01d0deea" officeooo:paragraph-rsid="01d18f14"/>
    </style:style>
    <style:style style:name="P183" style:family="paragraph" style:parent-style-name="_5f_bodyIndent1">
      <style:text-properties officeooo:rsid="01d18f14" officeooo:paragraph-rsid="01d18f14"/>
    </style:style>
    <style:style style:name="P184" style:family="paragraph" style:parent-style-name="_5f_bodyIndent1">
      <style:text-properties officeooo:rsid="01d20ed1" officeooo:paragraph-rsid="01d20ed1"/>
    </style:style>
    <style:style style:name="P185" style:family="paragraph" style:parent-style-name="_5f_bodyIndent1">
      <style:text-properties officeooo:rsid="01d37147" officeooo:paragraph-rsid="01d37147"/>
    </style:style>
    <style:style style:name="P186" style:family="paragraph" style:parent-style-name="_5f_bodyIndent1">
      <style:text-properties officeooo:rsid="01d5e4d5" officeooo:paragraph-rsid="01d5e4d5"/>
    </style:style>
    <style:style style:name="P187" style:family="paragraph" style:parent-style-name="_5f_bodyIndent1">
      <style:text-properties officeooo:rsid="01d7bdd1" officeooo:paragraph-rsid="01d7bdd1"/>
    </style:style>
    <style:style style:name="P188" style:family="paragraph" style:parent-style-name="_5f_bodyIndent1">
      <style:text-properties officeooo:rsid="013fbce2" officeooo:paragraph-rsid="013fbce2"/>
    </style:style>
    <style:style style:name="P189" style:family="paragraph" style:parent-style-name="_5f_bodyIndent1">
      <style:text-properties officeooo:rsid="01df40fb" officeooo:paragraph-rsid="01df40fb"/>
    </style:style>
    <style:style style:name="P190" style:family="paragraph" style:parent-style-name="_5f_bodyIndent1">
      <style:text-properties officeooo:rsid="01df40fb" officeooo:paragraph-rsid="01e27432"/>
    </style:style>
    <style:style style:name="P191" style:family="paragraph" style:parent-style-name="_5f_bodyIndent1">
      <style:text-properties officeooo:rsid="01e056ce" officeooo:paragraph-rsid="01e056ce"/>
    </style:style>
    <style:style style:name="P192" style:family="paragraph" style:parent-style-name="_5f_bodyIndent1">
      <style:text-properties officeooo:rsid="01e2376e" officeooo:paragraph-rsid="01e2376e"/>
    </style:style>
    <style:style style:name="P193" style:family="paragraph" style:parent-style-name="_5f_bodyIndent1">
      <style:text-properties officeooo:rsid="01e4ee06" officeooo:paragraph-rsid="01e4ee06"/>
    </style:style>
    <style:style style:name="P194" style:family="paragraph" style:parent-style-name="_5f_bodyIndent1">
      <style:text-properties officeooo:rsid="01e5e560" officeooo:paragraph-rsid="01e5e560"/>
    </style:style>
    <style:style style:name="P195" style:family="paragraph" style:parent-style-name="_5f_bodyIndent1">
      <style:text-properties officeooo:rsid="01e7a2ca" officeooo:paragraph-rsid="01e7a2ca"/>
    </style:style>
    <style:style style:name="P196" style:family="paragraph" style:parent-style-name="_5f_bodyIndent1">
      <style:text-properties officeooo:rsid="01e98316" officeooo:paragraph-rsid="01e98316"/>
    </style:style>
    <style:style style:name="P197" style:family="paragraph" style:parent-style-name="_5f_bodyIndent1">
      <style:text-properties officeooo:rsid="01f1ddc0" officeooo:paragraph-rsid="01f1ddc0"/>
    </style:style>
    <style:style style:name="P198" style:family="paragraph" style:parent-style-name="_5f_bodyIndent1">
      <style:text-properties officeooo:rsid="01fa2421" officeooo:paragraph-rsid="01fa2421"/>
    </style:style>
    <style:style style:name="P199" style:family="paragraph" style:parent-style-name="_5f_bodyIndent1">
      <style:text-properties officeooo:rsid="01fd23e9" officeooo:paragraph-rsid="01fd23e9"/>
    </style:style>
    <style:style style:name="P200" style:family="paragraph" style:parent-style-name="_5f_bodyIndent1">
      <style:text-properties officeooo:rsid="01fed84d" officeooo:paragraph-rsid="01fed84d"/>
    </style:style>
    <style:style style:name="P201" style:family="paragraph" style:parent-style-name="_5f_bodyIndent1">
      <style:text-properties officeooo:rsid="01ffffbd" officeooo:paragraph-rsid="01ffffbd"/>
    </style:style>
    <style:style style:name="P202" style:family="paragraph" style:parent-style-name="_5f_bodyIndent1">
      <style:text-properties officeooo:paragraph-rsid="01ffffbd"/>
    </style:style>
    <style:style style:name="P203" style:family="paragraph" style:parent-style-name="_5f_bodyIndent1">
      <style:text-properties officeooo:rsid="0201f36a" officeooo:paragraph-rsid="0201f36a"/>
    </style:style>
    <style:style style:name="P204" style:family="paragraph" style:parent-style-name="_5f_bodyIndent1">
      <style:text-properties officeooo:rsid="02052e02" officeooo:paragraph-rsid="02052e02"/>
    </style:style>
    <style:style style:name="P205" style:family="paragraph" style:parent-style-name="_5f_heading3">
      <style:text-properties officeooo:paragraph-rsid="010dffbe"/>
    </style:style>
    <style:style style:name="P206" style:family="paragraph" style:parent-style-name="_5f_heading3">
      <style:text-properties officeooo:rsid="010d6a2e" officeooo:paragraph-rsid="010dffbe"/>
    </style:style>
    <style:style style:name="P207" style:family="paragraph" style:parent-style-name="_5f_heading3">
      <style:text-properties officeooo:rsid="01193bb1" officeooo:paragraph-rsid="01193bb1"/>
    </style:style>
    <style:style style:name="P208" style:family="paragraph" style:parent-style-name="_5f_heading3">
      <style:text-properties officeooo:rsid="0130e68a" officeooo:paragraph-rsid="0130e68a"/>
    </style:style>
    <style:style style:name="P209" style:family="paragraph" style:parent-style-name="_5f_heading3">
      <style:text-properties officeooo:paragraph-rsid="013cb640"/>
    </style:style>
    <style:style style:name="P210" style:family="paragraph" style:parent-style-name="_5f_heading3">
      <style:text-properties officeooo:paragraph-rsid="014ad6cd"/>
    </style:style>
    <style:style style:name="P211" style:family="paragraph" style:parent-style-name="_5f_heading3">
      <style:text-properties officeooo:paragraph-rsid="014af958"/>
    </style:style>
    <style:style style:name="P212" style:family="paragraph" style:parent-style-name="_5f_heading3">
      <style:text-properties officeooo:rsid="010dffbe"/>
    </style:style>
    <style:style style:name="P213" style:family="paragraph" style:parent-style-name="_5f_heading3">
      <style:text-properties officeooo:rsid="010dffbe" officeooo:paragraph-rsid="010dffbe"/>
    </style:style>
    <style:style style:name="P214" style:family="paragraph" style:parent-style-name="_5f_heading3">
      <style:text-properties officeooo:rsid="010dffbe" officeooo:paragraph-rsid="01a85888"/>
    </style:style>
    <style:style style:name="P215" style:family="paragraph" style:parent-style-name="_5f_heading3">
      <style:text-properties officeooo:paragraph-rsid="015d7654"/>
    </style:style>
    <style:style style:name="P216" style:family="paragraph" style:parent-style-name="_5f_heading3">
      <style:text-properties officeooo:rsid="013a8fd9" officeooo:paragraph-rsid="013cb640"/>
    </style:style>
    <style:style style:name="P217" style:family="paragraph" style:parent-style-name="_5f_heading3">
      <style:text-properties officeooo:rsid="017813f6" officeooo:paragraph-rsid="017813f6"/>
    </style:style>
    <style:style style:name="P218" style:family="paragraph" style:parent-style-name="_5f_heading3">
      <style:text-properties officeooo:rsid="019fc160" officeooo:paragraph-rsid="019fc160"/>
    </style:style>
    <style:style style:name="P219" style:family="paragraph" style:parent-style-name="_5f_heading3">
      <style:text-properties officeooo:paragraph-rsid="01a85888"/>
    </style:style>
    <style:style style:name="P220" style:family="paragraph" style:parent-style-name="_5f_heading3">
      <style:text-properties officeooo:rsid="01703fe8" officeooo:paragraph-rsid="01703fe8"/>
    </style:style>
    <style:style style:name="P221" style:family="paragraph" style:parent-style-name="_5f_heading3">
      <style:text-properties officeooo:paragraph-rsid="01b7d0b8"/>
    </style:style>
    <style:style style:name="P222" style:family="paragraph" style:parent-style-name="_5f_heading4">
      <style:text-properties officeooo:paragraph-rsid="010dffbe"/>
    </style:style>
    <style:style style:name="P223" style:family="paragraph" style:parent-style-name="_5f_heading4">
      <style:text-properties officeooo:paragraph-rsid="01209e2e"/>
    </style:style>
    <style:style style:name="P224" style:family="paragraph" style:parent-style-name="_5f_heading4">
      <style:text-properties officeooo:paragraph-rsid="014815be"/>
    </style:style>
    <style:style style:name="P225" style:family="paragraph" style:parent-style-name="_5f_heading4">
      <style:text-properties officeooo:rsid="00a74a77" officeooo:paragraph-rsid="014ad6cd"/>
    </style:style>
    <style:style style:name="P226" style:family="paragraph" style:parent-style-name="_5f_heading4">
      <style:text-properties officeooo:paragraph-rsid="014ad6cd"/>
    </style:style>
    <style:style style:name="P227" style:family="paragraph" style:parent-style-name="_5f_heading4">
      <style:text-properties officeooo:paragraph-rsid="014af958"/>
    </style:style>
    <style:style style:name="P228" style:family="paragraph" style:parent-style-name="_5f_heading4">
      <style:text-properties officeooo:rsid="017813f6" officeooo:paragraph-rsid="017813f6"/>
    </style:style>
    <style:style style:name="P229" style:family="paragraph" style:parent-style-name="_5f_heading4">
      <style:text-properties officeooo:rsid="017ca703" officeooo:paragraph-rsid="017ca703"/>
    </style:style>
    <style:style style:name="P230" style:family="paragraph" style:parent-style-name="_5f_heading4">
      <style:text-properties officeooo:rsid="018a8124" officeooo:paragraph-rsid="018a8124"/>
    </style:style>
    <style:style style:name="P231" style:family="paragraph" style:parent-style-name="_5f_heading4">
      <style:text-properties officeooo:rsid="018f0632" officeooo:paragraph-rsid="018f0632"/>
    </style:style>
    <style:style style:name="P232" style:family="paragraph" style:parent-style-name="_5f_heading4">
      <style:text-properties officeooo:rsid="0190ef73" officeooo:paragraph-rsid="0190ef73"/>
    </style:style>
    <style:style style:name="P233" style:family="paragraph" style:parent-style-name="_5f_heading4">
      <style:text-properties officeooo:rsid="019b83dd" officeooo:paragraph-rsid="019b83dd"/>
    </style:style>
    <style:style style:name="P234" style:family="paragraph" style:parent-style-name="_5f_heading4">
      <style:text-properties officeooo:rsid="019e46d0" officeooo:paragraph-rsid="019e46d0"/>
    </style:style>
    <style:style style:name="P235" style:family="paragraph" style:parent-style-name="_5f_heading4">
      <style:text-properties officeooo:rsid="01a18a2a" officeooo:paragraph-rsid="01a18a2a"/>
    </style:style>
    <style:style style:name="P236" style:family="paragraph" style:parent-style-name="_5f_heading4">
      <style:text-properties officeooo:paragraph-rsid="01a85888"/>
    </style:style>
    <style:style style:name="P237" style:family="paragraph" style:parent-style-name="_5f_heading4">
      <style:text-properties officeooo:paragraph-rsid="01b7d0b8"/>
    </style:style>
    <style:style style:name="P238" style:family="paragraph" style:parent-style-name="_5f_heading4">
      <style:text-properties officeooo:paragraph-rsid="01b9f3d8"/>
    </style:style>
    <style:style style:name="P239" style:family="paragraph" style:parent-style-name="_5f_heading4">
      <style:text-properties officeooo:rsid="01b9f3d8" officeooo:paragraph-rsid="01b9f3d8"/>
    </style:style>
    <style:style style:name="P240" style:family="paragraph" style:parent-style-name="_5f_heading4">
      <style:text-properties officeooo:rsid="01c5d74f" officeooo:paragraph-rsid="01c5d74f"/>
    </style:style>
    <style:style style:name="P241" style:family="paragraph" style:parent-style-name="_5f_heading4">
      <style:text-properties officeooo:paragraph-rsid="01dd1ecc"/>
    </style:style>
    <style:style style:name="P242" style:family="paragraph" style:parent-style-name="_5f_heading4">
      <style:text-properties officeooo:rsid="01e4ee06" officeooo:paragraph-rsid="01e4ee06"/>
    </style:style>
    <style:style style:name="P243" style:family="paragraph" style:parent-style-name="_5f_heading4">
      <style:text-properties officeooo:rsid="01e7a2ca" officeooo:paragraph-rsid="01e7a2ca"/>
    </style:style>
    <style:style style:name="P244" style:family="paragraph" style:parent-style-name="_5f_heading4">
      <style:text-properties officeooo:rsid="01eaeb96" officeooo:paragraph-rsid="01eaeb96"/>
    </style:style>
    <style:style style:name="P245" style:family="paragraph" style:parent-style-name="_5f_heading4">
      <style:text-properties officeooo:rsid="01fa2421" officeooo:paragraph-rsid="01fa2421"/>
    </style:style>
    <style:style style:name="P246" style:family="paragraph" style:parent-style-name="_5f_heading4">
      <style:text-properties officeooo:rsid="01fed84d" officeooo:paragraph-rsid="01fed84d"/>
    </style:style>
    <style:style style:name="P247" style:family="paragraph" style:parent-style-name="_5f_heading4">
      <style:text-properties officeooo:rsid="01ffffbd" officeooo:paragraph-rsid="01ffffbd"/>
    </style:style>
    <style:style style:name="P248" style:family="paragraph" style:parent-style-name="_5f_heading4">
      <style:text-properties officeooo:rsid="0201f36a" officeooo:paragraph-rsid="0201f36a"/>
    </style:style>
    <style:style style:name="P249" style:family="paragraph" style:parent-style-name="_5f_code">
      <style:text-properties officeooo:paragraph-rsid="01209e2e"/>
    </style:style>
    <style:style style:name="P250" style:family="paragraph" style:parent-style-name="_5f_code">
      <style:text-properties officeooo:rsid="00ccc86e" officeooo:paragraph-rsid="013cb640"/>
    </style:style>
    <style:style style:name="P251" style:family="paragraph" style:parent-style-name="_5f_code">
      <style:text-properties officeooo:rsid="013a8fd9" officeooo:paragraph-rsid="013cb640"/>
    </style:style>
    <style:style style:name="P252" style:family="paragraph" style:parent-style-name="_5f_code">
      <style:text-properties officeooo:paragraph-rsid="013cb640"/>
    </style:style>
    <style:style style:name="P253" style:family="paragraph" style:parent-style-name="_5f_code">
      <style:text-properties officeooo:rsid="013cfd54" officeooo:paragraph-rsid="013cfd54"/>
    </style:style>
    <style:style style:name="P254" style:family="paragraph" style:parent-style-name="_5f_code">
      <style:text-properties officeooo:rsid="013e7e07" officeooo:paragraph-rsid="013e7e07"/>
    </style:style>
    <style:style style:name="P255" style:family="paragraph" style:parent-style-name="_5f_code">
      <style:text-properties officeooo:rsid="0143e24d" officeooo:paragraph-rsid="0143e24d"/>
    </style:style>
    <style:style style:name="P256" style:family="paragraph" style:parent-style-name="_5f_code">
      <style:text-properties officeooo:rsid="014560e0" officeooo:paragraph-rsid="014560e0"/>
    </style:style>
    <style:style style:name="P257" style:family="paragraph" style:parent-style-name="_5f_code">
      <style:text-properties officeooo:paragraph-rsid="014815be"/>
    </style:style>
    <style:style style:name="P258" style:family="paragraph" style:parent-style-name="_5f_code">
      <style:text-properties officeooo:rsid="014a2eca" officeooo:paragraph-rsid="014a2eca"/>
    </style:style>
    <style:style style:name="P259" style:family="paragraph" style:parent-style-name="_5f_code">
      <style:text-properties officeooo:rsid="014a5406" officeooo:paragraph-rsid="014a5406"/>
    </style:style>
    <style:style style:name="P260" style:family="paragraph" style:parent-style-name="_5f_code">
      <style:text-properties officeooo:rsid="014ad6cd" officeooo:paragraph-rsid="014ad6cd"/>
    </style:style>
    <style:style style:name="P261" style:family="paragraph" style:parent-style-name="_5f_code">
      <style:text-properties officeooo:paragraph-rsid="014ad6cd"/>
    </style:style>
    <style:style style:name="P262" style:family="paragraph" style:parent-style-name="_5f_code">
      <style:text-properties officeooo:rsid="00ea00ca" officeooo:paragraph-rsid="014ad6cd"/>
    </style:style>
    <style:style style:name="P263" style:family="paragraph" style:parent-style-name="_5f_code">
      <style:text-properties officeooo:rsid="008c7edc" officeooo:paragraph-rsid="014af958"/>
    </style:style>
    <style:style style:name="P264" style:family="paragraph" style:parent-style-name="_5f_code">
      <style:text-properties officeooo:rsid="008e1022" officeooo:paragraph-rsid="014af958"/>
    </style:style>
    <style:style style:name="P265" style:family="paragraph" style:parent-style-name="_5f_code">
      <style:text-properties officeooo:rsid="008f405e" officeooo:paragraph-rsid="014af958"/>
    </style:style>
    <style:style style:name="P266" style:family="paragraph" style:parent-style-name="_5f_code">
      <style:text-properties officeooo:paragraph-rsid="014af958"/>
    </style:style>
    <style:style style:name="P267" style:family="paragraph" style:parent-style-name="_5f_code">
      <style:text-properties officeooo:rsid="0087e663" officeooo:paragraph-rsid="014af958"/>
    </style:style>
    <style:style style:name="P268" style:family="paragraph" style:parent-style-name="_5f_code">
      <style:text-properties officeooo:rsid="010e0907" officeooo:paragraph-rsid="014af958"/>
    </style:style>
    <style:style style:name="P269" style:family="paragraph" style:parent-style-name="_5f_code">
      <style:text-properties officeooo:rsid="014f10f4" officeooo:paragraph-rsid="014f10f4"/>
    </style:style>
    <style:style style:name="P270" style:family="paragraph" style:parent-style-name="_5f_code">
      <style:text-properties officeooo:rsid="014fee96" officeooo:paragraph-rsid="014fee96"/>
    </style:style>
    <style:style style:name="P271" style:family="paragraph" style:parent-style-name="_5f_code">
      <style:text-properties officeooo:rsid="0158f9a7" officeooo:paragraph-rsid="0158f9a7"/>
    </style:style>
    <style:style style:name="P272" style:family="paragraph" style:parent-style-name="_5f_code">
      <style:text-properties officeooo:rsid="00b627c0" officeooo:paragraph-rsid="015d7654"/>
    </style:style>
    <style:style style:name="P273" style:family="paragraph" style:parent-style-name="_5f_code">
      <style:text-properties officeooo:rsid="00b730bc" officeooo:paragraph-rsid="015d7654"/>
    </style:style>
    <style:style style:name="P274" style:family="paragraph" style:parent-style-name="_5f_code">
      <style:text-properties officeooo:paragraph-rsid="015d7654"/>
    </style:style>
    <style:style style:name="P275" style:family="paragraph" style:parent-style-name="_5f_code">
      <style:text-properties officeooo:rsid="00b90cb3" officeooo:paragraph-rsid="015d7654"/>
    </style:style>
    <style:style style:name="P276" style:family="paragraph" style:parent-style-name="_5f_code">
      <style:text-properties officeooo:rsid="00c4b566" officeooo:paragraph-rsid="015d7654"/>
    </style:style>
    <style:style style:name="P277" style:family="paragraph" style:parent-style-name="_5f_code">
      <style:text-properties officeooo:rsid="00c2f28a" officeooo:paragraph-rsid="015d7654"/>
    </style:style>
    <style:style style:name="P278" style:family="paragraph" style:parent-style-name="_5f_code">
      <style:text-properties officeooo:rsid="00c3ce16" officeooo:paragraph-rsid="015d7654"/>
    </style:style>
    <style:style style:name="P279" style:family="paragraph" style:parent-style-name="_5f_code">
      <style:text-properties officeooo:rsid="00c49d71" officeooo:paragraph-rsid="015d7654"/>
    </style:style>
    <style:style style:name="P280" style:family="paragraph" style:parent-style-name="_5f_code">
      <style:text-properties officeooo:rsid="01672e4c" officeooo:paragraph-rsid="01672e4c"/>
    </style:style>
    <style:style style:name="P281" style:family="paragraph" style:parent-style-name="_5f_code">
      <style:text-properties officeooo:rsid="0168a062" officeooo:paragraph-rsid="0168a062"/>
    </style:style>
    <style:style style:name="P282" style:family="paragraph" style:parent-style-name="_5f_code">
      <style:text-properties officeooo:rsid="016d39ac" officeooo:paragraph-rsid="016d39ac"/>
    </style:style>
    <style:style style:name="P283" style:family="paragraph" style:parent-style-name="_5f_code">
      <style:text-properties officeooo:rsid="01703fe8" officeooo:paragraph-rsid="01703fe8"/>
    </style:style>
    <style:style style:name="P284" style:family="paragraph" style:parent-style-name="_5f_code">
      <style:text-properties officeooo:rsid="0171be76" officeooo:paragraph-rsid="0171be76"/>
    </style:style>
    <style:style style:name="P285" style:family="paragraph" style:parent-style-name="_5f_code">
      <style:text-properties officeooo:rsid="0175cc04" officeooo:paragraph-rsid="0175cc04"/>
    </style:style>
    <style:style style:name="P286" style:family="paragraph" style:parent-style-name="_5f_code">
      <style:text-properties officeooo:rsid="017813f6" officeooo:paragraph-rsid="017813f6"/>
    </style:style>
    <style:style style:name="P287" style:family="paragraph" style:parent-style-name="_5f_code">
      <style:text-properties officeooo:rsid="0179b3e6" officeooo:paragraph-rsid="0179b3e6"/>
    </style:style>
    <style:style style:name="P288" style:family="paragraph" style:parent-style-name="_5f_code">
      <style:text-properties officeooo:rsid="017b5b16" officeooo:paragraph-rsid="017b5b16"/>
    </style:style>
    <style:style style:name="P289" style:family="paragraph" style:parent-style-name="_5f_code">
      <style:text-properties officeooo:rsid="017d9cf7" officeooo:paragraph-rsid="017d9cf7"/>
    </style:style>
    <style:style style:name="P290" style:family="paragraph" style:parent-style-name="_5f_code">
      <style:text-properties officeooo:rsid="017e152c" officeooo:paragraph-rsid="017e152c"/>
    </style:style>
    <style:style style:name="P291" style:family="paragraph" style:parent-style-name="_5f_code">
      <style:text-properties officeooo:rsid="0180c980" officeooo:paragraph-rsid="0180c980"/>
    </style:style>
    <style:style style:name="P292" style:family="paragraph" style:parent-style-name="_5f_code">
      <style:text-properties officeooo:rsid="01821f83" officeooo:paragraph-rsid="01821f83"/>
    </style:style>
    <style:style style:name="P293" style:family="paragraph" style:parent-style-name="_5f_code">
      <style:text-properties officeooo:rsid="018312c3" officeooo:paragraph-rsid="018312c3"/>
    </style:style>
    <style:style style:name="P294" style:family="paragraph" style:parent-style-name="_5f_code">
      <style:text-properties officeooo:rsid="0184dcc9" officeooo:paragraph-rsid="0184dcc9"/>
    </style:style>
    <style:style style:name="P295" style:family="paragraph" style:parent-style-name="_5f_code">
      <style:text-properties officeooo:rsid="018664ed" officeooo:paragraph-rsid="018664ed"/>
    </style:style>
    <style:style style:name="P296" style:family="paragraph" style:parent-style-name="_5f_code">
      <style:text-properties officeooo:rsid="01878e5c" officeooo:paragraph-rsid="01878e5c"/>
    </style:style>
    <style:style style:name="P297" style:family="paragraph" style:parent-style-name="_5f_code">
      <style:text-properties officeooo:rsid="01878e5c" officeooo:paragraph-rsid="0188eea5"/>
    </style:style>
    <style:style style:name="P298" style:family="paragraph" style:parent-style-name="_5f_code">
      <style:text-properties officeooo:rsid="0188eea5" officeooo:paragraph-rsid="0188eea5"/>
    </style:style>
    <style:style style:name="P299" style:family="paragraph" style:parent-style-name="_5f_code">
      <style:text-properties officeooo:rsid="018a8124" officeooo:paragraph-rsid="018a8124"/>
    </style:style>
    <style:style style:name="P300" style:family="paragraph" style:parent-style-name="_5f_code">
      <style:text-properties officeooo:rsid="018b4380" officeooo:paragraph-rsid="018b4380"/>
    </style:style>
    <style:style style:name="P301" style:family="paragraph" style:parent-style-name="_5f_code">
      <style:text-properties officeooo:rsid="018bb154" officeooo:paragraph-rsid="018bb154"/>
    </style:style>
    <style:style style:name="P302" style:family="paragraph" style:parent-style-name="_5f_code">
      <style:text-properties officeooo:rsid="018f0632" officeooo:paragraph-rsid="018f0632"/>
    </style:style>
    <style:style style:name="P303" style:family="paragraph" style:parent-style-name="_5f_code">
      <style:text-properties officeooo:rsid="018f2529" officeooo:paragraph-rsid="018f2529"/>
    </style:style>
    <style:style style:name="P304" style:family="paragraph" style:parent-style-name="_5f_code">
      <style:text-properties officeooo:rsid="0190ef73" officeooo:paragraph-rsid="0190ef73"/>
    </style:style>
    <style:style style:name="P305" style:family="paragraph" style:parent-style-name="_5f_code">
      <style:text-properties officeooo:rsid="01916613" officeooo:paragraph-rsid="01916613"/>
    </style:style>
    <style:style style:name="P306" style:family="paragraph" style:parent-style-name="_5f_code">
      <style:text-properties officeooo:rsid="01931624" officeooo:paragraph-rsid="01931624"/>
    </style:style>
    <style:style style:name="P307" style:family="paragraph" style:parent-style-name="_5f_code">
      <style:text-properties officeooo:rsid="019508ab" officeooo:paragraph-rsid="019508ab"/>
    </style:style>
    <style:style style:name="P308" style:family="paragraph" style:parent-style-name="_5f_code">
      <style:text-properties officeooo:rsid="01956a48" officeooo:paragraph-rsid="01956a48"/>
    </style:style>
    <style:style style:name="P309" style:family="paragraph" style:parent-style-name="_5f_code">
      <style:text-properties officeooo:rsid="0197d834" officeooo:paragraph-rsid="0197d834"/>
    </style:style>
    <style:style style:name="P310" style:family="paragraph" style:parent-style-name="_5f_code">
      <style:text-properties officeooo:rsid="01980867" officeooo:paragraph-rsid="01980867"/>
    </style:style>
    <style:style style:name="P311" style:family="paragraph" style:parent-style-name="_5f_code">
      <style:text-properties officeooo:rsid="019b83dd" officeooo:paragraph-rsid="019b83dd"/>
    </style:style>
    <style:style style:name="P312" style:family="paragraph" style:parent-style-name="_5f_code">
      <style:text-properties officeooo:rsid="01a18a2a" officeooo:paragraph-rsid="01a18a2a"/>
    </style:style>
    <style:style style:name="P313" style:family="paragraph" style:parent-style-name="_5f_code">
      <style:text-properties officeooo:rsid="01a7045a" officeooo:paragraph-rsid="01a85888"/>
    </style:style>
    <style:style style:name="P314" style:family="paragraph" style:parent-style-name="_5f_code">
      <style:text-properties officeooo:rsid="01a7fec7" officeooo:paragraph-rsid="01a7fec7"/>
    </style:style>
    <style:style style:name="P315" style:family="paragraph" style:parent-style-name="_5f_code">
      <style:text-properties officeooo:rsid="01a9a34a" officeooo:paragraph-rsid="01a9a34a"/>
    </style:style>
    <style:style style:name="P316" style:family="paragraph" style:parent-style-name="_5f_code">
      <style:text-properties officeooo:rsid="01aa52bf" officeooo:paragraph-rsid="01aa52bf"/>
    </style:style>
    <style:style style:name="P317" style:family="paragraph" style:parent-style-name="_5f_code">
      <style:text-properties officeooo:rsid="01b07f30" officeooo:paragraph-rsid="01b07f30"/>
    </style:style>
    <style:style style:name="P318" style:family="paragraph" style:parent-style-name="_5f_code">
      <style:text-properties officeooo:rsid="01b3d4ca" officeooo:paragraph-rsid="01b3d4ca"/>
    </style:style>
    <style:style style:name="P319" style:family="paragraph" style:parent-style-name="_5f_code">
      <style:text-properties officeooo:rsid="01b7004e" officeooo:paragraph-rsid="01b7004e"/>
    </style:style>
    <style:style style:name="P320" style:family="paragraph" style:parent-style-name="_5f_code">
      <style:text-properties officeooo:rsid="00c8f784" officeooo:paragraph-rsid="01b7d0b8"/>
    </style:style>
    <style:style style:name="P321" style:family="paragraph" style:parent-style-name="_5f_code">
      <style:text-properties officeooo:paragraph-rsid="01b7d0b8"/>
    </style:style>
    <style:style style:name="P322" style:family="paragraph" style:parent-style-name="_5f_code">
      <style:text-properties officeooo:rsid="01b93232" officeooo:paragraph-rsid="01b93232"/>
    </style:style>
    <style:style style:name="P323" style:family="paragraph" style:parent-style-name="_5f_code">
      <style:text-properties officeooo:rsid="01b9f3d8" officeooo:paragraph-rsid="01b9f3d8"/>
    </style:style>
    <style:style style:name="P324" style:family="paragraph" style:parent-style-name="_5f_code">
      <style:text-properties officeooo:rsid="01ba5c3a" officeooo:paragraph-rsid="01ba5c3a"/>
    </style:style>
    <style:style style:name="P325" style:family="paragraph" style:parent-style-name="_5f_code">
      <style:text-properties officeooo:rsid="01be1b38" officeooo:paragraph-rsid="01be1b38"/>
    </style:style>
    <style:style style:name="P326" style:family="paragraph" style:parent-style-name="_5f_code">
      <style:text-properties officeooo:rsid="01c4bae9" officeooo:paragraph-rsid="01c4bae9"/>
    </style:style>
    <style:style style:name="P327" style:family="paragraph" style:parent-style-name="_5f_code">
      <style:text-properties officeooo:rsid="01d18f14" officeooo:paragraph-rsid="01d18f14"/>
    </style:style>
    <style:style style:name="P328" style:family="paragraph" style:parent-style-name="_5f_code">
      <style:text-properties officeooo:rsid="01d5e4d5" officeooo:paragraph-rsid="01d5e4d5"/>
    </style:style>
    <style:style style:name="P329" style:family="paragraph" style:parent-style-name="_5f_code">
      <style:text-properties officeooo:rsid="01d7bdd1" officeooo:paragraph-rsid="01d7bdd1"/>
    </style:style>
    <style:style style:name="P330" style:family="paragraph" style:parent-style-name="_5f_code">
      <style:text-properties officeooo:rsid="01da2a54" officeooo:paragraph-rsid="01da2a54"/>
    </style:style>
    <style:style style:name="P331" style:family="paragraph" style:parent-style-name="_5f_code">
      <style:text-properties officeooo:rsid="01e4ee06" officeooo:paragraph-rsid="01e4ee06"/>
    </style:style>
    <style:style style:name="P332" style:family="paragraph" style:parent-style-name="_5f_code">
      <style:text-properties officeooo:rsid="01e5f01f" officeooo:paragraph-rsid="01e5f01f"/>
    </style:style>
    <style:style style:name="P333" style:family="paragraph" style:parent-style-name="_5f_code">
      <style:text-properties officeooo:rsid="01e89a47" officeooo:paragraph-rsid="01e89a47"/>
    </style:style>
    <style:style style:name="P334" style:family="paragraph" style:parent-style-name="_5f_code">
      <style:text-properties officeooo:rsid="01e98316" officeooo:paragraph-rsid="01e98316"/>
    </style:style>
    <style:style style:name="P335" style:family="paragraph" style:parent-style-name="_5f_code">
      <style:text-properties officeooo:rsid="01eb069a" officeooo:paragraph-rsid="01eb069a"/>
    </style:style>
    <style:style style:name="P336" style:family="paragraph" style:parent-style-name="_5f_code">
      <style:text-properties officeooo:rsid="01ecbf13" officeooo:paragraph-rsid="01ecbf13"/>
    </style:style>
    <style:style style:name="P337" style:family="paragraph" style:parent-style-name="_5f_code">
      <style:text-properties officeooo:rsid="01ffffbd" officeooo:paragraph-rsid="01ffffbd"/>
    </style:style>
    <style:style style:name="P338" style:family="paragraph" style:parent-style-name="_5f_code">
      <style:text-properties officeooo:rsid="0203a478" officeooo:paragraph-rsid="0203a478"/>
    </style:style>
    <style:style style:name="P339" style:family="paragraph" style:parent-style-name="_5f_code">
      <style:text-properties officeooo:rsid="02052e02" officeooo:paragraph-rsid="02052e02"/>
    </style:style>
    <style:style style:name="P340" style:family="paragraph" style:parent-style-name="_5f_code">
      <style:text-properties officeooo:rsid="02056589" officeooo:paragraph-rsid="02056589"/>
    </style:style>
    <style:style style:name="P341" style:family="paragraph" style:parent-style-name="_5f_commandLine">
      <style:text-properties officeooo:rsid="00ccc86e" officeooo:paragraph-rsid="013cb640"/>
    </style:style>
    <style:style style:name="P342" style:family="paragraph" style:parent-style-name="_5f_commandLine">
      <style:text-properties officeooo:paragraph-rsid="013cb640"/>
    </style:style>
    <style:style style:name="P343" style:family="paragraph" style:parent-style-name="_5f_commandLine">
      <style:text-properties officeooo:rsid="01193bb1" officeooo:paragraph-rsid="014ad6cd"/>
    </style:style>
    <style:style style:name="P344" style:family="paragraph" style:parent-style-name="_5f_commandLine">
      <style:text-properties officeooo:paragraph-rsid="014ad6cd"/>
    </style:style>
    <style:style style:name="P345" style:family="paragraph" style:parent-style-name="_5f_commandLine">
      <style:text-properties officeooo:rsid="014ad6cd" officeooo:paragraph-rsid="014ad6cd"/>
    </style:style>
    <style:style style:name="P346" style:family="paragraph" style:parent-style-name="_5f_commandLine">
      <style:text-properties officeooo:rsid="01079dfd" officeooo:paragraph-rsid="014af958"/>
    </style:style>
    <style:style style:name="P347" style:family="paragraph" style:parent-style-name="_5f_commandLine">
      <style:text-properties officeooo:paragraph-rsid="014af958"/>
    </style:style>
    <style:style style:name="P348" style:family="paragraph" style:parent-style-name="_5f_commandLine">
      <style:text-properties officeooo:rsid="015305c8" officeooo:paragraph-rsid="015305c8"/>
    </style:style>
    <style:style style:name="P349" style:family="paragraph" style:parent-style-name="_5f_commandLine">
      <style:text-properties officeooo:rsid="0158f9a7" officeooo:paragraph-rsid="0158f9a7"/>
    </style:style>
    <style:style style:name="P350" style:family="paragraph" style:parent-style-name="_5f_commandLine">
      <style:text-properties officeooo:paragraph-rsid="015d7654"/>
    </style:style>
    <style:style style:name="P351" style:family="paragraph" style:parent-style-name="_5f_commandLine">
      <style:text-properties officeooo:rsid="00d7a0c8" officeooo:paragraph-rsid="01b7d0b8"/>
    </style:style>
    <style:style style:name="P352" style:family="paragraph" style:parent-style-name="_5f_commandLine">
      <style:text-properties officeooo:paragraph-rsid="01b7d0b8"/>
    </style:style>
    <style:style style:name="P353" style:family="paragraph" style:parent-style-name="_5f_commandLine">
      <style:text-properties officeooo:paragraph-rsid="01b9f3d8"/>
    </style:style>
    <style:style style:name="P354" style:family="paragraph" style:parent-style-name="_5f_commandLine">
      <style:text-properties officeooo:rsid="01bc1e77" officeooo:paragraph-rsid="01bc1e77"/>
    </style:style>
    <style:style style:name="P355" style:family="paragraph" style:parent-style-name="_5f_commandLine">
      <style:text-properties officeooo:rsid="01c0d950" officeooo:paragraph-rsid="01c0d950"/>
    </style:style>
    <style:style style:name="P356" style:family="paragraph" style:parent-style-name="_5f_commandLine">
      <style:text-properties officeooo:rsid="01c5d74f" officeooo:paragraph-rsid="01c5d74f"/>
    </style:style>
    <style:style style:name="P357" style:family="paragraph" style:parent-style-name="_5f_commandLine">
      <style:text-properties officeooo:rsid="01aeafc2" officeooo:paragraph-rsid="01aeafc2"/>
    </style:style>
    <style:style style:name="P358" style:family="paragraph" style:parent-style-name="_5f_commandLine">
      <style:text-properties officeooo:rsid="01cfb3f2" officeooo:paragraph-rsid="01cfb3f2"/>
    </style:style>
    <style:style style:name="P359" style:family="paragraph" style:parent-style-name="_5f_commandLine">
      <style:text-properties officeooo:paragraph-rsid="01dd1ecc"/>
    </style:style>
    <style:style style:name="P360" style:family="paragraph" style:parent-style-name="_5f_commandLine">
      <style:text-properties officeooo:rsid="01f1ddc0" officeooo:paragraph-rsid="01f1ddc0"/>
    </style:style>
    <style:style style:name="P361" style:family="paragraph" style:parent-style-name="_5f_exampleHeader_5f_singleLine">
      <style:text-properties officeooo:paragraph-rsid="014ad6cd"/>
    </style:style>
    <style:style style:name="P362" style:family="paragraph" style:parent-style-name="_5f_exampleHeader_5f_singleLine">
      <style:text-properties officeooo:paragraph-rsid="014af958"/>
    </style:style>
    <style:style style:name="P363" style:family="paragraph" style:parent-style-name="_5f_exampleHeader_5f_singleLine">
      <style:text-properties officeooo:paragraph-rsid="015d7654"/>
    </style:style>
    <style:style style:name="P364" style:family="paragraph" style:parent-style-name="_5f_heading4_5f_indent">
      <style:text-properties officeooo:paragraph-rsid="01a85888"/>
    </style:style>
    <style:style style:name="P365" style:family="paragraph" style:parent-style-name="Text_20_body">
      <style:text-properties officeooo:rsid="01fa79fa" officeooo:paragraph-rsid="0206a7a1"/>
    </style:style>
    <style:style style:name="P366" style:family="paragraph" style:parent-style-name="_5f_bodyIndent1" style:list-style-name="L1">
      <style:text-properties officeooo:rsid="01a9a34a" officeooo:paragraph-rsid="01a9a34a"/>
    </style:style>
    <style:style style:name="P367" style:family="paragraph" style:parent-style-name="_5f_bodyIndent1">
      <style:text-properties officeooo:rsid="0203e9f7" officeooo:paragraph-rsid="01eecbee"/>
    </style:style>
    <style:style style:name="P368" style:family="paragraph" style:parent-style-name="_5f_bodyIndent1">
      <style:text-properties officeooo:paragraph-rsid="0206a7a1"/>
    </style:style>
    <style:style style:name="P369" style:family="paragraph" style:parent-style-name="_5f_bodyIndent1">
      <style:text-properties officeooo:rsid="01f1ddc0" officeooo:paragraph-rsid="0206a7a1"/>
    </style:style>
    <style:style style:name="P370" style:family="paragraph" style:parent-style-name="_5f_bodyBulletIndent1">
      <style:text-properties officeooo:rsid="0175cc04" officeooo:paragraph-rsid="0175cc04"/>
    </style:style>
    <style:style style:name="P371" style:family="paragraph" style:parent-style-name="_5f_code">
      <style:text-properties officeooo:rsid="01fa79fa" officeooo:paragraph-rsid="0206a7a1"/>
    </style:style>
    <style:style style:name="P372" style:family="paragraph" style:parent-style-name="_5f_code">
      <style:text-properties officeooo:rsid="01fad177" officeooo:paragraph-rsid="0206a7a1"/>
    </style:style>
    <style:style style:name="P373" style:family="paragraph" style:parent-style-name="_5f_heading4">
      <style:text-properties officeooo:paragraph-rsid="0206a7a1"/>
    </style:style>
    <style:style style:name="T1" style:family="text">
      <style:text-properties officeooo:rsid="010d6a2e"/>
    </style:style>
    <style:style style:name="T2" style:family="text">
      <style:text-properties officeooo:rsid="010dffbe"/>
    </style:style>
    <style:style style:name="T3" style:family="text">
      <style:text-properties officeooo:rsid="01193bb1"/>
    </style:style>
    <style:style style:name="T4" style:family="text">
      <style:text-properties officeooo:rsid="011c9836"/>
    </style:style>
    <style:style style:name="T5" style:family="text">
      <style:text-properties officeooo:rsid="0125fd9a"/>
    </style:style>
    <style:style style:name="T6" style:family="text">
      <style:text-properties officeooo:rsid="012dcb60"/>
    </style:style>
    <style:style style:name="T7" style:family="text">
      <style:text-properties style:text-position="super 58%"/>
    </style:style>
    <style:style style:name="T8" style:family="text">
      <style:text-properties officeooo:rsid="0132c13a"/>
    </style:style>
    <style:style style:name="T9" style:family="text">
      <style:text-properties officeooo:rsid="0134b329"/>
    </style:style>
    <style:style style:name="T10" style:family="text">
      <style:text-properties officeooo:rsid="013a8fd9"/>
    </style:style>
    <style:style style:name="T11" style:family="text">
      <style:text-properties officeooo:rsid="0148ee23"/>
    </style:style>
    <style:style style:name="T12" style:family="text">
      <style:text-properties fo:font-weight="bold" style:font-weight-asian="bold" style:font-weight-complex="bold"/>
    </style:style>
    <style:style style:name="T13" style:family="text">
      <style:text-properties officeooo:rsid="00e7debb"/>
    </style:style>
    <style:style style:name="T14" style:family="text">
      <style:text-properties officeooo:rsid="00a74a77"/>
    </style:style>
    <style:style style:name="T15" style:family="text">
      <style:text-properties officeooo:rsid="00ab7b7f"/>
    </style:style>
    <style:style style:name="T16" style:family="text">
      <style:text-properties officeooo:rsid="00acd0d6"/>
    </style:style>
    <style:style style:name="T17" style:family="text">
      <style:text-properties officeooo:rsid="00ad17dd"/>
    </style:style>
    <style:style style:name="T18" style:family="text">
      <style:text-properties officeooo:rsid="00ea00ca"/>
    </style:style>
    <style:style style:name="T19" style:family="text">
      <style:text-properties officeooo:rsid="00eb3179"/>
    </style:style>
    <style:style style:name="T20" style:family="text">
      <style:text-properties officeooo:rsid="00eb3d5a"/>
    </style:style>
    <style:style style:name="T21" style:family="text">
      <style:text-properties style:text-underline-style="solid" style:text-underline-width="auto" style:text-underline-color="font-color"/>
    </style:style>
    <style:style style:name="T22" style:family="text">
      <style:text-properties fo:font-size="11pt" fo:font-weight="bold" style:font-size-asian="9pt" style:font-weight-asian="bold" style:font-size-complex="9pt" style:font-weight-complex="bold"/>
    </style:style>
    <style:style style:name="T23" style:family="text">
      <style:text-properties officeooo:rsid="007aa672"/>
    </style:style>
    <style:style style:name="T24" style:family="text">
      <style:text-properties officeooo:rsid="014de333"/>
    </style:style>
    <style:style style:name="T25" style:family="text">
      <style:text-properties officeooo:rsid="014f10f4"/>
    </style:style>
    <style:style style:name="T26" style:family="text">
      <style:text-properties officeooo:rsid="0152c24f"/>
    </style:style>
    <style:style style:name="T27" style:family="text">
      <style:text-properties officeooo:rsid="015741d9"/>
    </style:style>
    <style:style style:name="T28" style:family="text">
      <style:text-properties officeooo:rsid="0158f9a7"/>
    </style:style>
    <style:style style:name="T29" style:family="text">
      <style:text-properties officeooo:rsid="00b4b5bd"/>
    </style:style>
    <style:style style:name="T30" style:family="text">
      <style:text-properties officeooo:rsid="00b570aa"/>
    </style:style>
    <style:style style:name="T31" style:family="text">
      <style:text-properties officeooo:rsid="00b730bc"/>
    </style:style>
    <style:style style:name="T32" style:family="text">
      <style:text-properties officeooo:rsid="00b95b5b"/>
    </style:style>
    <style:style style:name="T33" style:family="text">
      <style:text-properties officeooo:rsid="015f3c4e"/>
    </style:style>
    <style:style style:name="T34" style:family="text">
      <style:text-properties officeooo:rsid="0162fccf"/>
    </style:style>
    <style:style style:name="T35" style:family="text">
      <style:text-properties fo:font-size="10pt" style:font-size-asian="10pt" style:font-size-complex="10pt"/>
    </style:style>
    <style:style style:name="T36" style:family="text">
      <style:text-properties fo:font-size="9pt" fo:font-weight="normal" style:font-size-asian="9pt" style:font-weight-asian="normal" style:font-size-complex="9pt" style:font-weight-complex="normal"/>
    </style:style>
    <style:style style:name="T37" style:family="text">
      <style:text-properties fo:font-weight="normal" style:font-weight-asian="normal" style:font-weight-complex="normal"/>
    </style:style>
    <style:style style:name="T38" style:family="text">
      <style:text-properties officeooo:rsid="01643381"/>
    </style:style>
    <style:style style:name="T39" style:family="text">
      <style:text-properties officeooo:rsid="01672e4c"/>
    </style:style>
    <style:style style:name="T40" style:family="text">
      <style:text-properties officeooo:rsid="016ba08b"/>
    </style:style>
    <style:style style:name="T41" style:family="text">
      <style:text-properties officeooo:rsid="01703fe8"/>
    </style:style>
    <style:style style:name="T42" style:family="text">
      <style:text-properties officeooo:rsid="0171d82f"/>
    </style:style>
    <style:style style:name="T43" style:family="text">
      <style:text-properties officeooo:rsid="01724d7d"/>
    </style:style>
    <style:style style:name="T44" style:family="text">
      <style:text-properties officeooo:rsid="01726d03"/>
    </style:style>
    <style:style style:name="T45" style:family="text">
      <style:text-properties officeooo:rsid="0175cc04"/>
    </style:style>
    <style:style style:name="T46" style:family="text">
      <style:text-properties officeooo:rsid="0184dcc9"/>
    </style:style>
    <style:style style:name="T47" style:family="text">
      <style:text-properties officeooo:rsid="0188eea5"/>
    </style:style>
    <style:style style:name="T48" style:family="text">
      <style:text-properties officeooo:rsid="01931624"/>
    </style:style>
    <style:style style:name="T49" style:family="text">
      <style:text-properties officeooo:rsid="0193f9bb"/>
    </style:style>
    <style:style style:name="T50" style:family="text">
      <style:text-properties officeooo:rsid="0194e272"/>
    </style:style>
    <style:style style:name="T51" style:family="text">
      <style:text-properties officeooo:rsid="019736b4"/>
    </style:style>
    <style:style style:name="T52" style:family="text">
      <style:text-properties officeooo:rsid="019ec04b"/>
    </style:style>
    <style:style style:name="T53" style:family="text">
      <style:text-properties officeooo:rsid="01aeafc2"/>
    </style:style>
    <style:style style:name="T54" style:family="text">
      <style:text-properties officeooo:rsid="01afd5bd"/>
    </style:style>
    <style:style style:name="T55" style:family="text">
      <style:text-properties officeooo:rsid="01b3d4ca"/>
    </style:style>
    <style:style style:name="T56" style:family="text">
      <style:text-properties officeooo:rsid="01b51939"/>
    </style:style>
    <style:style style:name="T57" style:family="text">
      <style:text-properties officeooo:rsid="01b7d0b8"/>
    </style:style>
    <style:style style:name="T58" style:family="text">
      <style:text-properties officeooo:rsid="00c681fc"/>
    </style:style>
    <style:style style:name="T59" style:family="text">
      <style:text-properties officeooo:rsid="00c8f784"/>
    </style:style>
    <style:style style:name="T60" style:family="text">
      <style:text-properties officeooo:rsid="00ca42f4"/>
    </style:style>
    <style:style style:name="T61" style:family="text">
      <style:text-properties officeooo:rsid="01b9f3d8"/>
    </style:style>
    <style:style style:name="T62" style:family="text">
      <style:text-properties officeooo:rsid="01bf6219"/>
    </style:style>
    <style:style style:name="T63" style:family="text">
      <style:text-properties officeooo:rsid="01c4bae9"/>
    </style:style>
    <style:style style:name="T64" style:family="text">
      <style:text-properties officeooo:rsid="01ca9c5e"/>
    </style:style>
    <style:style style:name="T65" style:family="text">
      <style:text-properties officeooo:rsid="01cf3be8"/>
    </style:style>
    <style:style style:name="T66" style:family="text">
      <style:text-properties officeooo:rsid="01cfb3f2"/>
    </style:style>
    <style:style style:name="T67" style:family="text">
      <style:text-properties officeooo:rsid="01d18f14"/>
    </style:style>
    <style:style style:name="T68" style:family="text">
      <style:text-properties officeooo:rsid="01da2a54"/>
    </style:style>
    <style:style style:name="T69" style:family="text">
      <style:text-properties officeooo:rsid="01dc2983"/>
    </style:style>
    <style:style style:name="T70" style:family="text">
      <style:text-properties officeooo:rsid="01dd1ecc"/>
    </style:style>
    <style:style style:name="T71" style:family="text">
      <style:text-properties officeooo:rsid="01e056ce"/>
    </style:style>
    <style:style style:name="T72" style:family="text">
      <style:text-properties officeooo:rsid="01e2376e"/>
    </style:style>
    <style:style style:name="T73" style:family="text">
      <style:text-properties officeooo:rsid="01e27432"/>
    </style:style>
    <style:style style:name="T74" style:family="text">
      <style:text-properties officeooo:rsid="01e311e4"/>
    </style:style>
    <style:style style:name="T75" style:family="text">
      <style:text-properties officeooo:rsid="01e4ee06"/>
    </style:style>
    <style:style style:name="T76" style:family="text">
      <style:text-properties officeooo:rsid="01e89a47"/>
    </style:style>
    <style:style style:name="T77" style:family="text">
      <style:text-properties officeooo:rsid="01f67d7f"/>
    </style:style>
    <style:style style:name="T78" style:family="text">
      <style:text-properties officeooo:rsid="01ffffbd"/>
    </style:style>
    <style:style style:name="T79" style:family="text">
      <style:text-properties officeooo:rsid="0203e9f7"/>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Atmosphere"/>Atmosphere</text:p>
      <text:p text:style-name="P172">Packages written specifically for Meteor</text:p>
      <text:p text:style-name="P175">Packages don't always have to be imported - work behind the scenes. </text:p>
      <text:p text:style-name="P21"><text:bookmark text:name="Axios"/>Axios</text:p>
      <text:p text:style-name="P53">NPM Module to ease making api calls to online services. </text:p>
      <text:p text:style-name="_5f_commandLine">npm install axios --save</text:p>
      <text:p text:style-name="P54">add alias to webpack.config.js</text:p>
      <text:p text:style-name="P255">openWeatherMap: 'app/api/openWeatherMap.jsx'</text:p>
      <text:p text:style-name="P54"/>
      <text:p text:style-name="P54"/>
      <text:p text:style-name="P16"><text:bookmark text:name="BEM Naming"/>BEM Naming (Block Element Modifier)</text:p>
      <text:p text:style-name="P176">Naming Convention pattern for creating styles</text:p>
      <text:p text:style-name="_5f_heading4">Block </text:p>
      <text:p text:style-name="P176">Core element for building the website - big areas</text:p>
      <text:p text:style-name="_5f_code">.item</text:p>
      <text:p text:style-name="_5f_heading4">Elements</text:p>
      <text:p text:style-name="P176">Go inside blocks</text:p>
      <text:p text:style-name="_5f_code">.<text:span text:style-name="T63">item__message</text:span></text:p>
      <text:p text:style-name="_5f_heading4">Modifiers</text:p>
      <text:p text:style-name="P176">Used to change the behaviour of either blocks or elements</text:p>
      <text:p text:style-name="_5f_code">.<text:span text:style-name="T63">item--last-item</text:span></text:p>
      <text:p text:style-name="P326">.item__message--empty</text:p>
      <text:p text:style-name="_5f_heading4">Basic Rules:</text:p>
      <text:p text:style-name="P176">Always use classes - don't select by element or id</text:p>
      <text:p text:style-name="P176">Don't nest selectors</text:p>
      <text:p text:style-name="P176">Name begins with the block name followed by 2 underscores</text:p>
      <text:p text:style-name="P176">multi word names use hyphens</text:p>
      <text:p text:style-name="P176"/>
      <text:p text:style-name="P176"/>
      <text:p text:style-name="P176"/>
      <text:p text:style-name="P176"/>
      <text:p text:style-name="P176"/>
      <text:p text:style-name="P176"/>
      <text:p text:style-name="P176"/>
      <text:p text:style-name="P176"/>
      <text:p text:style-name="P176"/>
      <text:p text:style-name="P20"><text:bookmark text:name="CommandLine"/>Command Line</text:p>
      <text:p text:style-name="P101">Remove directory - r is for recursive and f is for force. Removes all files inside</text:p>
      <text:p text:style-name="_5f_commandLine">rm -rf directoryName</text:p>
      <text:p text:style-name="P117">Remove .git </text:p>
      <text:p text:style-name="_5f_commandLine">rm -rf ./.git/<text:span text:style-name="T38">git </text:span></text:p>
      <text:p text:style-name="_5f_bodyIndent1"/>
      <text:p text:style-name="_5f_bodyIndent1"/>
      <text:p text:style-name="_5f_bodyIndent1"/>
      <text:p text:style-name="P19"><text:bookmark text:name="ES6"/>ES6</text:p>
      <text:p text:style-name="P209">ES6 Object Destructuring</text:p>
      <text:p text:style-name="P51">A way to make new variables from an object's properties.</text:p>
      <text:p text:style-name="P250">var user = {name: 'Nosey', age: 14};</text:p>
      <text:p text:style-name="P250">var {name} = user;</text:p>
      <text:p text:style-name="P250">console.log(name);</text:p>
      <text:p text:style-name="P342">Nosey</text:p>
      <text:p text:style-name="P39">Output is Nosey. So, a statement like</text:p>
      <text:p text:style-name="P252">const MongoClient = require('mongodb').MongoClient;</text:p>
      <text:p text:style-name="P39">can become</text:p>
      <text:p text:style-name="P252">const {MongoClient} = require('mongodb');</text:p>
      <text:p text:style-name="P39">It's possible to pull off multiple properties. For example</text:p>
      <text:p text:style-name="P252">const {MongoClient, ObjectID} = require('mongodb');</text:p>
      <text:p text:style-name="P39">will pull off the ObjectID constructor function so you can use it to create id's on the fly.</text:p>
      <text:p text:style-name="P250">var obj = new ObjectID();</text:p>
      <text:p text:style-name="P250">console.log(obj);</text:p>
      <text:p text:style-name="P39">obj will be a unique id similar to</text:p>
      <text:p text:style-name="P341">58bf91bf3464ca062a844862</text:p>
      <text:p text:style-name="P39">that can be used however you like.</text:p>
      <text:p text:style-name="_5f_heading4">Destructuring in arguments</text:p>
      <text:p text:style-name="P59">Instead of this:</text:p>
      <text:p text:style-name="P259">var WeatherMessage = (props) =&gt; {</text:p>
      <text:p text:style-name="P259"><text:s text:c="2"/>var {temp, location} = props;</text:p>
      <text:p text:style-name="P59">use this:</text:p>
      <text:p text:style-name="P259">var WeatherMessage = ({temp, location}) =&gt; {</text:p>
      <text:p text:style-name="P209">Arrow Function<text:span text:style-name="T11">s</text:span></text:p>
      <text:p text:style-name="P170">Generally not used to create methods on objects because they don't bind the this keyword and don't have access to the arguments array.</text:p>
      <text:p text:style-name="P252">//---------------------------- Long vs Short ES6 Callbacks ---------------------</text:p>
      <text:p text:style-name="P252">var users = this.users.filter((user) =&gt; {</text:p>
      <text:p text:style-name="P252"><text:s text:c="2"/>return user.room === room;</text:p>
      <text:p text:style-name="P252">})</text:p>
      <text:p text:style-name="P252">// <text:s/>Is the same as ES6 Shortened version:</text:p>
      <text:p text:style-name="P252"><text:s text:c="2"/>var users = this.users.filter((user) =&gt; user.room === room); <text:s/>//returns array</text:p>
      <text:p text:style-name="_5f_heading4_5f_indent">Combining ES5 and ES6 Functions</text:p>
      <text:p text:style-name="P171">Arrow functions bind this to their parent function. So in this case, the ES5 anon function assigned to sayHi binds this to the object. Then, the arrow function passed to the setTimout binds this to its parent function, where this refers to the object it is defined in. <text:span text:style-name="T62">Useful because in the callback we want this to be bound to the object.</text:span></text:p>
      <text:p text:style-name="P325">let user = {</text:p>
      <text:p text:style-name="P325"><text:soft-page-break/><text:s text:c="2"/>name: 'Petey',</text:p>
      <text:p text:style-name="P325"><text:s text:c="2"/>sayHi () { <text:s/>// ES5 shortcut eliminates colon and function keyword</text:p>
      <text:p text:style-name="P325"><text:s text:c="4"/>setTimeout(() =&gt; {</text:p>
      <text:p text:style-name="P325"><text:s text:c="6"/>console.log(this.name); // arrow func works here. It binds this to parent</text:p>
      <text:p text:style-name="P325"><text:s text:c="4"/>}, 1000);</text:p>
      <text:p text:style-name="P325"><text:s text:c="2"/>}</text:p>
      <text:p text:style-name="P325">};</text:p>
      <text:p text:style-name="P325">user.sayHi();</text:p>
      <text:p text:style-name="P217">Default Function Parameters</text:p>
      <text:p text:style-name="_5f_heading4">The ES5 Way</text:p>
      <text:p text:style-name="P286">var reducer = (state, action) =&gt; {</text:p>
      <text:p text:style-name="P286"><text:s text:c="2"/>state = state || {name: 'Anonymous'}; // ES5 way to create default</text:p>
      <text:p text:style-name="P286">}</text:p>
      <text:p text:style-name="P228">The ES6 Way</text:p>
      <text:p text:style-name="P286">var reducer = (state={name: 'Anonymous'}, action) =&gt; {</text:p>
      <text:p text:style-name="P216">ES6 Object Spread Operator</text:p>
      <text:p text:style-name="P119">Useful when you want to call a function with a set of arguments that are in an array. </text:p>
      <text:p text:style-name="_5f_code">function add(a, b) {</text:p>
      <text:p text:style-name="_5f_code"><text:s text:c="2"/>return a + b;</text:p>
      <text:p text:style-name="_5f_code">}</text:p>
      <text:p text:style-name="_5f_code">var toAdd = [5, 6];</text:p>
      <text:p text:style-name="_5f_code">console.log(add(...toAdd));</text:p>
      <text:p text:style-name="_5f_bodyIndent1">Can also be used <text:span text:style-name="T40">with objects:</text:span></text:p>
      <text:p text:style-name="P251">var objOne = {</text:p>
      <text:p text:style-name="P251"><text:s text:c="2"/>name: 'Babyloaf',</text:p>
      <text:p text:style-name="P251"><text:s text:c="2"/>location: 'bed'</text:p>
      <text:p text:style-name="P251">};</text:p>
      <text:p text:style-name="P251">var objTwo = {</text:p>
      <text:p text:style-name="P251"><text:s text:c="2"/>age: 12,</text:p>
      <text:p text:style-name="P251"><text:s text:c="2"/>...objOne <text:s/>// adds props and values from objOne</text:p>
      <text:p text:style-name="P251">};</text:p>
      <text:p text:style-name="P50">In order to use in webpack, add the babeljs plugin stage-0</text:p>
      <text:p text:style-name="P342">npm install babel-preset-sta<text:span text:style-name="T10">g</text:span>e-0 --save-dev</text:p>
      <text:p text:style-name="P50">and add <text:span text:style-name="codeInSentence">'stage-0' </text:span>to <text:span text:style-name="command_20_line_20_in_20_sentence">webpack.config</text:span> in the query presets array</text:p>
      <text:p text:style-name="P211">ES6 Promises</text:p>
      <text:p text:style-name="P81">Make it easier to manage asynchronous code</text:p>
      <text:p text:style-name="P82">Can only resolve or reject once. </text:p>
      <text:p text:style-name="P82">Promise object is in the pending state until it is resolved or rejected</text:p>
      <text:p text:style-name="P263">var somePromise = new Promise((resolve, reject) =&gt; {</text:p>
      <text:p text:style-name="P263"><text:s text:c="2"/>var success = false; // temp var to simulate asynch result</text:p>
      <text:p text:style-name="P263"><text:s text:c="2"/>setTimeout(() =&gt; { <text:s/>// simulating some asynch procedure</text:p>
      <text:p text:style-name="P263"><text:s text:c="4"/>if (success) {</text:p>
      <text:p text:style-name="P263"><text:soft-page-break/><text:s text:c="6"/>resolve('it worked'); <text:s/>//data the user wanted - normally an object</text:p>
      <text:p text:style-name="P263"><text:s text:c="4"/>}else{</text:p>
      <text:p text:style-name="P263"><text:s text:c="6"/>reject('unable to fulfill promise');</text:p>
      <text:p text:style-name="P263"><text:s text:c="4"/>}</text:p>
      <text:p text:style-name="P263"><text:s text:c="2"/>}, 2000);</text:p>
      <text:p text:style-name="P263">});</text:p>
      <text:p text:style-name="P263"/>
      <text:p text:style-name="P263">// then takes 2 arguments, function for success and function for failure</text:p>
      <text:p text:style-name="P263">somePromise.then( (message) =&gt; {</text:p>
      <text:p text:style-name="P263"><text:s text:c="2"/>console.log('success: ', message);</text:p>
      <text:p text:style-name="P263">}, (errorMessage) =&gt; {</text:p>
      <text:p text:style-name="P263"><text:s text:c="2"/>console.log('Error: ', errorMessage);</text:p>
      <text:p text:style-name="P263">});</text:p>
      <text:p text:style-name="P227">Promises that Accept Input</text:p>
      <text:p text:style-name="P83">The promise example above is unlikely to ever be used. </text:p>
      <text:p text:style-name="P264">// function to simulate async process</text:p>
      <text:p text:style-name="P264">var asyncAdd = (a, b) =&gt; {</text:p>
      <text:p text:style-name="P264"><text:s text:c="2"/>return new Promise((resolve, reject) =&gt; {</text:p>
      <text:p text:style-name="P264"><text:s text:c="4"/>setTimeout(() =&gt; {</text:p>
      <text:p text:style-name="P264"><text:s text:c="6"/>if (typeof a === 'number' &amp;&amp; typeof b === 'number') {</text:p>
      <text:p text:style-name="P264"><text:s text:c="8"/>resolve(a + b);</text:p>
      <text:p text:style-name="P264"><text:s text:c="6"/>}else{</text:p>
      <text:p text:style-name="P264"><text:s text:c="8"/>reject('Both arguments must be numbers');</text:p>
      <text:p text:style-name="P264"><text:s text:c="6"/>}</text:p>
      <text:p text:style-name="P264"><text:s text:c="4"/>}, 1500);</text:p>
      <text:p text:style-name="P264"><text:s text:c="2"/>});</text:p>
      <text:p text:style-name="P264">};</text:p>
      <text:p text:style-name="P264"/>
      <text:p text:style-name="P264">asyncAdd(2,4).then((res) =&gt; {</text:p>
      <text:p text:style-name="P264"><text:s text:c="2"/>console.log(res);</text:p>
      <text:p text:style-name="P264">}, (errorMessage) =&gt; {</text:p>
      <text:p text:style-name="P264"><text:s text:c="2"/>console.log(errorMessage);</text:p>
      <text:p text:style-name="P264">});</text:p>
      <text:p text:style-name="P227">Promise Chaining</text:p>
      <text:p text:style-name="P84">For example, in weather we take an address that needs coordinates, when those coordinates return we then fetch the weather data</text:p>
      <text:p text:style-name="P84">To do it, inside of the success function, return a new promise</text:p>
      <text:p text:style-name="P84">New version of asyncAdd:</text:p>
      <text:p text:style-name="P264">asyncAdd(2,4).then((res) =&gt; {</text:p>
      <text:p text:style-name="P264"><text:s text:c="2"/>console.log(res);</text:p>
      <text:p text:style-name="P264"><text:s text:c="2"/>return asyncAdd(res, 20);</text:p>
      <text:p text:style-name="P264">}, (errorMessage) =&gt; {</text:p>
      <text:p text:style-name="P264"><text:s text:c="2"/>console.log(errorMessage);</text:p>
      <text:p text:style-name="P264">}).then((res) =&gt; { <text:s text:c="8"/>// note .then - chaining is here</text:p>
      <text:p text:style-name="P264"><text:s text:c="2"/>console.log('second addition is: ', res);</text:p>
      <text:p text:style-name="P264">}, (errorMessage) =&gt; {</text:p>
      <text:p text:style-name="P264"><text:s text:c="2"/>console.log(errorMessage);</text:p>
      <text:p text:style-name="P264"><text:soft-page-break/>});</text:p>
      <text:p text:style-name="P84">The new version above has a bit of a problem though - if the original input is invalid and the first promise is rejecte, the second promise will still fire. Instead, use a catch clause to handle any errors at the end</text:p>
      <text:p text:style-name="P265">asyncAdd(2,4).then((res) =&gt; {</text:p>
      <text:p text:style-name="P265"><text:s text:c="2"/>console.log(res);</text:p>
      <text:p text:style-name="P265"><text:s text:c="2"/>return asyncAdd(res, 20);</text:p>
      <text:p text:style-name="P265">}).then((res) =&gt; {</text:p>
      <text:p text:style-name="P265"><text:s text:c="2"/>console.log('second addition is: ', res);</text:p>
      <text:p text:style-name="P265">}).catch((errorMessage) =&gt; {</text:p>
      <text:p text:style-name="P265"><text:s text:c="2"/>console.log(errorMessage);</text:p>
      <text:p text:style-name="P265">});</text:p>
      <text:p text:style-name="P85">Some libraries support promises, others don't. For example, request doesn't, but you can wrap the request in a promise to achieve the same functionality.</text:p>
      <text:p text:style-name="P227">Complete Geocode Example of Request Wrapped in a Promises</text:p>
      <text:p text:style-name="P266">const request = require('request');</text:p>
      <text:p text:style-name="P266"/>
      <text:p text:style-name="P266">var geocodeAddress = (address) =&gt; {</text:p>
      <text:p text:style-name="P266"><text:s text:c="2"/>var encodedAddress = encodeURIComponent(address);</text:p>
      <text:p text:style-name="P266"><text:s text:c="2"/>return new Promise((resolve, reject) =&gt; {</text:p>
      <text:p text:style-name="P266"><text:s text:c="4"/>request({</text:p>
      <text:p text:style-name="P266"><text:s text:c="6"/>url: `https://maps.googleapis.com/maps/api/geocode/json?address=${encodedAddress}`,</text:p>
      <text:p text:style-name="P266"><text:s text:c="6"/>json: true</text:p>
      <text:p text:style-name="P266"><text:s text:c="4"/>}, (error, response, body) =&gt; {</text:p>
      <text:p text:style-name="P266"><text:s text:c="6"/>if (error) {</text:p>
      <text:p text:style-name="P266"><text:s text:c="8"/>reject('Unable to connect to Google Servers');</text:p>
      <text:p text:style-name="P266"><text:s text:c="6"/>}else if (body.status === 'ZERO_RESULTS'){ <text:s/>// status specific to Google api</text:p>
      <text:p text:style-name="P266"><text:s text:c="8"/>reject('Unable to find that address');</text:p>
      <text:p text:style-name="P266"><text:s text:c="6"/>}else if (body.status === 'OK'){</text:p>
      <text:p text:style-name="P266"><text:s text:c="8"/>resolve({</text:p>
      <text:p text:style-name="P266"><text:s text:c="10"/>address: body.results[0].formatted_address,</text:p>
      <text:p text:style-name="P266"><text:s text:c="10"/>latitude: body.results[0].geometry.location.lat,</text:p>
      <text:p text:style-name="P266"><text:s text:c="10"/>longitude: body.results[0].geometry.location.lng</text:p>
      <text:p text:style-name="P266"><text:s text:c="8"/>});</text:p>
      <text:p text:style-name="P266"><text:s text:c="6"/>}</text:p>
      <text:p text:style-name="P266"><text:s text:c="4"/>});</text:p>
      <text:p text:style-name="P266"><text:s text:c="2"/>});</text:p>
      <text:p text:style-name="P266">};</text:p>
      <text:p text:style-name="P266"/>
      <text:p text:style-name="P266">geocodeAddress('78704').then((location) =&gt; {</text:p>
      <text:p text:style-name="P266"><text:s text:c="2"/>console.log(JSON.stringify(location, undefined, 2));</text:p>
      <text:p text:style-name="P266">}, (errorMessage) =&gt; {</text:p>
      <text:p text:style-name="P266"><text:s text:c="2"/>console.log(errorMessage);</text:p>
      <text:p text:style-name="P266">});</text:p>
      <text:p text:style-name="P218"/>
      <text:p text:style-name="P14">ES6 Classes</text:p>
      <text:p text:style-name="P312">class Person {</text:p>
      <text:p text:style-name="P312"><text:s text:c="2"/>constructor (name='anon', age=0) {</text:p>
      <text:p text:style-name="P312"><text:s text:c="4"/>this.name = name;</text:p>
      <text:p text:style-name="P312"><text:s text:c="4"/>this.age = age;</text:p>
      <text:p text:style-name="P312"><text:s text:c="2"/>}</text:p>
      <text:p text:style-name="P312"><text:s text:c="2"/>getGreeting () {</text:p>
      <text:p text:style-name="P312"><text:s text:c="4"/>return `Hello, i'm ${this.name}`;</text:p>
      <text:p text:style-name="P312"><text:s text:c="2"/>}</text:p>
      <text:p text:style-name="P312"><text:s text:c="2"/>toString () { <text:s/>// override a built in method</text:p>
      <text:p text:style-name="P312"><text:s text:c="4"/>return JSON.stringify(this);</text:p>
      <text:p text:style-name="P312"><text:s text:c="2"/>}</text:p>
      <text:p text:style-name="P312">}</text:p>
      <text:p text:style-name="P235">Extending a Class</text:p>
      <text:p text:style-name="_5f_code">class Child extends Person {</text:p>
      <text:p text:style-name="_5f_code"><text:s text:c="2"/>constructor (name, age, like) { //override constructor to add 3rd argument</text:p>
      <text:p text:style-name="_5f_code"><text:s text:c="4"/>super(name, age); // give parent the 2 args that it needs</text:p>
      <text:p text:style-name="_5f_code"><text:s text:c="4"/>this.like = like; //set the new property for this class</text:p>
      <text:p text:style-name="_5f_code"><text:s text:c="2"/>}</text:p>
      <text:p text:style-name="_5f_code"><text:s text:c="2"/>getGreeting () { // override getGreeting defined in Person</text:p>
      <text:p text:style-name="_5f_code"><text:s text:c="4"/>return `My name ${this.name} and I'm a kitteh who likes ${this.like}`;</text:p>
      <text:p text:style-name="_5f_code"><text:s text:c="2"/>}</text:p>
      <text:p text:style-name="_5f_code">}</text:p>
      <text:p text:style-name="_5f_heading3">ES6 React Component Syntax</text:p>
      <text:p text:style-name="_5f_heading4">React Components using React.Component instead of React.createClass</text:p>
      <text:p text:style-name="P314">import React from 'react';</text:p>
      <text:p text:style-name="P314">//------------------------------------------------------------------------------</text:p>
      <text:p text:style-name="P314">class ComponentTwo extends React.Component {</text:p>
      <text:p text:style-name="P314"><text:s text:c="2"/>constructor (props) {</text:p>
      <text:p text:style-name="P314"><text:s text:c="4"/>super(props); <text:s/>// needs to be here in order to override the constructor</text:p>
      <text:p text:style-name="P314"><text:s text:c="4"/>this.state = { <text:s/>// replaces getInitialState in createClass method</text:p>
      <text:p text:style-name="P314"><text:s text:c="6"/>count: props.count // value comes from tag attr or assignment later</text:p>
      <text:p text:style-name="P314"><text:s text:c="4"/>};</text:p>
      <text:p text:style-name="P314"><text:s text:c="4"/>this.onClick = this.onClick.bind(this);</text:p>
      <text:p text:style-name="P314"><text:s text:c="2"/>}</text:p>
      <text:p text:style-name="P314"><text:s text:c="2"/>// <text:s text:c="14"/>----------------------------------</text:p>
      <text:p text:style-name="P314"><text:s text:c="4"/>onClick () { // needs binding in constructor</text:p>
      <text:p text:style-name="P314"><text:s text:c="6"/>this.setState({</text:p>
      <text:p text:style-name="P314"><text:s text:c="8"/>count: this.state.count + 1</text:p>
      <text:p text:style-name="P314"><text:s text:c="6"/>})</text:p>
      <text:p text:style-name="P314"><text:s text:c="4"/>}</text:p>
      <text:p text:style-name="P314"><text:s text:c="2"/>// <text:s text:c="14"/>----------------------------------</text:p>
      <text:p text:style-name="P314"><text:s text:c="2"/>render () {</text:p>
      <text:p text:style-name="P314"><text:s text:c="4"/>return (</text:p>
      <text:p text:style-name="P314"><text:s text:c="6"/>&lt;div&gt;</text:p>
      <text:p text:style-name="P314"><text:s text:c="8"/>&lt;h3&gt;ComponentTwo using React.Component&lt;/h3&gt;</text:p>
      <text:p text:style-name="P314"><text:soft-page-break/><text:s text:c="8"/>&lt;p&gt;Current Count: {this.state.count}&lt;/p&gt;</text:p>
      <text:p text:style-name="P314"><text:s text:c="8"/>&lt;button className="button" onClick={this.onClick}&gt;Button1&lt;/button&gt;</text:p>
      <text:p text:style-name="P314"><text:s text:c="8"/>&lt;button className="button" onClick={() =&gt; {</text:p>
      <text:p text:style-name="P314"><text:s text:c="10"/>this.setState({</text:p>
      <text:p text:style-name="P314"><text:s text:c="12"/>count: this.state.count + 1</text:p>
      <text:p text:style-name="P314"><text:s text:c="10"/>});</text:p>
      <text:p text:style-name="P314"><text:s text:c="8"/>}}&gt;Button2&lt;/button&gt;</text:p>
      <text:p text:style-name="P314"><text:s text:c="6"/>&lt;/div&gt;</text:p>
      <text:p text:style-name="P314"><text:s text:c="4"/>);</text:p>
      <text:p text:style-name="P314"><text:s text:c="2"/>}</text:p>
      <text:p text:style-name="P314">}</text:p>
      <text:p text:style-name="P314">//------------------------------------------------------------------------------</text:p>
      <text:p text:style-name="P314">ComponentTwo.defaultProps = { <text:s/>// props set outside the actual class def</text:p>
      <text:p text:style-name="P314"><text:s text:c="2"/>count: 50</text:p>
      <text:p text:style-name="P314">};</text:p>
      <text:p text:style-name="P314">ComponentTwo.propTypes = {</text:p>
      <text:p text:style-name="P314"><text:s text:c="2"/>count: React.PropTypes.number</text:p>
      <text:p text:style-name="P314">};</text:p>
      <text:p text:style-name="P314">//------------------------------------------------------------------------------</text:p>
      <text:p text:style-name="P314">export default ComponentTwo;</text:p>
      <text:p text:style-name="P314"/>
      <text:p text:style-name="P314">// If passing a method into a prop that is some sort of callback, it's not going</text:p>
      <text:p text:style-name="P314">// to be auto bound. To bind, either do it in the constructor or in the onClick</text:p>
      <text:p text:style-name="P314">// attribute of the tag.</text:p>
      <text:p text:style-name="P212"/>
      <text:p text:style-name="P213"/>
      <text:p text:style-name="P10"><text:bookmark text:name="Expect"/>Expect</text:p>
      <text:p text:style-name="P104">Install</text:p>
      <text:p text:style-name="P350">npm install expect@1.20.2 --<text:span text:style-name="T29">save-dev</text:span></text:p>
      <text:p text:style-name="P104">Now, the conditional use in the earlier example:</text:p>
      <text:p text:style-name="P274"><text:s text:c="4"/>if (res !== 44) {</text:p>
      <text:p text:style-name="P274"><text:s text:c="6"/>throw new Error(`Expected 44 but got ${res}`);</text:p>
      <text:p text:style-name="P274"><text:s text:c="4"/>}</text:p>
      <text:p text:style-name="P104">Can be replace with the single line</text:p>
      <text:p text:style-name="P274"><text:s text:c="4"/>expect(res).toBe(44);</text:p>
      <text:p text:style-name="P105">Chain Together Multiple Assertions</text:p>
      <text:p text:style-name="P274">expect(res).toBe(44).to<text:span text:style-name="T30">B</text:span>eA('number');</text:p>
      <text:p text:style-name="P106">Compare objects <text:s/><text:span text:style-name="T31">and arrays </text:span>(toBe won't work) Use <text:span text:style-name="T31">toEqual</text:span></text:p>
      <text:p text:style-name="P274"><text:s text:c="2"/>expect({name:'Eddy'}).toEqual({name:'Eddy'});</text:p>
      <text:p text:style-name="P272"><text:s text:c="2"/>expect({name:'Teddy'}).toNotEqual({name:'Eddy'});</text:p>
      <text:p text:style-name="P273"><text:s text:c="2"/>expect([2,3,4]).toInclude(5); <text:s text:c="2"/>// fails</text:p>
      <text:p text:style-name="P273"><text:s text:c="2"/>expect([2,3,4]).toExclude(5); <text:s/>// passes</text:p>
      <text:p text:style-name="P107">Can test individual properties on an object</text:p>
      <text:p text:style-name="P274"><text:s text:c="2"/>expect({</text:p>
      <text:p text:style-name="P274"><text:s text:c="4"/>name: 'Eddy',</text:p>
      <text:p text:style-name="P274"><text:s text:c="4"/>age: 10,</text:p>
      <text:p text:style-name="P274"><text:s text:c="4"/>location: 'earth'</text:p>
      <text:p text:style-name="P274"><text:s text:c="2"/>}).toInclude({ <text:s/>// <text:span text:style-name="T31">or toExclude</text:span></text:p>
      <text:p text:style-name="P274"><text:s text:c="4"/>age: 10</text:p>
      <text:p text:style-name="P274"><text:s text:c="2"/>});</text:p>
      <text:p text:style-name="P215">Asynchronous Testing</text:p>
      <text:p text:style-name="P108">If test take longer than 2 seconds, Mocha will assume fail.</text:p>
      <text:p text:style-name="P109">When done argument is supplied to the test function, Mocha <text:span text:style-name="T32">will wait until done is called to continue the test</text:span>. The done method should be called after the assertion is completed.</text:p>
      <text:p text:style-name="P363">Example function to test:</text:p>
      <text:p text:style-name="P275">module.exports.asyncAdd = (a, b, callback) =&gt; {</text:p>
      <text:p text:style-name="P275"><text:s text:c="2"/>setTimeout(() =&gt; {</text:p>
      <text:p text:style-name="P275"><text:s text:c="4"/>callback(a + b);</text:p>
      <text:p text:style-name="P275"><text:s text:c="2"/>}, 1000);</text:p>
      <text:p text:style-name="P275">};</text:p>
      <text:p text:style-name="P363">Example test for function:</text:p>
      <text:p text:style-name="P275">it('should add two numbers async', (done) =&gt; {</text:p>
      <text:p text:style-name="P275"><text:s text:c="2"/>utils.asyncAdd(4, 3, (sum) =&gt; {</text:p>
      <text:p text:style-name="P275"><text:s text:c="4"/>expect(sum).toBe(7).toBeA('number');</text:p>
      <text:p text:style-name="P275"><text:s text:c="4"/>done();</text:p>
      <text:p text:style-name="P275"><text:s text:c="2"/>});</text:p>
      <text:p text:style-name="P275">});</text:p>
      <text:p text:style-name="P274"/>
      <text:p text:style-name="_5f_heading4"><text:soft-page-break/>Spy <text:span text:style-name="T33">Functions</text:span></text:p>
      <text:p text:style-name="P113">can track the calls that are made to other functions and make various assertions based on the arguments and context that were used.Spies can be passed down from a parent to a child as a property on the props. Then can assert whether or not the function was called and what it was called with.</text:p>
      <text:p text:style-name="P110">The most simple example imaginable:</text:p>
      <text:p text:style-name="P277">const expect = require('expect');</text:p>
      <text:p text:style-name="P277">it('should call the spy correctly', () =&gt; {</text:p>
      <text:p text:style-name="P277"><text:s text:c="2"/>var spy = expect.createSpy();</text:p>
      <text:p text:style-name="P277"><text:s text:c="2"/>spy();</text:p>
      <text:p text:style-name="P277"><text:s text:c="2"/>expect(spy).toHaveBeenCalled();</text:p>
      <text:p text:style-name="P277">});</text:p>
      <text:p text:style-name="P111">More detailed assertions can look for arguments:</text:p>
      <text:p text:style-name="P278"><text:s text:c="2"/>spy('Filbert', 14);</text:p>
      <text:p text:style-name="P278"><text:s text:c="2"/>expect(spy).toHaveBeenCalledWith('Filbert', 14);</text:p>
      <text:p text:style-name="P111">Rewire allows you to swap out variables for their tests. Essential for testing functions with side effects. Install from command line with:</text:p>
      <text:p text:style-name="P350">npm install rewire@2.5.2 --save-dev</text:p>
      <text:p text:style-name="P111">Works by requiring you to load module using rewire instead of require.</text:p>
      <text:p text:style-name="P111">Example file app.js:</text:p>
      <text:p text:style-name="P279">var db = require('./db.js');</text:p>
      <text:p text:style-name="P279"/>
      <text:p text:style-name="P279">module.exports.handleSignup = (email, password) =&gt; {</text:p>
      <text:p text:style-name="P279"><text:s text:c="2"/>db.saveUser({email, password});</text:p>
      <text:p text:style-name="P279">};</text:p>
      <text:p text:style-name="P111">Example file app.test.js</text:p>
      <text:p text:style-name="P279">const expect = require('expect');</text:p>
      <text:p text:style-name="P279">const rewire = require('rewire');</text:p>
      <text:p text:style-name="P279">var app = rewire('./app');</text:p>
      <text:p text:style-name="P279"/>
      <text:p text:style-name="P279">var db = {</text:p>
      <text:p text:style-name="P279"><text:s text:c="2"/>saveUser: expect.createSpy()</text:p>
      <text:p text:style-name="P279">};</text:p>
      <text:p text:style-name="P279">app.__set__('db', db);</text:p>
      <text:p text:style-name="P279"/>
      <text:p text:style-name="P279">it('should call saveUser with user object', () =&gt; {</text:p>
      <text:p text:style-name="P279"><text:s text:c="2"/>var email = 'meh@meh.com';</text:p>
      <text:p text:style-name="P279"><text:s text:c="2"/>var password = '123abc';</text:p>
      <text:p text:style-name="P279"><text:s text:c="2"/>app.handleSignup(email, password);</text:p>
      <text:p text:style-name="P279"><text:s text:c="2"/>expect(db.saveUser).toHaveBeenCalledWith({email, password});</text:p>
      <text:p text:style-name="P279">});</text:p>
      <text:p text:style-name="P111">Example file db.js</text:p>
      <text:p text:style-name="P276">module.exports.saveUser = (user) =&gt; {</text:p>
      <text:p text:style-name="P276"><text:s text:c="2"/>console.log('Saving the User', user);</text:p>
      <text:p text:style-name="P276">};</text:p>
      <text:p text:style-name="_5f_bodyIndent1"/>
      <text:p text:style-name="_5f_bodyIndent1"><text:soft-page-break/></text:p>
      <text:p text:style-name="_5f_bodyIndent1"/>
      <text:p text:style-name="_5f_bodyIndent1"/>
      <text:p text:style-name="_5f_bodyIndent1"/>
      <text:p text:style-name="P6"><text:bookmark text:name="Express"/>Express</text:p>
      <text:p text:style-name="P31">Framework for Node. </text:p>
      <text:p text:style-name="P31"/>
      <text:p text:style-name="_5f_heading3"/>
      <text:p text:style-name="_5f_heading3"/>
      <text:p text:style-name="_5f_heading3"/>
      <text:p text:style-name="P13"><text:bookmark text:name="Firebase"/>Firebase</text:p>
      <text:p text:style-name="_5f_commandLine">npm install firebase@3.0.2 --save</text:p>
      <text:p text:style-name="P231">Set data</text:p>
      <text:p text:style-name="P302">var firebaseRef = firebase.database().ref(); <text:s/>// reference to root</text:p>
      <text:p text:style-name="P302">firebaseRef.set({</text:p>
      <text:p text:style-name="P302"><text:s text:c="2"/>appName: 'Todo App',</text:p>
      <text:p text:style-name="P302"><text:s text:c="2"/>isRunning: true,</text:p>
      <text:p text:style-name="P302"><text:s text:c="2"/>user: {</text:p>
      <text:p text:style-name="P302"><text:s text:c="4"/>name: 'Babyloaf',</text:p>
      <text:p text:style-name="P302"><text:s text:c="4"/>age: 12</text:p>
      <text:p text:style-name="P302"><text:s text:c="2"/>}</text:p>
      <text:p text:style-name="P302">});</text:p>
      <text:p text:style-name="P138">can add strings, booleans, numbers &amp; objects this way, but not arrays.</text:p>
      <text:p text:style-name="P138">Calling set on root reference completely wipes all of the data at the reference before setting new data. To change descendent data, use child:</text:p>
      <text:p text:style-name="P302">firebaseRef.child('user').set({</text:p>
      <text:p text:style-name="P302"><text:s text:c="2"/>name: Petey,</text:p>
      <text:p text:style-name="P302"><text:s text:c="2"/>age: 13</text:p>
      <text:p text:style-name="P302">});</text:p>
      <text:p text:style-name="P139">Set method returns a promise so you can do something after the data has been saved. </text:p>
      <text:p text:style-name="P303">firebaseRef.child('user').set({</text:p>
      <text:p text:style-name="P303"><text:s text:c="2"/>name: 'Petey',</text:p>
      <text:p text:style-name="P303"><text:s text:c="2"/>age: 13</text:p>
      <text:p text:style-name="P303">}).then( () =&gt; {</text:p>
      <text:p text:style-name="P303"><text:s text:c="2"/>console.log('user updated');</text:p>
      <text:p text:style-name="P303">}, () =&gt; {</text:p>
      <text:p text:style-name="P303"><text:s text:c="2"/>console.log('user update failed');</text:p>
      <text:p text:style-name="P303">});</text:p>
      <text:p text:style-name="_5f_heading4">Update data </text:p>
      <text:p text:style-name="P140">Update also returns a promise.</text:p>
      <text:p text:style-name="P304">firebaseRef.update({</text:p>
      <text:p text:style-name="P304"><text:s text:c="2"/>isRunning: false</text:p>
      <text:p text:style-name="P304">});</text:p>
      <text:p text:style-name="_5f_heading4">Update Nested Property</text:p>
      <text:p text:style-name="P140">Update only updates the first level of nested properties. </text:p>
      <text:p text:style-name="P304">firebaseRef.update({</text:p>
      <text:p text:style-name="P304"><text:s text:c="2"/>'user/age': 8</text:p>
      <text:p text:style-name="P304">});</text:p>
      <text:p text:style-name="P232">MultiPath Updates</text:p>
      <text:p text:style-name="P140">If necessary to update a first level property and deeper nested properties, use multipath updates</text:p>
      <text:p text:style-name="P304">firebaseRef.update({</text:p>
      <text:p text:style-name="P304"><text:s text:c="2"/>'user/age': 8</text:p>
      <text:p text:style-name="P304">});</text:p>
      <text:p text:style-name="P140"><text:soft-page-break/>Otherwise, just target a deeper reference</text:p>
      <text:p text:style-name="P304">firebaseRef.child('user').update({</text:p>
      <text:p text:style-name="P304"><text:s text:c="2"/>age: 9</text:p>
      <text:p text:style-name="P304">});</text:p>
      <text:p text:style-name="_5f_heading4">Remove <text:span text:style-name="T48">property with remove </text:span>method</text:p>
      <text:p text:style-name="P141">Wipe everything <text:span text:style-name="T48">by calling remove on a reference</text:span>, returning a promise:</text:p>
      <text:p text:style-name="P305">firebaseRef.remove().then( () =&gt; {</text:p>
      <text:p text:style-name="P305"><text:s text:c="2"/>console.log('all gone');</text:p>
      <text:p text:style-name="P305">}, () =&gt; {</text:p>
      <text:p text:style-name="P305"><text:s text:c="2"/>console.log('not all gone');</text:p>
      <text:p text:style-name="P305">});</text:p>
      <text:p text:style-name="P141">Remove nested properties </text:p>
      <text:p text:style-name="P305">firebaseRef.child('app/name').remove();</text:p>
      <text:p text:style-name="_5f_heading4">Remove property with update <text:span text:style-name="T48">and null</text:span></text:p>
      <text:p text:style-name="P142">Can also remove <text:s/>a property by setting value to null</text:p>
      <text:p text:style-name="P306">firebaseRef.child('user').update({</text:p>
      <text:p text:style-name="P306"><text:s text:c="2"/>name: 'Nose',</text:p>
      <text:p text:style-name="P306"><text:s text:c="2"/>age: null</text:p>
      <text:p text:style-name="P306">});</text:p>
      <text:p text:style-name="_5f_heading4">Retrieve Data <text:span text:style-name="T49">using once</text:span></text:p>
      <text:p text:style-name="P143">Once method allows us to trigger and listen for an event. <text:span text:style-name="T50">Returns a promise</text:span></text:p>
      <text:p text:style-name="P307">firebaseRef.once('value').then( (snapshot) =&gt; {</text:p>
      <text:p text:style-name="P307"><text:s text:c="2"/>console.log('entire database', snapshot.val());</text:p>
      <text:p text:style-name="P307">}, (e) =&gt; {</text:p>
      <text:p text:style-name="P307"><text:s text:c="2"/>console.log('unable to fetch value ', e);</text:p>
      <text:p text:style-name="P307">});</text:p>
      <text:p text:style-name="P144">Fetch a subset of data using child to change reference. The value in snapshot.key will be the key to that returned property</text:p>
      <text:p text:style-name="P307">firebaseRef.child('user').once('value').then( (snapshot) =&gt; {</text:p>
      <text:p text:style-name="P307"><text:s text:c="2"/>console.log('Just the user', snapshot.key, snapshot.val());</text:p>
      <text:p text:style-name="_5f_heading4">Listen for changes in database with on</text:p>
      <text:p text:style-name="P144">Called whenever data changes, will be called with a snapshot. Will be called once right away.</text:p>
      <text:p text:style-name="P307">firebaseRef.on('value', (snapshot) =&gt; {</text:p>
      <text:p text:style-name="P307"><text:s text:c="2"/>console.log('got value: ', snapshot.val());</text:p>
      <text:p text:style-name="P307">});</text:p>
      <text:p text:style-name="P145">Can use on value with the root reference or any child. Can use with child to listen for changes on portions of database. </text:p>
      <text:p text:style-name="_5f_heading4">Remove Listeners</text:p>
      <text:p text:style-name="P145">Call off on the same reference to turn off all listeners for that reference</text:p>
      <text:p text:style-name="P308">firebaseRef.off();</text:p>
      <text:p text:style-name="P145">Pass the callback function into off to just remove that one callback. <text:span text:style-name="T51">← check on this, not working</text:span></text:p>
      <text:p text:style-name="_5f_heading4">Arrays in Firebase</text:p>
      <text:p text:style-name="P146"><text:soft-page-break/>Instead of arrays, firebase uses objects with keys that it generates. </text:p>
      <text:p text:style-name="P309">var notesRef = firebaseRef.child('notes');</text:p>
      <text:p text:style-name="P309">var newNoteRef = notesRef.push({</text:p>
      <text:p text:style-name="P309"><text:s text:c="2"/>text: 'example array item'</text:p>
      <text:p text:style-name="P309">});</text:p>
      <text:p text:style-name="P309">console.log('access the key with: ', newNoteRef.key);</text:p>
      <text:p text:style-name="_5f_heading4">Events for reference</text:p>
      <text:p text:style-name="_5f_heading4_5f_indent">child_added</text:p>
      <text:p text:style-name="P310">notesRef.on('child_added', (snapshot) =&gt; {</text:p>
      <text:p text:style-name="P310"><text:s text:c="2"/>console.log('child_added: ', snapshot.key, snapshot.val());</text:p>
      <text:p text:style-name="P310">});</text:p>
      <text:p text:style-name="_5f_heading4_5f_indent">child_changed</text:p>
      <text:p text:style-name="P310">notesRef.on('child_changed', (snapshot) =&gt; {</text:p>
      <text:p text:style-name="P310"><text:s text:c="2"/>console.log('child_changed: ', snapshot.key, snapshot.val());</text:p>
      <text:p text:style-name="P310">});</text:p>
      <text:p text:style-name="_5f_heading4_5f_indent">child_removed</text:p>
      <text:p text:style-name="P310">notesRef.on('child_removed', (snapshot) =&gt; {</text:p>
      <text:p text:style-name="P310"><text:s text:c="2"/>console.log('child_removed: ', snapshot.key, snapshot.val());</text:p>
      <text:p text:style-name="P310">});</text:p>
      <text:p text:style-name="P234">Handling Objects Returned from firebase with Object.keys</text:p>
      <text:p text:style-name="P149">Use the js Object.keys method to create an array <text:span text:style-name="T52">of strings representing </text:span>the object returned. </text:p>
      <text:p text:style-name="_5f_heading3">Actions and Firebase</text:p>
      <text:p text:style-name="_5f_heading4">redux thunk</text:p>
      <text:p text:style-name="P147">Redux middleware. Configure it in configureStore.jsx</text:p>
      <text:p text:style-name="P311">import * as redux from 'redux';</text:p>
      <text:p text:style-name="P311">import thunk from 'redux-thunk';</text:p>
      <text:p text:style-name="_5f_bodyIndent1"/>
      <text:p text:style-name="_5f_bodyIndent1"/>
      <text:p text:style-name="P2"><text:bookmark text:name="Foundation"/>Foundation</text:p>
      <text:p text:style-name="P96">CSS Framework from foundation.zurb.com/docs</text:p>
      <text:p text:style-name="P96">Install 5 new modules with npm. we</text:p>
      <text:p text:style-name="_5f_commandLine">npm install css-loader script-loader style-loader jquery foundation-sites --<text:span text:style-name="T24">save-dev</text:span></text:p>
      <text:p text:style-name="P96"/>
      <text:p text:style-name="_5f_heading4">Changes to webpack.config.js</text:p>
      <text:p text:style-name="_5f_bodyIndent1">First bring in webpack <text:span text:style-name="T25">before module.exports statement</text:span></text:p>
      <text:p text:style-name="P269">var webpack = require('webpack');</text:p>
      <text:p text:style-name="P97">then </text:p>
      <text:p text:style-name="P269">entry: [</text:p>
      <text:p text:style-name="P269"><text:s text:c="4"/>'script!jquery/dist/jquery.min.js',</text:p>
      <text:p text:style-name="P269"><text:s text:c="4"/>'script!foundation-sites/dist/js/foundation.min.js',</text:p>
      <text:p text:style-name="P269"><text:s text:c="4"/>'./app/app.jsx'</text:p>
      <text:p text:style-name="P269"><text:s text:c="2"/>],</text:p>
      <text:p text:style-name="P270"><text:s text:c="2"/>externals: {</text:p>
      <text:p text:style-name="P270"><text:s text:c="4"/>jquery: 'jQuery'</text:p>
      <text:p text:style-name="P270"><text:s text:c="2"/>},</text:p>
      <text:p text:style-name="P270"><text:s text:c="2"/>plugins: [</text:p>
      <text:p text:style-name="P270"><text:s text:c="4"/>new webpack.ProvidePlugin({</text:p>
      <text:p text:style-name="P270"><text:s text:c="6"/>'$': 'jquery',</text:p>
      <text:p text:style-name="P270"><text:s text:c="6"/>'jquery': 'jQuery'</text:p>
      <text:p text:style-name="P270"><text:s text:c="4"/>})</text:p>
      <text:p text:style-name="P270"><text:s text:c="2"/>],</text:p>
      <text:p text:style-name="P98">In app.jsx:</text:p>
      <text:p text:style-name="P270">// Load foundation</text:p>
      <text:p text:style-name="P270">require('style!css!foundation-sites/dist/css/foundation.min.css');</text:p>
      <text:p text:style-name="P270">$(document).foundation();</text:p>
      <text:p text:style-name="P98"/>
      <text:p text:style-name="_5f_heading4">Components</text:p>
      <text:p text:style-name="P99">Topbar</text:p>
      <text:p text:style-name="P99">Menu</text:p>
      <text:p text:style-name="_5f_heading4">Component Lifecycle Methods</text:p>
      <text:p text:style-name="P100">componentWillMount() invoked immediately before initial rendering. <text:span text:style-name="T26">componentDidMount() just after rendering - a good time to change DOM elements like showing a modal.</text:span></text:p>
      <text:p text:style-name="P98"/>
      <text:p text:style-name="P9">Geolocation API</text:p>
      <text:p text:style-name="P32">Google Maps expects the URL to be in the following form </text:p>
      <text:p text:style-name="P32">https://www.google.com/maps?q=</text:p>
      <text:p text:style-name="P32">with the = sign followed by lattitud comma longitude with no spaces.</text:p>
      <text:p text:style-name="P207"/>
      <text:p text:style-name="P2"><text:bookmark text:name="Git"/>GIT</text:p>
      <text:p text:style-name="P60">After installing git on the machine, open terminal and go to the root folder for the project. Enter </text:p>
      <text:p text:style-name="P344">git init</text:p>
      <text:p text:style-name="P60">Should now see .git in the directory. Now enter </text:p>
      <text:p text:style-name="P344">git status</text:p>
      <text:p text:style-name="P60">This will show the folders in the project that git sees but is not tracking. Won't need to add everything to the repository. For example, the folder <text:span text:style-name="command_20_line_20_in_20_sentence"><text:span text:style-name="T12">node_modules</text:span></text:span> is generated when the app is installed and will be specific to the machine that is running it. Don't include in repo. Also, any log files are probably not needed.</text:p>
      <text:p text:style-name="P60">Add files and folders like this:</text:p>
      <text:p text:style-name="P344">git add package.json</text:p>
      <text:p text:style-name="P361">Ignore untracked Files</text:p>
      <text:p text:style-name="P60">create new file in the root of the project named</text:p>
      <text:p text:style-name="P344">.gitignore</text:p>
      <text:p text:style-name="P60">add files and directories to be ignored to this file. Then add .<text:span text:style-name="command_20_line_20_in_20_sentence">gitignore</text:span> to the files being tracked.</text:p>
      <text:p text:style-name="P361">Make a git commit</text:p>
      <text:p text:style-name="P61">Requires 2 things: a change in the repository and a message. Run the following from the terminal</text:p>
      <text:p text:style-name="P344">git commit -m 'Initial Commit'</text:p>
      <text:p text:style-name="P61">The flag -m is for message and quoted string is message about the commit - this time initial.</text:p>
      <text:p text:style-name="P61">The project state is now saved.</text:p>
      <text:p text:style-name="P344">git commit -a -<text:span text:style-name="T13">m </text:span>'<text:span text:style-name="T13">the -</text:span>a flag adds all modified files to commit'</text:p>
      <text:p text:style-name="P225">Create an ssh Key</text:p>
      <text:p text:style-name="P62">Create ssh key to securely communicate between 2 computers - local and GitHub</text:p>
      <text:p text:style-name="P63">Check for existin ssh keys from terminal</text:p>
      <text:p text:style-name="P344">ls -al ~/.ssh</text:p>
      <text:p text:style-name="P63">Generate a new key</text:p>
      <text:p text:style-name="P344">ssh-keygen -t rsa -b 4096 -C 'occupant@wrainey.com'</text:p>
      <text:p text:style-name="P63">Accept defaults. Two new files are created - <text:span text:style-name="command_20_line_20_in_20_sentence">id_rsa</text:span> and <text:span text:style-name="command_20_line_20_in_20_sentence">id_rsa.pub</text:span> <text:s/>The first is the private key and the second is the one to give to services.</text:p>
      <text:p text:style-name="P64">Startup ssh agent and add new key:</text:p>
      <text:p text:style-name="P344">eval "$(ssh-agent -s)"</text:p>
      <text:p text:style-name="P64">Should see Agent and a process id to show that ssh-agent is running. <text:span text:style-name="T14">Next, give the agent the path to the new key</text:span></text:p>
      <text:p text:style-name="P344">ssh-add ~/.ssh/id_rsa</text:p>
      <text:p text:style-name="P65">Should see an Identity added message.</text:p>
      <text:p text:style-name="P361">Configure GitHub</text:p>
      <text:p text:style-name="P65">Login and go to 'SSH and GPG keys' from dashboard. </text:p>
      <text:p text:style-name="P65"><text:soft-page-break/>Confirm key added:</text:p>
      <text:p text:style-name="P344">ssh -T git@github.com</text:p>
      <text:p text:style-name="P66">Create new repository then use '...or push an existing repository from the command line' Copy paste first of two commands to terminal and execute from the project root file.</text:p>
      <text:p text:style-name="P66">The second command will be used throughout to push code to GitHub</text:p>
      <text:p text:style-name="P343">git push -u origin master</text:p>
      <text:p text:style-name="P343"/>
      <text:p text:style-name="P343"/>
      <text:p text:style-name="_5f_heading4">Clone a Repository</text:p>
      <text:p text:style-name="P118">Get the ssh url from github. Then</text:p>
      <text:p text:style-name="_5f_commandLine">git clone git@github.com:wrainey/react_boilerplate_03.git</text:p>
      <text:p text:style-name="P118">Change directory name, then from inside the directory run</text:p>
      <text:p text:style-name="_5f_commandLine">git remote -v</text:p>
      <text:p text:style-name="P118">See that it's still set to the boilerplate repo. Back on github, create new repo. Then use the command line to remove the current boilerplate original</text:p>
      <text:p text:style-name="P118">git remote rm origin</text:p>
      <text:p text:style-name="P118">Then copy paste the commands from github to create new remote.</text:p>
      <text:p text:style-name="P118"/>
      <text:p text:style-name="P23"/>
      <text:p text:style-name="P150"/>
      <text:p text:style-name="P150"/>
      <text:p text:style-name="P150"/>
      <text:p text:style-name="P150"/>
      <text:p text:style-name="P2"><text:bookmark text:name="Heroku"/>Heroku</text:p>
      <text:p text:style-name="P226">Deploy App Using Heroku</text:p>
      <text:p text:style-name="P68">Download and install the CLI. <text:span text:style-name="T15">Test installation with</text:span></text:p>
      <text:p text:style-name="P344">heroku --help</text:p>
      <text:p text:style-name="P69">Login to heroku</text:p>
      <text:p text:style-name="P344">heroku login</text:p>
      <text:p text:style-name="P69">Add ssh key to heroku</text:p>
      <text:p text:style-name="P344">heroku keys:add</text:p>
      <text:p text:style-name="P69">This will scan for ssh keys. Choose Y and it's done.</text:p>
      <text:p text:style-name="P69">View keys currently on account</text:p>
      <text:p text:style-name="P344">heroku keys</text:p>
      <text:p text:style-name="P69">Remove keys from account</text:p>
      <text:p text:style-name="P344">heroku keys:remove</text:p>
      <text:p text:style-name="P69">Test Connection. Look for Authentication succeeded (publickey) in the output</text:p>
      <text:p text:style-name="P344">ssh -v git@heroku.com</text:p>
      <text:p text:style-name="P69">Make 2 changes to app code needed to work with Heroku</text:p>
      <text:p text:style-name="P69">In server.js, <text:span text:style-name="T16">set a const at the beginning to either use the Heroku environment variable or to default to port 3000 if running locally.</text:span></text:p>
      <text:p text:style-name="P261">const port = process.env.PORT || 3000;</text:p>
      <text:p text:style-name="P69">change the app.listen call at the end of the file to <text:span text:style-name="T16">the new constant named port</text:span></text:p>
      <text:p text:style-name="P261"><text:s/><text:span text:style-name="T16">app.listen(port, () =&gt; {</text:span></text:p>
      <text:p text:style-name="P261"><text:s text:c="2"/>console.log(`Server is up on port ${port}`);</text:p>
      <text:p text:style-name="P261">});</text:p>
      <text:p text:style-name="P70">Now define a script in package.json. A script is just a command that can be run from the terminal. Heroku will call the start script to start the application. New script is “start”</text:p>
      <text:p text:style-name="P261"><text:s text:c="2"/>"scripts": {</text:p>
      <text:p text:style-name="P261"><text:s text:c="4"/>"test": "echo \"Error: no test specified\" &amp;&amp; exit 1",</text:p>
      <text:p text:style-name="P261"><text:s text:c="4"/>"start": "node server.js"</text:p>
      <text:p text:style-name="P260"><text:s text:c="2"/>},</text:p>
      <text:p text:style-name="P67"/>
      <text:p text:style-name="P226">Test the script using </text:p>
      <text:p text:style-name="P344">npm start</text:p>
      <text:p text:style-name="P70">Should see server port log from above. Should be able to point the browser to port 3000 to see the app. </text:p>
      <text:p text:style-name="P70">Now get ready to commit with git. Run git status. Newly modified files will show up. <text:span text:style-name="T17">To add everything seen, use the dot with add</text:span></text:p>
      <text:p text:style-name="P344">git add .</text:p>
      <text:p text:style-name="P71">Run status again to see what will be committed. Now commit with</text:p>
      <text:p text:style-name="P344"><text:soft-page-break/>git commit -m 'Setup start script and heroku port'</text:p>
      <text:p text:style-name="P71">Push up to git hub</text:p>
      <text:p text:style-name="P344">git push</text:p>
      <text:p text:style-name="P71">Now run</text:p>
      <text:p text:style-name="P344">heroku create</text:p>
      <text:p text:style-name="P72">from the app root to create an application on heroku and new remote to git repository. </text:p>
      <text:p text:style-name="P102">Test the new heroku app with</text:p>
      <text:p text:style-name="_5f_commandLine">git remote -v</text:p>
      <text:p text:style-name="P72">Then, push up to heroku using </text:p>
      <text:p text:style-name="P344">git push heroku <text:span text:style-name="T27">master</text:span></text:p>
      <text:p text:style-name="P71">URL for new app will be the 2<text:span text:style-name="T7">nd</text:span> to last remot: log. Url will also be available in dashboard. Don't really need because you can open in default browser with the following in terminal in root app directory.</text:p>
      <text:p text:style-name="P345">heroku open</text:p>
      <text:p text:style-name="P345"/>
      <text:p text:style-name="P78"/>
      <text:p text:style-name="P18">Deploying Todo Database API to Heroku</text:p>
      <text:p text:style-name="P74">Alter server.js to use port variable</text:p>
      <text:p text:style-name="P261">const port = process.env.PORT || 3000;</text:p>
      <text:p text:style-name="P74">Add a start script for Heroku to the package.json file</text:p>
      <text:p text:style-name="P262">"start": "node server/server.js",</text:p>
      <text:p text:style-name="P78">Tell Heroku which version of node to use. We're using ES6 so we ned v 6. To get version from terminal, enter <text:span text:style-name="command_20_line_20_in_20_sentence">node -v </text:span><text:span text:style-name="T18">use that version to add an engines property in package.json</text:span></text:p>
      <text:p text:style-name="P262"><text:s text:c="2"/>"engines": {</text:p>
      <text:p text:style-name="P262"><text:s text:c="4"/>"node": "6.10.0"</text:p>
      <text:p text:style-name="P262"><text:s text:c="2"/>},</text:p>
      <text:p text:style-name="P74">Now package.json is ready for Heroku</text:p>
      <text:p text:style-name="P210">Set Up MongoDB Database</text:p>
      <text:p text:style-name="P74">On Heroku dashboard, choose project and click configure add-ons. <text:span text:style-name="T19">Look for mLab. Will be created from the command line, but here is the documentation.</text:span></text:p>
      <text:p text:style-name="P75">From the command line in the todo root directory, create new Heroku app:</text:p>
      <text:p text:style-name="P344">heroku create</text:p>
      <text:p text:style-name="P75">Then tell heroku to use the mLab (mongoLab) addon <text:span text:style-name="T20">with free(sandbox) option</text:span>:</text:p>
      <text:p text:style-name="P344">heroku addons:create mongolab:sandbox</text:p>
      <text:p text:style-name="P76">Get the URI for the database using</text:p>
      <text:p text:style-name="P344">heroku config</text:p>
      <text:p text:style-name="P76">The URI variable will be available on process.env when running the app. In the mongoose.js file, change the connect statement so it will use heroku if it is available.</text:p>
      <text:p text:style-name="P261">mongoose.connect(process.env.MONGODB_URI || 'mongodb://localhost:27017/TodoApp');</text:p>
      <text:p text:style-name="P76">Make a git commit and push up to gitHub, then push it up to heroku with:</text:p>
      <text:p text:style-name="P344">git push heroku master</text:p>
      <text:p text:style-name="P77">Check the server log for application - it will show the port:</text:p>
      <text:p text:style-name="P344">heroku logs</text:p>
      <text:p text:style-name="P226">Postman Tweaks to Ease Switching Between Local and Heroku</text:p>
      <text:p text:style-name="P77">Postman Environments</text:p>
      <text:p text:style-name="P77">Start local server:</text:p>
      <text:p text:style-name="P344">node <text:span text:style-name="T21">server</text:span>/server.js</text:p>
      <text:p text:style-name="P73">In Postman, open 'Manage Environments' and add new envronment for localhost:3000 and another with the Heroku url. </text:p>
      <text:p text:style-name="P73">Modify the saved requests to use {{url}} instead of localhost:3000 and save.</text:p>
      <text:p text:style-name="P211">Set Environment Variables on Heroku</text:p>
      <text:p text:style-name="P347">heroku config</text:p>
      <text:p text:style-name="P80">to see existing from the terminal</text:p>
      <text:p text:style-name="P80"><text:soft-page-break/>To set a new env variable:</text:p>
      <text:p text:style-name="P347">heroku config:set NAME=Will</text:p>
      <text:p text:style-name="P80">To get the value of an individual environment variable:</text:p>
      <text:p text:style-name="P347">heroku config:get NAME</text:p>
      <text:p text:style-name="P80">Remove a variable</text:p>
      <text:p text:style-name="P347">heroku config:unset NAME</text:p>
      <text:p text:style-name="P80"/>
      <text:p text:style-name="P211">Configure RoboMongo to use Heroku</text:p>
      <text:p text:style-name="P79">Get the mongo info by running this on the terminal:</text:p>
      <text:p text:style-name="P347">heroku config:get MONGODB_URI</text:p>
      <text:p text:style-name="P79">The output will look something like this:</text:p>
      <text:p text:style-name="P347">mongodb://heroku_wh3c6l2p:a2idpkqrtb65pvs3ipjhg7a3kd@ds127190.mlab.com:27190/heroku_wh3c6l2p</text:p>
      <text:p text:style-name="P79">It divides out to</text:p>
      <text:p text:style-name="P79">Protocall: mongodb connection request@2.80.0</text:p>
      <text:p text:style-name="P346">mongodb://</text:p>
      <text:p text:style-name="P79">Username- everything after the protocall and up to the colon</text:p>
      <text:p text:style-name="P346">heroku_wh3c6l2p</text:p>
      <text:p text:style-name="P79">Password: everything after the colon and up to the @ symbol</text:p>
      <text:p text:style-name="P346">a2idpkqrtb65pvs3ipjhg7a3kd</text:p>
      <text:p text:style-name="P79">Address: everything after the @ and up to the next colon</text:p>
      <text:p text:style-name="P346">ds127190.mlab.com</text:p>
      <text:p text:style-name="P79">Port: everything after the colon up to the forward slash</text:p>
      <text:p text:style-name="P346">27190</text:p>
      <text:p text:style-name="P79">Database: everything after the forward slash</text:p>
      <text:p text:style-name="P346">heroku_wh3c6l2p</text:p>
      <text:p text:style-name="P346"/>
      <text:p text:style-name="_5f_bodyIndent1"/>
      <text:p text:style-name="_5f_bodyIndent1"/>
      <text:p text:style-name="_5f_bodyIndent1"/>
      <text:p text:style-name="_5f_bodyIndent1"/>
      <text:p text:style-name="P16"><text:bookmark text:name="HTML misc"/>HTML Misc</text:p>
      <text:p text:style-name="_5f_heading4">Disable Browser Validation</text:p>
      <text:p text:style-name="P334">&lt;form onSubmit={this.onSubmit.bind(this) novalidate}&gt;</text:p>
      <text:p text:style-name="P196">Add the <text:span text:style-name="codeInSentence">novalidate</text:span> attribute to form tags. CamelCase it in jsx to <text:span text:style-name="codeInSentence">noValidate</text:span></text:p>
      <text:p text:style-name="P196"/>
      <text:p text:style-name="P196"/>
      <text:p text:style-name="P196"/>
      <text:p text:style-name="P24"><text:bookmark text:name="Javascript Misc"/>Javascript Misc</text:p>
      <text:p text:style-name="P219">Binding</text:p>
      <text:p text:style-name="P236">Plain old javascript binding</text:p>
      <text:p text:style-name="P313">var obj = {</text:p>
      <text:p text:style-name="P313"><text:s text:c="2"/>name: 'Petey',</text:p>
      <text:p text:style-name="P313"><text:s text:c="2"/>printName: function () {</text:p>
      <text:p text:style-name="P313"><text:s text:c="4"/>console.log(`My name is ${this.name}`);</text:p>
      <text:p text:style-name="P313"><text:s text:c="2"/>}</text:p>
      <text:p text:style-name="P313">};</text:p>
      <text:p text:style-name="P313">obj.printName();</text:p>
      <text:p text:style-name="P313">setTimeout(obj.printName, 1000);</text:p>
      <text:p text:style-name="P313">setTimeout(obj.printName.bind(obj), 1000);</text:p>
      <text:p text:style-name="P313">setTimeout(obj.printName.bind({name: 'Mary'}, 1000)); // can bind any object</text:p>
      <text:p text:style-name="P364">Output</text:p>
      <text:p text:style-name="P313">My name is Petey</text:p>
      <text:p text:style-name="P313">My name is undefined</text:p>
      <text:p text:style-name="P313">My name is Petey</text:p>
      <text:p text:style-name="P214"/>
      <text:p text:style-name="_5f_heading3">Higher Order Functions</text:p>
      <text:p text:style-name="P151">Two important concepts: access to the arguments array in the function and the apply method</text:p>
      <text:p text:style-name="_5f_heading4">apply method </text:p>
      <text:p text:style-name="P151">available on all functions. Two arguments, first is the this keyword you want to call it with, second is an array of the arguments</text:p>
      <text:p text:style-name="P315">function one (name, location) {</text:p>
      <text:p text:style-name="P315"><text:s text:c="2"/>console.log(name, location);</text:p>
      <text:p text:style-name="P315">}</text:p>
      <text:p text:style-name="P315"/>
      <text:p text:style-name="P315">function two () {</text:p>
      <text:p text:style-name="P315"><text:s text:c="2"/>console.log('Args: ', arguments);</text:p>
      <text:p text:style-name="P315"><text:s text:c="2"/>one.apply(undefined, arguments);</text:p>
      <text:p text:style-name="P315">}</text:p>
      <text:p text:style-name="P315"/>
      <text:p text:style-name="P315">two('Baby', 'Pillow');</text:p>
      <text:p text:style-name="P315">// two.apply(undefined, ['Petey', 'sofa']);</text:p>
      <text:p text:style-name="_5f_heading4_5f_indent">Three Properties of a Higher Order Function</text:p>
      <text:list xml:id="list5650771664440750165" text:style-name="L1">
        <text:list-item>
          <text:p text:style-name="P366">It is a function </text:p>
        </text:list-item>
        <text:list-item>
          <text:p text:style-name="P366">It takes a function as its one and only argument </text:p>
        </text:list-item>
        <text:list-item>
          <text:p text:style-name="P366">It returns a function </text:p>
        </text:list-item>
      </text:list>
      <text:p text:style-name="P151">Can create a function whose goal is to modify other functions.</text:p>
      <text:p text:style-name="P152">Add additional behaviour without modifying the existing behaviour of the function passed in.</text:p>
      <text:p text:style-name="_5f_heading4_5f_indent"><text:soft-page-break/>Simple Example </text:p>
      <text:p text:style-name="P316">var add = (a, b) =&gt; a + b;</text:p>
      <text:p text:style-name="P316"/>
      <text:p text:style-name="P316">var callAndLog = (func) =&gt; {</text:p>
      <text:p text:style-name="P316"><text:s text:c="2"/>return function () {</text:p>
      <text:p text:style-name="P316"><text:s text:c="4"/>var res = func.apply(undefined, arguments);</text:p>
      <text:p text:style-name="P316"><text:s text:c="4"/>console.log(`Result is ${res}`);</text:p>
      <text:p text:style-name="P316"><text:s text:c="4"/>return res;</text:p>
      <text:p text:style-name="P316"><text:s text:c="2"/>}</text:p>
      <text:p text:style-name="P316">};</text:p>
      <text:p text:style-name="P316"/>
      <text:p text:style-name="P316">var addAndLog = callAndLog(add);</text:p>
      <text:p text:style-name="P316">console.log(addAndLog(2,3));</text:p>
      <text:p text:style-name="P316">//output</text:p>
      <text:p text:style-name="_5f_commandLine">Result is 5</text:p>
      <text:p text:style-name="_5f_commandLine">5</text:p>
      <text:p text:style-name="P152"/>
      <text:p text:style-name="P152"/>
      <text:p text:style-name="P7"><text:bookmark text:name="JQuery"/>jQuery</text:p>
      <text:p text:style-name="_5f_heading4">.attr</text:p>
      <text:p text:style-name="P33">On jQuery selected elements, you can access the attributes. Provide one argument and you get back the value of the attribute. Provide two and you set the attribute to the second argument.</text:p>
      <text:p text:style-name="_5f_code">var a = jQuery('&lt;a target="_blank"&gt;<text:span text:style-name="T3">Click this link</text:span>&lt;/a&gt;');</text:p>
      <text:p text:style-name="_5f_code">a.attr('href', 'http://www.example.com');</text:p>
      <text:p text:style-name="P223">jQuery.param</text:p>
      <text:p text:style-name="P249">jQuery.param({name: 'Meh', age: 25}); <text:s/>//returns query string "name=Meh&amp;age=25"</text:p>
      <text:p text:style-name="P36">Doesn't go in the other way though. Function to do this at links.mead.io/deparam </text:p>
      <text:p text:style-name="P36">Usage: <text:s/>j<text:span text:style-name="codeInSentence">Query.deparam(window.location.search);</text:span></text:p>
      <text:p text:style-name="P36"/>
      <text:p text:style-name="P36"/>
      <text:p text:style-name="P36"/>
      <text:p text:style-name="_5f_code"/>
      <text:p text:style-name="_5f_heading3"/>
      <text:p text:style-name="P2"><text:bookmark text:name="JSX"/>JSX</text:p>
      <text:p text:style-name="_5f_bodyIndent1">Allows you <text:span text:style-name="T5">to specify the DOM elements for components right in the js file. The logic for the component and the visuals are all in one place.</text:span></text:p>
      <text:p text:style-name="_5f_bodyIndent1">In tags, use className instead of class since there is a conflict with the js class keyword</text:p>
      <text:p text:style-name="_5f_heading4">Array of jsx expressions to render something dynamic</text:p>
      <text:p text:style-name="P159">This will render 2 paragraphs. Each needs a unique key property</text:p>
      <text:p text:style-name="P319">{[&lt;p key="1"&gt;one&lt;/p&gt;, &lt;p key="2"&gt;two&lt;/p&gt;]}</text:p>
      <text:p text:style-name="P56"/>
      <text:p text:style-name="P56"/>
      <text:p text:style-name="P56"/>
      <text:p text:style-name="P3"><text:bookmark text:name="Lodash"/>Lodash</text:p>
      <text:p text:style-name="_5f_bodyIndent1"/>
      <text:p text:style-name="_5f_heading3"/>
      <text:p text:style-name="P16"><text:bookmark text:name="Meteor"/>Meteor</text:p>
      <text:p text:style-name="P153">Download and install cli from meteor.com</text:p>
      <text:p text:style-name="_5f_heading4">Create a new project</text:p>
      <text:p text:style-name="_5f_commandLine">meteor create [project name] <text:s/>--<text:span text:style-name="T65">release [release number]</text:span></text:p>
      <text:p text:style-name="P357">meteor npm install</text:p>
      <text:p text:style-name="_5f_heading4">I<text:span text:style-name="T66">n</text:span>stall React</text:p>
      <text:p text:style-name="P358">npm install react@15.4.1 react-dom@15.4.1 react-router@3.0.0 --save</text:p>
      <text:p text:style-name="_5f_heading4">Startup Meteor</text:p>
      <text:p text:style-name="_5f_commandLine">meteor <text:span text:style-name="T53">run --release [release number]</text:span></text:p>
      <text:p text:style-name="P155">Release flag for udemy course 1.4.2.1 optional. Default stored in .meteor/release</text:p>
      <text:p text:style-name="_5f_heading4">Upgrade to a New Version</text:p>
      <text:p text:style-name="_5f_commandLine">meteor update --release [release number]</text:p>
      <text:p text:style-name="P245">Reset</text:p>
      <text:p text:style-name="P198">Wipe out collections for a clean start when developing</text:p>
      <text:p text:style-name="_5f_commandLine">meteor reset</text:p>
      <text:p text:style-name="P241">Install <text:span text:style-name="T70">SCSS </text:span>for Meteor/Atmosphere</text:p>
      <text:p text:style-name="P174">fourseven:scss <text:s/>- most popular package Note that meteor uses @= for the version</text:p>
      <text:p text:style-name="P359">meteor add fourseven:scss@=3.10.1 --release 1.4.2.1</text:p>
      <text:p text:style-name="P174">Rename /client/main.css to be /client/main.scss</text:p>
      <text:p text:style-name="_5f_heading4">Eager Loading</text:p>
      <text:p text:style-name="P154">Meteor uses certain patterns to detect files and adds them to the application. Happens automatically with files like /<text:span text:style-name="T54">client/</text:span>main.js, /<text:span text:style-name="T54">client/</text:span>main.css, /<text:span text:style-name="T54">server/main.js</text:span></text:p>
      <text:p text:style-name="P156">Meteor recommends not adding any files to the client and server folders.</text:p>
      <text:p text:style-name="_5f_heading4">Lazy Loading</text:p>
      <text:p text:style-name="P154">Done via the ES6 import keyword. </text:p>
      <text:p text:style-name="_5f_heading4">Directories with meaningful names</text:p>
      <text:p text:style-name="P156">imports: Files in this directory will not be eager-loaded.</text:p>
      <text:p text:style-name="P156">public: Files will be available to user - assets like images, pages, zips, icons<text:span text:style-name="T64">me</text:span></text:p>
      <text:p text:style-name="_5f_heading4">Named Exports vs Default Exports</text:p>
      <text:p text:style-name="P157">Named exports made with functions, objects, strings, numbers, booleans etc, multiple per file.</text:p>
      <text:p text:style-name="_5f_code">export let add = <text:s/>(a, b) =&gt; {</text:p>
      <text:p text:style-name="_5f_code"><text:s text:c="2"/>return a + b;</text:p>
      <text:p text:style-name="_5f_code">};</text:p>
      <text:p text:style-name="P318">export let pi = 3.14;</text:p>
      <text:p text:style-name="_5f_bodyIndent1">Then imported with</text:p>
      <text:p text:style-name="P317">import {<text:span text:style-name="T55">pi, </text:span>add} from './../imports/math';</text:p>
      <text:p text:style-name="P157">A maximum of one default export per file. Can also be functions, objects, strings, etc. <text:span text:style-name="T56">Don't create </text:span><text:soft-page-break/><text:span text:style-name="T56">a variable to export like pi above.</text:span></text:p>
      <text:p text:style-name="_5f_code">export default 42;</text:p>
      <text:p text:style-name="P157">Load in default by including a variable name in the import statement.</text:p>
      <text:p text:style-name="P318">import theAnswer, {pi, add} from './../imports/math';</text:p>
      <text:p text:style-name="_5f_bodyIndent1"/>
      <text:p text:style-name="_5f_heading4">Client Side Routing</text:p>
      <text:p text:style-name="P179">Meteor has built-in support. Doesn't require trip to the server and a full page refresh.</text:p>
      <text:p text:style-name="P180">Meteor suggests FlowRouter but it isn't being updated. Instead, use:</text:p>
      <text:p text:style-name="_5f_heading4">react-router</text:p>
      <text:p text:style-name="P182"><text:span text:style-name="T67">O</text:span>n client side Main.js, import <text:span text:style-name="T67">the necessary components. </text:span>browserHistory gives nice clean urls. Could also use hashHistory, but don't.</text:p>
      <text:p text:style-name="_5f_code">import { Router, Route, browserHistory } from 'react-router';</text:p>
      <text:p text:style-name="P183">Set up the routes variable</text:p>
      <text:p text:style-name="_5f_code">const routes = (</text:p>
      <text:p text:style-name="_5f_code"><text:s text:c="2"/>&lt;Router history={browserHistory}&gt;</text:p>
      <text:p text:style-name="_5f_code"><text:s text:c="4"/>&lt;Route path="/signup" component={Signup}/&gt;</text:p>
      <text:p text:style-name="_5f_code"><text:s text:c="4"/>&lt;Route path="/link" component={Link}/&gt;</text:p>
      <text:p text:style-name="_5f_code"><text:s text:c="2"/>&lt;/Router&gt;</text:p>
      <text:p text:style-name="_5f_code">);</text:p>
      <text:p text:style-name="P183">Pass the routes variable into ReactDOM.render</text:p>
      <text:p text:style-name="P327">Meteor.startup(() =&gt; {</text:p>
      <text:p text:style-name="P327"><text:s text:c="2"/>ReactDOM.render(routes, document.getElementById('app'));</text:p>
      <text:p text:style-name="P327">});</text:p>
      <text:p text:style-name="_5f_heading4_5f_indent">Switching pages within the app </text:p>
      <text:p text:style-name="P184">Two ways: Links that show up in the browser and programatically. </text:p>
      <text:p text:style-name="_5f_heading4_5f_indent">Link</text:p>
      <text:p text:style-name="_5f_code">import { Link } from 'react-router';</text:p>
      <text:p text:style-name="P185">React component to move about between pages without a full-page browser refresh. Handles history and urls.</text:p>
      <text:p text:style-name="_5f_code">&lt;Link to="/signup"&gt;Don't have an account?&lt;/Link&gt;</text:p>
      <text:p text:style-name="_5f_heading4">Component State</text:p>
      <text:p text:style-name="P186">Props can be passed in to a component, but they can't be changed. Component state can be updated and managed internally. Other components can't manage a components state, and a component can't manage the props that get passed in. </text:p>
      <text:p text:style-name="P328">export default class Signup extends React.Component {</text:p>
      <text:p text:style-name="P328"><text:s text:c="2"/>constructor(props) {</text:p>
      <text:p text:style-name="P328"><text:s text:c="4"/>super(props);</text:p>
      <text:p text:style-name="P328"><text:s text:c="4"/>this.state = {</text:p>
      <text:p text:style-name="P328"><text:s text:c="6"/>count: this.props.count || 0</text:p>
      <text:p text:style-name="P328"><text:s text:c="4"/>};</text:p>
      <text:p text:style-name="P328"><text:s text:c="2"/>}</text:p>
      <text:p text:style-name="P328">// <text:s text:c="14"/>----------------------------------</text:p>
      <text:p text:style-name="P328"><text:s text:c="2"/>increment() {</text:p>
      <text:p text:style-name="P328"><text:soft-page-break/><text:s text:c="4"/>this.setState({</text:p>
      <text:p text:style-name="P328"><text:s text:c="6"/>count: this.state.count + 1</text:p>
      <text:p text:style-name="P328"><text:s text:c="4"/>});</text:p>
      <text:p text:style-name="P328"><text:s text:c="2"/>}</text:p>
      <text:p text:style-name="P328">// <text:s text:c="14"/>----------------------------------</text:p>
      <text:p text:style-name="P328"><text:s text:c="2"/>render() {</text:p>
      <text:p text:style-name="P328"><text:s text:c="4"/>return (</text:p>
      <text:p text:style-name="P328"><text:s text:c="6"/>&lt;div&gt;</text:p>
      <text:p text:style-name="P328"><text:s text:c="8"/>&lt;h1&gt;Sign up for an account&lt;/h1&gt;</text:p>
      <text:p text:style-name="P328"><text:s text:c="8"/>&lt;p&gt;{this.state.count}&lt;/p&gt;</text:p>
      <text:p text:style-name="P328"><text:s text:c="8"/>&lt;button onClick={this.increment.bind(this)}&gt;+1&lt;/button&gt;</text:p>
      <text:p text:style-name="P328"><text:s text:c="8"/>&lt;Link to="/"&gt;Already have an account?&lt;/Link&gt;</text:p>
      <text:p text:style-name="P328"><text:s text:c="6"/>&lt;/div&gt;</text:p>
      <text:p text:style-name="P328"><text:s text:c="4"/>);</text:p>
      <text:p text:style-name="P328"><text:s text:c="2"/>}</text:p>
      <text:p text:style-name="P328">};</text:p>
      <text:p text:style-name="P183"/>
      <text:p text:style-name="_5f_heading4">Meteor Authentication</text:p>
      <text:p text:style-name="_5f_heading4_5f_indent">Enable with </text:p>
      <text:p text:style-name="_5f_commandLine">meteor add accounts-password</text:p>
      <text:p text:style-name="_5f_heading4_5f_indent">Import with</text:p>
      <text:p text:style-name="_5f_code"><text:tab/>import { Accounts } from 'meteor/accounts-base';</text:p>
      <text:p text:style-name="_5f_bodyIndent1">Docs on docs.meteor.com under Accounts… and Passwords</text:p>
      <text:p text:style-name="_5f_heading4_5f_indent"><text:span text:style-name="T69">Create User </text:span>Submit Handler</text:p>
      <text:p text:style-name="P187">React way of targeting event source is to give tag a <text:s/>refs attribute</text:p>
      <text:p text:style-name="P329"><text:s/>&lt;input type="email" ref="email" name="email" placeholder="Email"/&gt;</text:p>
      <text:p text:style-name="P329"><text:s/>&lt;input type="password" ref="password" name="password" placeholder="Password"/&gt;</text:p>
      <text:p text:style-name="P187">Then access in handler with (trim optional) <text:span text:style-name="T68">Simple example without authentication</text:span></text:p>
      <text:p text:style-name="P330">let email = this.refs.email.value.trim();</text:p>
      <text:p text:style-name="P330">let password = this.refs.password.value.trim();</text:p>
      <text:p text:style-name="P330"/>
      <text:p text:style-name="P330">Accounts.createUser({email, password}, (err) =&gt; {</text:p>
      <text:p text:style-name="P330"><text:s text:c="2"/>console.log('signup callback: ', err);</text:p>
      <text:p text:style-name="P330">});</text:p>
      <text:p text:style-name="_5f_bodyIndent1"><text:span text:style-name="T68">Meteor creates users database if needed, saves new user, and logs user in - all in one step.</text:span> <text:s text:c="5"/></text:p>
      <text:p text:style-name="_5f_heading4">Meteor <text:span text:style-name="T74">Errors - Built-in</text:span> <text:s text:c="3"/></text:p>
      <text:p text:style-name="P181"/>
      <text:p text:style-name="P244">Throw a Meteor Error</text:p>
      <text:p text:style-name="P335">throw new Meteor.Error('error code string or number', 'Custom Error Message')</text:p>
      <text:p text:style-name="P243"><text:span text:style-name="T76">New User </text:span>Validation with simpl-schema</text:p>
      <text:p text:style-name="P195">Meteor provides a hook <text:span text:style-name="T76">on the Accounts objecs.</text:span> - <text:span text:style-name="T76">pass in a </text:span>callback, and it will <text:span text:style-name="T76">be </text:span>call<text:span text:style-name="T76">ed</text:span> <text:span text:style-name="T76">every time someone tries to create</text:span> a new account.</text:p>
      <text:p text:style-name="P333">Accounts.validateNewUser(() =&gt; {</text:p>
      <text:p text:style-name="P196"><text:soft-page-break/>This callback allows us to stop the addUser process if the data is invalid</text:p>
      <text:p text:style-name="_5f_heading4">Finished Example</text:p>
      <text:p text:style-name="P336"><text:s text:c="2"/>Accounts.validateNewUser((user) =&gt; {</text:p>
      <text:p text:style-name="P336"><text:s text:c="4"/>const email = user.emails[0].address;</text:p>
      <text:p text:style-name="P336"><text:s text:c="4"/>try {</text:p>
      <text:p text:style-name="P336"><text:s text:c="6"/>new SimpleSchema({</text:p>
      <text:p text:style-name="P336"><text:s text:c="8"/>email: {</text:p>
      <text:p text:style-name="P336"><text:s text:c="10"/>type: String,</text:p>
      <text:p text:style-name="P336"><text:s text:c="10"/>regEx: SimpleSchema.RegEx.Email</text:p>
      <text:p text:style-name="P336"><text:s text:c="8"/>}</text:p>
      <text:p text:style-name="P336"><text:s text:c="6"/>}).validate({email});</text:p>
      <text:p text:style-name="P336"><text:s text:c="4"/>} catch (err) {</text:p>
      <text:p text:style-name="P336"><text:s text:c="6"/>throw new Meteor.Error(400, err.message);</text:p>
      <text:p text:style-name="P336"><text:s text:c="4"/>}</text:p>
      <text:p text:style-name="P336"><text:s text:c="4"/>return true</text:p>
      <text:p text:style-name="P336"><text:s text:c="2"/>});</text:p>
      <text:p text:style-name="P181"/>
      <text:p text:style-name="_5f_heading2">Publications and Subscriptions</text:p>
      <text:p text:style-name="P199"><text:span text:style-name="T79">Securely Fetch Data. </text:span>Allows to sync only a subset of the server side database to a client - can use info specific to that client.</text:p>
      <text:p text:style-name="P246">Remove Autopublish</text:p>
      <text:p text:style-name="_5f_commandLine">meteor remove autopublish</text:p>
      <text:p text:style-name="P200">Once this is done, must set up publications and subscriptions.</text:p>
      <text:p text:style-name="_5f_heading4">See Booleans and Props available on Meteor Object</text:p>
      <text:p text:style-name="P201">In console:</text:p>
      <text:p text:style-name="_5f_code">require('meteor/meteor').Meteor;</text:p>
      <text:p text:style-name="P247">Setup Publication</text:p>
      <text:p text:style-name="P202">if code is running on both client and server, use Meteor property to determine environment. <text:span text:style-name="T78">Meteor.publish first param is a name for publication. Second is function that determines what is published.</text:span></text:p>
      <text:p text:style-name="P337">if (Meteor.isServer) {</text:p>
      <text:p text:style-name="P337"><text:s text:c="2"/>Meteor.publish('linksPub', () =&gt; {</text:p>
      <text:p text:style-name="P337"><text:s text:c="4"/>return Links.find();</text:p>
      <text:p text:style-name="P337"><text:s text:c="2"/>});</text:p>
      <text:p text:style-name="P337">}</text:p>
      <text:p text:style-name="P247">Subscribe to a Publication</text:p>
      <text:p text:style-name="P201">In the place where the data is used - like in a call to Tracker.autorun</text:p>
      <text:p text:style-name="P337">Meteor.subscribe('linksPub');</text:p>
      <text:p text:style-name="P248">Retrieve userId when Publishing</text:p>
      <text:p text:style-name="P203">A call to<text:span text:style-name="codeInSentence"> Meteor.userId()</text:span> doesn't work. It can be used anywhere but in publish. Instead, in Meteor.publish callback, change callback to an anonymous function to give access to this binding, then use <text:span text:style-name="codeInSentence">this.userId</text:span>. Will be undefined if user is not logged in. </text:p>
      <text:p text:style-name="P338"><text:soft-page-break/><text:s text:c="2"/>Meteor.publish('linksPub', function () {</text:p>
      <text:p text:style-name="P338"><text:s text:c="4"/>return Links.find({userId: this.userId});</text:p>
      <text:p text:style-name="P338"><text:s text:c="2"/>});</text:p>
      <text:p text:style-name="_5f_heading2">Methods</text:p>
      <text:p text:style-name="P367">Securely Update, Create and Remove Documents. Will do things like validate arguments, throw errors, make database requests etc. Methods are defined on both the server and the client. Allows us to securely make changes on the server and also simulate those changes on the client for faster rendering. </text:p>
      <text:p text:style-name="P204">generally use ES5 function syntax for access to this, but can shorten</text:p>
      <text:p text:style-name="_5f_heading4">Defining Methods</text:p>
      <text:p text:style-name="P339">Meteor.methods({</text:p>
      <text:p text:style-name="P339"><text:s text:c="2"/>doSomething() {</text:p>
      <text:p text:style-name="P339"><text:s text:c="4"/>console.log('doing something');</text:p>
      <text:p text:style-name="P339"><text:s text:c="4"/>return 'something';</text:p>
      <text:p text:style-name="P339"><text:s text:c="2"/>}</text:p>
      <text:p text:style-name="P339">});</text:p>
      <text:p text:style-name="_5f_heading4">Calling Methods</text:p>
      <text:p text:style-name="P340">Meteor.call(</text:p>
      <text:p text:style-name="P204"/>
      <text:p text:style-name="P204"/>
      <text:p text:style-name="P204"/>
      <text:p text:style-name="P204"/>
      <text:p text:style-name="P204"/>
      <text:p text:style-name="P204"/>
      <text:p text:style-name="P181"/>
      <text:p text:style-name="_5f_bodyIndent1"/>
      <text:p text:style-name="_5f_bodyIndent1"/>
      <text:p text:style-name="_5f_bodyIndent1"/>
      <text:p text:style-name="_5f_bodyIndent1"/>
      <text:p text:style-name="_5f_bodyIndent1"/>
      <text:p text:style-name="_5f_bodyIndent1"/>
      <text:p text:style-name="P11"><text:bookmark text:name="Local Storage"/>Local Storage</text:p>
      <text:p text:style-name="_5f_bodyIndent1"/>
      <text:p text:style-name="P282">var $ = require('jquery');</text:p>
      <text:p text:style-name="P282"/>
      <text:p text:style-name="P282">module.exports = {</text:p>
      <text:p text:style-name="P282">// <text:s text:c="3"/>--------------------------------------------------------------------------</text:p>
      <text:p text:style-name="P282"><text:s text:c="2"/>setTodos: function(todos) {</text:p>
      <text:p text:style-name="P282"><text:s text:c="4"/>if ($.isArray(todos)) {</text:p>
      <text:p text:style-name="P282"><text:s text:c="6"/>localStorage.setItem('todos', JSON.stringify(todos));// key/val pair, strings</text:p>
      <text:p text:style-name="P282"><text:s text:c="6"/>return todos;</text:p>
      <text:p text:style-name="P282"><text:s text:c="4"/>}</text:p>
      <text:p text:style-name="P282"><text:s text:c="2"/>},</text:p>
      <text:p text:style-name="P282">// <text:s text:c="3"/>--------------------------------------------------------------------------</text:p>
      <text:p text:style-name="P282"><text:s text:c="2"/>getTodos: <text:s/>function() {</text:p>
      <text:p text:style-name="P282"><text:s text:c="4"/>var stringTodos = localStorage.getItem('todos'); <text:s/>// only stores strings</text:p>
      <text:p text:style-name="P282"><text:s text:c="4"/>var todos = []; <text:s/>// if no valid data in stringTodos, will return empty array</text:p>
      <text:p text:style-name="P282"><text:s text:c="4"/>try {</text:p>
      <text:p text:style-name="P282"><text:s text:c="6"/>todos = JSON.parse(stringTodos);</text:p>
      <text:p text:style-name="P282"><text:s text:c="4"/>} catch (e) {</text:p>
      <text:p text:style-name="P282"/>
      <text:p text:style-name="P282"><text:s text:c="4"/>}</text:p>
      <text:p text:style-name="P282"><text:s text:c="4"/>return $.isArray(todos) ? todos : [];</text:p>
      <text:p text:style-name="P282"><text:s text:c="2"/>}</text:p>
      <text:p text:style-name="P282">};</text:p>
      <text:p text:style-name="P282"/>
      <text:p text:style-name="P284">Clear local storage from the console:</text:p>
      <text:p text:style-name="P284">localStorate.removeItem('itemName');</text:p>
      <text:p text:style-name="P2"><text:bookmark text:name="Mocha"/>Mocha</text:p>
      <text:p text:style-name="_5f_heading4">Testing <text:span text:style-name="T28">with Karma Test Runner</text:span></text:p>
      <text:p text:style-name="P349"><text:s/>npm install karma karma-chrome-launcher karma-mocha karma-mocha-reporter karma-sourcemap-loader karma-webpack mocha expect --save-dev</text:p>
      <text:p text:style-name="_5f_heading4">Example Mocha Test</text:p>
      <text:p text:style-name="P271">var assert = require('assert');</text:p>
      <text:p text:style-name="P271">describe('Array', function() {</text:p>
      <text:p text:style-name="P271"><text:s text:c="2"/>describe('#indexOf()', function() {</text:p>
      <text:p text:style-name="P271"><text:s text:c="4"/>it('should return -1 when the value is not present', function() {</text:p>
      <text:p text:style-name="P271"><text:s text:c="6"/>assert.equal(-1, [1,2,3].indexOf(4));</text:p>
      <text:p text:style-name="P271"><text:s text:c="4"/>});</text:p>
      <text:p text:style-name="P271"><text:s text:c="2"/>});</text:p>
      <text:p text:style-name="P271">});</text:p>
      <text:p text:style-name="P103"/>
      <text:p text:style-name="_5f_heading4">Asynchronous Testing</text:p>
      <text:p text:style-name="P112">Pass <text:span text:style-name="codeInSentence">done</text:span> into the function for it. This causes mocha to pause until done is called.</text:p>
      <text:p text:style-name="P103"/>
      <text:p text:style-name="P103"/>
      <text:p text:style-name="P2"><text:bookmark text:name="Moment"/>Moment</text:p>
      <text:p text:style-name="P34">Time library</text:p>
      <text:p text:style-name="_5f_heading4">Unix Timestamp</text:p>
      <text:p text:style-name="P283">var moment = require('moment');</text:p>
      <text:p text:style-name="_5f_code">var now = moment();</text:p>
      <text:p text:style-name="_5f_code">console.log('current timestamp', now.unix());</text:p>
      <text:p text:style-name="_5f_heading4">convert <text:span text:style-name="T41">unix timestamp </text:span>back to <text:span text:style-name="T41">readable date</text:span></text:p>
      <text:p text:style-name="P283">var sampleTimestamp = 1490737956;</text:p>
      <text:p text:style-name="P283">var sampleMoment = moment.unix(sampleTimestamp);</text:p>
      <text:p text:style-name="P283">console.log(sampleMoment.format());</text:p>
      <text:p text:style-name="P284">Sample Format</text:p>
      <text:p text:style-name="P284">console.log(now.format('Do of MMMM YYYY @ h:mm a'));</text:p>
      <text:p text:style-name="P284">// 28th of March, 2017 @ 6:08 pm</text:p>
      <text:p text:style-name="_5f_bodyIndent1"/>
      <text:p text:style-name="P220"/>
      <text:p text:style-name="P16"><text:bookmark text:name="MongoDB"/>MongoDB</text:p>
      <text:p text:style-name="P27">MongoDB Mongoose and REST APIs</text:p>
      <text:p text:style-name="P160">Install Mongo. rename folder mongo an place in user directory. Make another directory in the user d named mongo-data.</text:p>
      <text:p text:style-name="P160">Executables in the bin folder</text:p>
      <text:p text:style-name="P160">mongod: starts up the database server. Execute from within the bin folder</text:p>
      <text:p text:style-name="P352">./mongod --dbpath ~/mongo-data</text:p>
      <text:p text:style-name="P351">~mongo/bin/mongod --dbpath ~/mongo-data</text:p>
      <text:p text:style-name="P160">mongo: allows us to connect to the server and run commands. <text:span text:style-name="T58">Open new tab and run mongo</text:span></text:p>
      <text:p text:style-name="P352">./<text:span text:style-name="T58">mongo</text:span></text:p>
      <text:p text:style-name="P221">Test Commands:</text:p>
      <text:p text:style-name="P237">Create a record</text:p>
      <text:p text:style-name="P352">&gt; db.Todos.insert({text: 'Feed cats'})</text:p>
      <text:p text:style-name="P161">will get back a WriteResult with the number of records created</text:p>
      <text:p text:style-name="P237">Retrieve all records</text:p>
      <text:p text:style-name="P352">&gt; db.Todos.find()</text:p>
      <text:p text:style-name="P221">Install RoboMongo graphical interface</text:p>
      <text:p text:style-name="P161">robomongo.org </text:p>
      <text:p text:style-name="P221">NoSQL Vocabulary</text:p>
      <text:p text:style-name="P162"><text:span text:style-name="_5f_bodyIndentBoldInSentence">Collection:</text:span> Similar to a table in SQL, but is more of a JSON-like array of objects</text:p>
      <text:p text:style-name="P162"><text:span text:style-name="_5f_bodyIndentBoldInSentence">Document:</text:span> Similar to a row or record in SQL </text:p>
      <text:p text:style-name="P162"><text:span text:style-name="_5f_bodyIndentBoldInSentence">Field:</text:span> <text:span text:style-name="T57">Like a column </text:span>in SQL but different in that not all objects have to have the same fields. </text:p>
      <text:p text:style-name="P237">Connect to Mongo from Within Node App</text:p>
      <text:p text:style-name="P162">Use npm module Node Mongo DB Native</text:p>
      <text:p text:style-name="P163">Install mongo from within project root folder:</text:p>
      <text:p text:style-name="P352">npm install mongodb@2.2.5 --save</text:p>
      <text:p text:style-name="P163">Connect to database from within a file:</text:p>
      <text:p text:style-name="P321">const MongoClient = require('mongodb').MongoClient;</text:p>
      <text:p text:style-name="P321">MongoClient.connect('mongodb://localhost:27017/TodoApp', (err, db) =&gt; {</text:p>
      <text:p text:style-name="P321"><text:s text:c="2"/><text:span text:style-name="T59">if (err) {</text:span></text:p>
      <text:p text:style-name="P320"><text:s text:c="4"/>return console.log('Unable to connect to MongoDB server');</text:p>
      <text:p text:style-name="P320"><text:s text:c="2"/>}</text:p>
      <text:p text:style-name="P320"><text:s text:c="2"/>console.log('Connected to MongoDB server');</text:p>
      <text:p text:style-name="P320"/>
      <text:p text:style-name="P320"><text:s text:c="2"/>db.close();</text:p>
      <text:p text:style-name="P321">});</text:p>
      <text:p text:style-name="P163"><text:soft-page-break/>First argument to connect is the url of the database, if database by the name TodoApp doesn't exist, one will be created, <text:span text:style-name="T60">but not until data is added to it</text:span>. Second is the callback which receives error object and database object. </text:p>
      <text:p text:style-name="P163">The return statement is used to prevent the rest of the function from running if an error.</text:p>
      <text:p text:style-name="P164">ops attribute will hold all of the docs that were inserted. </text:p>
      <text:p text:style-name="P165">The objectId contains the time the record was created. To extract it, </text:p>
      <text:p text:style-name="P321">console.log(result.ops[0]._id.getTimestamp());</text:p>
      <text:p text:style-name="_5f_heading2">Creating a MongoDB Collection in Meteor</text:p>
      <text:p text:style-name="P238">Mongo Console in the Terminal</text:p>
      <text:p text:style-name="P353">meteor mongo --release 1.4.2.1</text:p>
      <text:p text:style-name="P167">View the new collection</text:p>
      <text:p text:style-name="P353">db.players.find()</text:p>
      <text:p text:style-name="_5f_heading4">Wipe the database </text:p>
      <text:p text:style-name="_5f_bodyIndent1">First quit out of meteor, then</text:p>
      <text:p text:style-name="P354">meteor reset </text:p>
      <text:p text:style-name="P354">meteor run </text:p>
      <text:p text:style-name="_5f_heading4">Find an element in the databas </text:p>
      <text:p text:style-name="P355">db.players.find({name: 'meh'})</text:p>
      <text:p text:style-name="_5f_heading4">Remove and element in the database </text:p>
      <text:p text:style-name="P355">db.players.remove({prop: val}) //empty object removes all</text:p>
      <text:p text:style-name="P354"/>
      <text:p text:style-name="_5f_heading4">The players.js file</text:p>
      <text:p text:style-name="P322">import {Mongo} from 'meteor/mongo';</text:p>
      <text:p text:style-name="P322"><text:s/>export const Players = new Mongo.Collection('players'); </text:p>
      <text:p text:style-name="P166"><text:span text:style-name="T61">This file just creates a collection. </text:span>The one argument is the name of the collection.</text:p>
      <text:p text:style-name="_5f_heading4">The server/main.js file </text:p>
      <text:p text:style-name="_5f_code">import {Meteor} from 'meteor/meteor';</text:p>
      <text:p text:style-name="_5f_code">import {Players} from './../imports/api/players';</text:p>
      <text:p text:style-name="P239">The client/main.js file </text:p>
      <text:p text:style-name="P323">import React from 'react';</text:p>
      <text:p text:style-name="P323">import ReactDOM from 'react-dom';</text:p>
      <text:p text:style-name="P323">import {Meteor} from 'meteor/meteor';</text:p>
      <text:p text:style-name="P323">import {Players} from './../imports/api/players';</text:p>
      <text:p text:style-name="P168">The import for Players is the exact same as on the server file. This creates a minimongo instance on the client side. </text:p>
      <text:p text:style-name="_5f_heading4">MiniMongo</text:p>
      <text:p text:style-name="P166">Client side implementation of MongoDB. Allows a synchronous api. <text:span text:style-name="T61">Client side js makes sync function calls to MiniMongo</text:span></text:p>
      <text:p text:style-name="_5f_heading4_5f_indent">DDP Distributed Data Protocall</text:p>
      <text:p text:style-name="P168"><text:soft-page-break/>Used to sync up distributed databases - browser minimongos and the server db. Happens behind the <text:s/>scenes. Handles security and permission errors</text:p>
      <text:p text:style-name="P168">Import the collection in the same way it is done on the server</text:p>
      <text:p text:style-name="_5f_heading4">Tracker</text:p>
      <text:p text:style-name="P169">Built into Meteor. Tracks queries and reruns code when those queries change. Import it:</text:p>
      <text:p text:style-name="_5f_code">import {Tracker} from 'meteor/tracker';</text:p>
      <text:p text:style-name="P169">then start <text:s/>it with </text:p>
      <text:p text:style-name="P324">Tracker.autorun(function () {</text:p>
      <text:p text:style-name="P324"><text:s text:c="2"/>console.log('Players List: ', Players.find().fetch());</text:p>
      <text:p text:style-name="P324">});</text:p>
      <text:p text:style-name="P324"/>
      <text:p text:style-name="P169"/>
      <text:p text:style-name="P169"/>
      <text:p text:style-name="P168"/>
      <text:p text:style-name="P168"/>
      <text:p text:style-name="_5f_bodyIndent1"/>
      <text:p text:style-name="P2"><text:bookmark text:name="Mustache"/><text:span text:style-name="T4">m</text:span>ustache.js</text:p>
      <text:p text:style-name="P35"><text:span text:style-name="T4">Client side. </text:span>Makes it easier to define markup and render multiple times using templates.</text:p>
      <text:p text:style-name="_5f_heading4">html</text:p>
      <text:p text:style-name="_5f_code">&lt;script id="message-template" type="text/template"&gt;</text:p>
      <text:p text:style-name="_5f_code"><text:s text:c="2"/>&lt;p&gt;{{text}}&lt;/p&gt;</text:p>
      <text:p text:style-name="_5f_code">&lt;/script&gt;</text:p>
      <text:p text:style-name="_5f_heading4">javascript</text:p>
      <text:p text:style-name="_5f_code"><text:s text:c="2"/>var template = jQuery('#message-template').html() <text:s/>// returns markup in template;</text:p>
      <text:p text:style-name="_5f_code"><text:s text:c="2"/>var <text:s/>html = Mustache.render(template, {</text:p>
      <text:p text:style-name="_5f_code"><text:s text:c="4"/>text: 'hello world'</text:p>
      <text:p text:style-name="_5f_code"><text:s text:c="2"/>});</text:p>
      <text:p text:style-name="_5f_code"><text:s text:c="2"/>jQuery('#messages').append(html);</text:p>
      <text:p text:style-name="P205"/>
      <text:p text:style-name="P15"><text:bookmark text:name="Node"/>Node</text:p>
      <text:p text:style-name="P205"/>
      <text:p text:style-name="P30">Built-in - no need for npm.</text:p>
      <text:p text:style-name="P222">Path</text:p>
      <text:p text:style-name="_5f_code">const path = require('path');</text:p>
      <text:p text:style-name="P29">Path.join() <text:s/>- Cleans up path by resolving moves in and out of directories</text:p>
      <text:p text:style-name="_5f_heading4">__<text:span text:style-name="T2">dirname</text:span></text:p>
      <text:p text:style-name="_5f_bodyIndent1">Directory name of the current module.</text:p>
      <text:p text:style-name="_5f_heading4">http </text:p>
      <text:p text:style-name="P120">Built in module</text:p>
      <text:p text:style-name="P120"/>
      <text:p text:style-name="_5f_heading4">uuid</text:p>
      <text:p text:style-name="P121">Universally Unique ID - Node package generates. Long random string that uses the timestamp </text:p>
      <text:p text:style-name="_5f_commandLine">npm install node-uuid --save-dev</text:p>
      <text:p text:style-name="P121"/>
      <text:p text:style-name="_5f_heading3">Nodemon</text:p>
      <text:p text:style-name="_5f_heading3"/>
      <text:p text:style-name="_5f_heading3"/>
      <text:p text:style-name="P16">Numeraljs</text:p>
      <text:p text:style-name="P178">Format and manipulate numbers</text:p>
      <text:p text:style-name="_5f_commandLine">meteor npm install numeral@2.0.1 --save</text:p>
      <text:p text:style-name="P178"/>
      <text:p text:style-name="P178"/>
      <text:p text:style-name="P178"/>
      <text:p text:style-name="_5f_heading3"/>
      <text:p text:style-name="_5f_heading3"/>
      <text:p text:style-name="_5f_heading3"/>
      <text:p text:style-name="P16"><text:bookmark text:name="pixijs"/>pixi.js</text:p>
      <text:p text:style-name="P197">Install</text:p>
      <text:p text:style-name="P360">meteor npm install --save pixi</text:p>
      <text:p text:style-name="_5f_code">import pixi from 'pixi';</text:p>
      <text:p text:style-name="P373">Create a renderer</text:p>
      <text:p text:style-name="P371">let renderer = PIXI.autoDetectRenderer(256,256,{</text:p>
      <text:p text:style-name="P371"><text:s text:c="2"/>antialias: false,</text:p>
      <text:p text:style-name="P371"><text:s text:c="2"/>transparent: false,</text:p>
      <text:p text:style-name="P371"><text:s text:c="2"/>resolution: 1</text:p>
      <text:p text:style-name="P371">});</text:p>
      <text:p text:style-name="P365">Creates either <text:span text:style-name="codeInSentence">PIXI.WebGLRenderer </text:span>or <text:span text:style-name="codeInSentence">PIXI.CanvasRenderer</text:span></text:p>
      <text:p text:style-name="P365">Third argument is optional, these are the defaults. Also an optional fourth argument <text:span text:style-name="codeInSentence">preserveDrawingBuffer </text:span>defaults to false. Set to true if converting Pixi canvas to html image object.</text:p>
      <text:p text:style-name="P373">Basic Example Using Aliases</text:p>
      <text:p text:style-name="P372">//---------------------------- Setup Aliases -----------------------------------</text:p>
      <text:p text:style-name="P372">let Container = PIXI.Container,</text:p>
      <text:p text:style-name="P372"><text:s text:c="2"/>autoDetectRenderer = PIXI.autoDetectRenderer,</text:p>
      <text:p text:style-name="P372"><text:s text:c="2"/>loader = PIXI.loader,</text:p>
      <text:p text:style-name="P372"><text:s text:c="2"/>resources = PIXI.resources,</text:p>
      <text:p text:style-name="P372"><text:s text:c="2"/>Sprite = PIXI.Sprite;</text:p>
      <text:p text:style-name="P372"/>
      <text:p text:style-name="P372">let stage = new Container(),</text:p>
      <text:p text:style-name="P372"><text:s text:c="2"/>renderer = autoDetectRenderer(256,256);</text:p>
      <text:p text:style-name="P372">document.body.appendChild(renderer.view);</text:p>
      <text:p text:style-name="P372">//---------------------------- Add a single sprite -----------------------------</text:p>
      <text:p text:style-name="P372">loader</text:p>
      <text:p text:style-name="P372"><text:s text:c="2"/>.add("images/gnomeSingle.png")</text:p>
      <text:p text:style-name="P372"><text:s text:c="2"/>.load(() =&gt; {</text:p>
      <text:p text:style-name="P372"><text:s text:c="4"/>let gnome = new PIXI.Sprite(</text:p>
      <text:p text:style-name="P372"><text:s text:c="6"/>PIXI.loader.resources["images/gnomeSingle.png"].texture</text:p>
      <text:p text:style-name="P372"><text:s text:c="4"/>);</text:p>
      <text:p text:style-name="P372"><text:s text:c="4"/>stage.addChild(gnome);</text:p>
      <text:p text:style-name="P372"><text:s text:c="4"/>renderer.render(stage);</text:p>
      <text:p text:style-name="P372"><text:s text:c="2"/>});</text:p>
      <text:p text:style-name="P368"/>
      <text:p text:style-name="P369"/>
      <text:p text:style-name="P197"/>
      <text:p text:style-name="P197"/>
      <text:p text:style-name="P197"/>
      <text:p text:style-name="P197"/>
      <text:p text:style-name="P4"><text:bookmark text:name="Raspberry PI"/>Raspberry Pi</text:p>
      <text:p text:style-name="_5f_commandLine">ssh 192.168.0.114 -l pi <text:s text:c="2"/>[b1ng0]</text:p>
      <text:p text:style-name="P16"><text:bookmark text:name="React"/>React</text:p>
      <text:p text:style-name="_5f_heading4">Create a React/<text:span text:style-name="T77">Meteor</text:span> App</text:p>
      <text:p text:style-name="_5f_commandLine">npm init</text:p>
      <text:p text:style-name="_5f_commandLine">npm install --save react react-dom</text:p>
      <text:p text:style-name="P40">ref is an attribute that allows you to give a property a name that can be used in js.</text:p>
      <text:p text:style-name="P41">onSubmit is a built-in React </text:p>
      <text:p text:style-name="P41">function that expects a function that it will call</text:p>
      <text:p text:style-name="_5f_heading4">Two types of data in a component:</text:p>
      <text:p text:style-name="P42">props - passed into the component as you initialize it</text:p>
      <text:p text:style-name="P42">state - internally maintained and updated by the component. <text:span text:style-name="T6">State can be changed, props can't</text:span></text:p>
      <text:p text:style-name="P42">A component can't update props, so we assign them to state, which it can update. Must update through the function setState, which will trigger a rerender of the component</text:p>
      <text:p text:style-name="P43">Presentational Component: Doesn't maintain state. Simply renders things to the browser and call functions when the user interacts. </text:p>
      <text:p text:style-name="P43">Container Components: Maintain state and render children. All visible elements are in children. <text:span text:style-name="T6">Shouldn't do much rendering other than children</text:span> </text:p>
      <text:p text:style-name="_5f_heading4">React Router</text:p>
      <text:p text:style-name="_5f_commandLine">npm install react-router --save</text:p>
      <text:p text:style-name="P253">var {Route, Router, IndexRoute, hashHistory} = require('react-router');</text:p>
      <text:p text:style-name="P52">First 3 are components we can use to configure the urls that users will visit</text:p>
      <text:p text:style-name="_5f_commandLine">app.jsx</text:p>
      <text:p text:style-name="P254">ReactDOM.render(</text:p>
      <text:p text:style-name="P254"><text:s text:c="2"/>&lt;Router history={hashHistory}&gt;</text:p>
      <text:p text:style-name="P254"><text:s text:c="4"/>&lt;Route path="/" component={Main}&gt;</text:p>
      <text:p text:style-name="P254"><text:s text:c="6"/>&lt;Route path="about" component={About}/&gt;</text:p>
      <text:p text:style-name="P254"><text:s text:c="6"/>&lt;Route path="examples" component={Examples}/&gt;</text:p>
      <text:p text:style-name="P254"><text:s text:c="6"/>&lt;IndexRoute component={Weather}/&gt;</text:p>
      <text:p text:style-name="P254"><text:s text:c="4"/>&lt;/Route&gt;</text:p>
      <text:p text:style-name="P254"><text:s text:c="2"/>&lt;/Router&gt;,</text:p>
      <text:p text:style-name="P254"><text:s text:c="2"/>document.getElementById('app')</text:p>
      <text:p text:style-name="P254">);</text:p>
      <text:p text:style-name="_5f_commandLine">Nav.jsx</text:p>
      <text:p text:style-name="P254"><text:s text:c="6"/>&lt;div&gt;</text:p>
      <text:p text:style-name="P254"><text:s text:c="8"/>&lt;h3&gt;Nav Component&lt;/h3&gt;</text:p>
      <text:p text:style-name="P254"><text:s text:c="8"/>&lt;Link to="/"&gt;Get Weather&lt;/Link&gt;</text:p>
      <text:p text:style-name="P254"><text:s text:c="8"/>&lt;Link to="/about"&gt;About&lt;/Link&gt;</text:p>
      <text:p text:style-name="P254"><text:s text:c="8"/>&lt;Link to="/examples"&gt;Examples&lt;/Link&gt;</text:p>
      <text:p text:style-name="P254"><text:s text:c="6"/>&lt;/div&gt;</text:p>
      <text:p text:style-name="P188">Can use Link or IndexLink. If using IndexRoute, use IndexLink. </text:p>
      <text:p text:style-name="_5f_heading4">react-router browserHistory</text:p>
      <text:p text:style-name="P189"><text:span text:style-name="codeInSentence">browserHistory.getCurrentLocation()</text:span> <text:s/>Returns an object with the property pathname</text:p>
      <text:p text:style-name="P191"><text:soft-page-break/>To use in .js files, import and use:</text:p>
      <text:p text:style-name="P192"/>
      <text:p text:style-name="P191">To use it in dev tools, add the following to main.js:</text:p>
      <text:p text:style-name="_5f_code">window.browserHistory = browserHistory;</text:p>
      <text:p text:style-name="P190"><text:span text:style-name="codeInSentence">browserHistory.</text:span><text:span text:style-name="codeInSentence"><text:span text:style-name="T71">push</text:span></text:span><text:span text:style-name="codeInSentence">(</text:span><text:span text:style-name="codeInSentence"><text:span text:style-name="T72">'pathstring'</text:span></text:span><text:span text:style-name="codeInSentence">)</text:span> <text:s/><text:span text:style-name="T71">Sends the browser to a new page and adds the new page to the history</text:span></text:p>
      <text:p text:style-name="P190"><text:span text:style-name="codeInSentence">browserHistory.</text:span><text:span text:style-name="codeInSentence"><text:span text:style-name="T73">replace</text:span></text:span><text:span text:style-name="codeInSentence">(</text:span><text:span text:style-name="codeInSentence"><text:span text:style-name="T72">'pathstring'</text:span></text:span><text:span text:style-name="codeInSentence">)</text:span> <text:s/><text:span text:style-name="T71">Sends the browser to a new page by replacing the current page in history. Good for redirects because it doesn't break back button for backing off of site.</text:span></text:p>
      <text:p text:style-name="_5f_heading4">Conditionally Render a Component</text:p>
      <text:p text:style-name="P55">Partial Example:</text:p>
      <text:p text:style-name="P256"><text:s text:c="2"/>render: function() {</text:p>
      <text:p text:style-name="P256"><text:s text:c="4"/>var {isLoading, temp, location} = this.state;</text:p>
      <text:p text:style-name="P256"><text:s text:c="4"/>function renderMessage () {</text:p>
      <text:p text:style-name="P256"><text:s text:c="6"/>if (isLoading) {</text:p>
      <text:p text:style-name="P256"><text:s text:c="8"/>return &lt;h3&gt;Fetching Weather&lt;/h3&gt;</text:p>
      <text:p text:style-name="P256"><text:s text:c="6"/>} else if (temp &amp;&amp; Location) {</text:p>
      <text:p text:style-name="P256"><text:s text:c="8"/>return &lt;WeatherMessage temp={temp} location={location}/&gt;;</text:p>
      <text:p text:style-name="P256"><text:s text:c="6"/>}</text:p>
      <text:p text:style-name="P256"><text:s text:c="4"/>}</text:p>
      <text:p text:style-name="P256"><text:s text:c="4"/>return (</text:p>
      <text:p text:style-name="P256"><text:s text:c="6"/>&lt;div&gt;</text:p>
      <text:p text:style-name="P256"><text:s text:c="8"/>&lt;h3&gt;Weather Component&lt;/h3&gt;</text:p>
      <text:p text:style-name="P256"><text:s text:c="8"/>&lt;WeatherForm onSearch={this.handleSearch}/&gt;</text:p>
      <text:p text:style-name="P256"><text:s text:c="8"/>{renderMessage()}</text:p>
      <text:p text:style-name="P256"><text:s text:c="6"/>&lt;/div&gt;</text:p>
      <text:p text:style-name="P256"><text:s text:c="4"/>);</text:p>
      <text:p text:style-name="P256"><text:s text:c="2"/>}</text:p>
      <text:p text:style-name="_5f_heading4">Stateless Functional Components</text:p>
      <text:p text:style-name="P58">For simple presentational components that only have a render function. </text:p>
      <text:p text:style-name="P258">var React = require('react');</text:p>
      <text:p text:style-name="P258">var About = React.createClass({</text:p>
      <text:p text:style-name="P258"><text:s text:c="2"/>render: function () {</text:p>
      <text:p text:style-name="P258"><text:s text:c="4"/>return (</text:p>
      <text:p text:style-name="P258"><text:s text:c="6"/>&lt;h3&gt;About component&lt;/h3&gt;</text:p>
      <text:p text:style-name="P258"><text:s text:c="4"/>)</text:p>
      <text:p text:style-name="P258"><text:s text:c="2"/>}</text:p>
      <text:p text:style-name="P258">});</text:p>
      <text:p text:style-name="P258">module.exports = About;</text:p>
      <text:p text:style-name="P58">Becomes</text:p>
      <text:p text:style-name="P258">var React = require('react');</text:p>
      <text:p text:style-name="P258">var About = (props) =&gt; {</text:p>
      <text:p text:style-name="P258"><text:s text:c="2"/>return (</text:p>
      <text:p text:style-name="P258"><text:s text:c="4"/>&lt;h3&gt;About Component&lt;/h3&gt;</text:p>
      <text:p text:style-name="P258"><text:s text:c="2"/>)</text:p>
      <text:p text:style-name="P258">};</text:p>
      <text:p text:style-name="P258"><text:soft-page-break/>module.exports = About;</text:p>
      <text:p text:style-name="_5f_code"/>
      <text:p text:style-name="_5f_heading4">Testing Utilities</text:p>
      <text:p text:style-name="_5f_commandLine">npm install react-addons-test-utils@0.14.7 --save-dev</text:p>
      <text:p text:style-name="_5f_bodyIndent1"><text:span text:style-name="codeInSentence">TestUtils.scryRenderedComponentsWithType -</text:span><text:span text:style-name="T39">This method returns an array of nested components of a certain class in the specified parent component. Two arguments, the first is the parent component and the second is the class of rendered components we're looking for. Can then check the length property of the returned array against the expected number.</text:span></text:p>
      <text:p text:style-name="P280">var todoList = TestUtils.renderIntoDocument(&lt;TodoList todos={this.todos}/&gt;);</text:p>
      <text:p text:style-name="P280">var todoListComponents = TestUtils.scryRenderedComponentsWithType(todoList, Todo);</text:p>
      <text:p text:style-name="P281">expect(todoListComponents.length).toBe(todos.length);</text:p>
      <text:p text:style-name="_5f_commandLine"/>
      <text:p text:style-name="_5f_heading4">Component Lifecycle Methods</text:p>
      <text:p text:style-name="P114">Built in methods that are fired when certain things happen to the component -eg- when it is shown in the browser, removed, state updated, </text:p>
      <text:p text:style-name="P115"><text:span text:style-name="codeInSentence">component</text:span><text:span text:style-name="codeInSentence"><text:span text:style-name="T34">WillMount</text:span></text:span> - <text:span text:style-name="T34">just before component is shown. Don't have access to the refs or DOM at this point.</text:span></text:p>
      <text:p text:style-name="P115"><text:span text:style-name="codeInSentence">componentDid</text:span><text:span text:style-name="codeInSentence"><text:span text:style-name="T34">Mount</text:span></text:span> - <text:span text:style-name="T34">right after everything gets rendered in the DOM. Do have access to refs</text:span></text:p>
      <text:p text:style-name="P115"><text:span text:style-name="codeInSentence">component</text:span><text:span text:style-name="codeInSentence"><text:span text:style-name="T34">Will</text:span></text:span><text:span text:style-name="codeInSentence">Update</text:span> -<text:span text:style-name="T34">just before</text:span> an update to <text:span text:style-name="T34">props or </text:span>state <text:span text:style-name="codeInSentence"><text:span text:style-name="T36">function (nextProps, nextState)</text:span></text:span></text:p>
      <text:p text:style-name="_5f_bodyIndent1"><text:span text:style-name="codeInSentence">componentDidUpdate</text:span> Fires <text:span text:style-name="T34">after</text:span> update to <text:span text:style-name="T34">the props or </text:span>state <text:span text:style-name="codeInSentence"><text:span text:style-name="T34">function (</text:span></text:span><text:span text:style-name="codeInSentence">prevProps, prevState)</text:span></text:p>
      <text:p text:style-name="_5f_bodyIndent1"><text:span text:style-name="codeInSentence"><text:span text:style-name="T35">componentWillUnmount</text:span></text:span> <text:span text:style-name="T34">Fires right before the component is removed from the DOM</text:span></text:p>
      <text:p text:style-name="P116"><text:span text:style-name="codeInSentence"><text:span text:style-name="T37">componentWillReceiveProps</text:span></text:span> Just before change in props passed down</text:p>
      <text:p text:style-name="_5f_heading4">React Classes with ES6 Classes</text:p>
      <text:p text:style-name="_5f_bodyIndent1"/>
      <text:p text:style-name="P240">React Children</text:p>
      <text:p text:style-name="P177">React components don't need to be added with self closing tags. Can pass in jsx between opening and closing component tags. </text:p>
      <text:p text:style-name="P177">Access children inside component through <text:span text:style-name="codeInSentence">this.props.children</text:span></text:p>
      <text:p text:style-name="P177"/>
      <text:p text:style-name="P177"/>
      <text:p text:style-name="P177"/>
      <text:p text:style-name="P16"><text:bookmark text:name="React 3rd Party Components"/>React 3<text:span text:style-name="T7">rd</text:span> Party Components</text:p>
      <text:p text:style-name="P177"/>
      <text:p text:style-name="_5f_heading4">react-flip-move</text:p>
      <text:p text:style-name="P356">meteor npm install react-flip-move@2.7.2 --save</text:p>
      <text:p text:style-name="P177"/>
      <text:p text:style-name="P177"/>
      <text:p text:style-name="P177"/>
      <text:p text:style-name="P177"/>
      <text:p text:style-name="P177"/>
      <text:p text:style-name="P177"/>
      <text:p text:style-name="P177"/>
      <text:p text:style-name="P116"/>
      <text:p text:style-name="P2"><text:bookmark text:name="ReactDOM"/>ReactDOM</text:p>
      <text:p text:style-name="P158">For rendering React to a browser. User the same version number as using for React.</text:p>
      <text:p text:style-name="P158"/>
      <text:p text:style-name="P158"/>
      <text:p text:style-name="P116"/>
      <text:p text:style-name="P116"/>
      <text:p text:style-name="P12"><text:bookmark text:name="Redux"/>Redux</text:p>
      <text:p text:style-name="P132">Install react-redux to use together with react.</text:p>
      <text:p text:style-name="P147">To import redux instead of require: Redux doesn't have a default import.</text:p>
      <text:p text:style-name="_5f_code">import * as redux from 'redux';</text:p>
      <text:p text:style-name="_5f_bodyIndent1"><text:span text:style-name="T43">Library that</text:span> <text:span text:style-name="T42">helps to </text:span>maintain state. <text:span text:style-name="T44">Flux is another similar library. Maintains the state of the entire app, separate from the components, in what they call a store. A store is just a javascript object.</text:span></text:p>
      <text:p text:style-name="P122">Dispatch actions that update state. Redux state object is read only. can only change it through actions. </text:p>
      <text:list xml:id="list4648895938371203581" text:style-name="bulletListCustom_5f_indent1">
        <text:list-item>
          <text:p text:style-name="_5f_bodyBulletIndent1">Application in Redux is a simple object.</text:p>
        </text:list-item>
        <text:list-item>
          <text:p text:style-name="_5f_bodyBulletIndent1">To change the object, you dispatch actions</text:p>
        </text:list-item>
        <text:list-item>
          <text:p text:style-name="_5f_bodyBulletIndent1">Actions are simple objects. They contain a type, which is the action name, and the things that are required to update the state.</text:p>
        </text:list-item>
        <text:list-item>
          <text:p text:style-name="_5f_bodyBulletIndent1">Actions can be dispatched from individual components</text:p>
        </text:list-item>
      </text:list>
      <text:p text:style-name="_5f_heading4">Pure Functions</text:p>
      <text:list xml:id="list5120665521302" text:continue-numbering="true" text:style-name="bulletListCustom_5f_indent1">
        <text:list-item>
          <text:p text:style-name="_5f_bodyBulletIndent1">Given the same input, it will always return the same result</text:p>
        </text:list-item>
        <text:list-item>
          <text:p text:style-name="_5f_bodyBulletIndent1">No side effects. Doesn't rely on or change variables outside of the function</text:p>
        </text:list-item>
        <text:list-item>
          <text:p text:style-name="_5f_bodyBulletIndent1">For Redux, can't have asynchronous requests. No promises or callbacks.</text:p>
        </text:list-item>
        <text:list-item>
          <text:p text:style-name="P370">Not allowed to update the values that are passed in - like objects and arrays that are passed by reference. If this is needed, return a new object or array instead, using spread operator to create.</text:p>
        </text:list-item>
      </text:list>
      <text:p text:style-name="_5f_heading4">Pure Function Example for <text:span text:style-name="T45">Creating New</text:span> Object <text:span text:style-name="T45">Instead of Changing Original</text:span> </text:p>
      <text:p text:style-name="P285">function changeProp(obj) {</text:p>
      <text:p text:style-name="P285"><text:s text:c="2"/>return{</text:p>
      <text:p text:style-name="P285"><text:s text:c="4"/>...obj,</text:p>
      <text:p text:style-name="P285"><text:s text:c="4"/>name: 'Mary'</text:p>
      <text:p text:style-name="P285"><text:s text:c="2"/>};</text:p>
      <text:p text:style-name="P285">}</text:p>
      <text:p text:style-name="P285">var startValue = {</text:p>
      <text:p text:style-name="P285"><text:s text:c="2"/>name: 'Petey',</text:p>
      <text:p text:style-name="P285"><text:s text:c="2"/>age: 12</text:p>
      <text:p text:style-name="P285">};</text:p>
      <text:p text:style-name="P285">var finishValue = changeProp(startValue);</text:p>
      <text:p text:style-name="P285">console.log('startValue: ', startValue);</text:p>
      <text:p text:style-name="P285">console.log('finish Value: ', finishValue);</text:p>
      <text:p text:style-name="P285">// logs out 2 different objects</text:p>
      <text:p text:style-name="_5f_heading4">Reducer</text:p>
      <text:p text:style-name="P123">Pure function, takes existing state and action as arguments and computes the new state</text:p>
      <text:p text:style-name="_5f_heading4">redux.createStore(reducer)</text:p>
      <text:p text:style-name="P124">createStore requires a reducer function as its argument. Reducer should have a default. </text:p>
      <text:p text:style-name="P287">var reducer = (state={name: 'Anonymous'}, action) =&gt; {</text:p>
      <text:p text:style-name="P287"><text:s text:c="2"/>return state;</text:p>
      <text:p text:style-name="P287"><text:soft-page-break/>}</text:p>
      <text:p text:style-name="P287"/>
      <text:p text:style-name="P287">var store = redux.createStore(reducer);</text:p>
      <text:p text:style-name="P124">The above creates a default state for when the app is just getting started.</text:p>
      <text:p text:style-name="_5f_heading4">Action</text:p>
      <text:p text:style-name="P125">An object, must have a type property that represents the action name. All uppercase with underscores by convention.</text:p>
      <text:p text:style-name="_5f_heading4">Simple Complete Example</text:p>
      <text:p text:style-name="P288">var redux = require('redux');</text:p>
      <text:p text:style-name="P288"/>
      <text:p text:style-name="P288">var store = redux.createStore(reducer);</text:p>
      <text:p text:style-name="P288">var currentState = store.getState();</text:p>
      <text:p text:style-name="P288">var action = {</text:p>
      <text:p text:style-name="P288"><text:s text:c="2"/>type: 'CHANGE_NAME',</text:p>
      <text:p text:style-name="P288"><text:s text:c="2"/>name: 'Elizabeth'</text:p>
      <text:p text:style-name="P288">};</text:p>
      <text:p text:style-name="P288">var reducer = (state={name: 'Anonymous'}, action) =&gt; {</text:p>
      <text:p text:style-name="P288"><text:s text:c="2"/>switch (action.type) {</text:p>
      <text:p text:style-name="P288"><text:s text:c="4"/>case 'CHANGE_NAME':</text:p>
      <text:p text:style-name="P288"><text:s text:c="6"/>return {</text:p>
      <text:p text:style-name="P288"><text:s text:c="8"/>...state,</text:p>
      <text:p text:style-name="P288"><text:s text:c="8"/>name: action.name</text:p>
      <text:p text:style-name="P288"><text:s text:c="6"/>};</text:p>
      <text:p text:style-name="P288"><text:s text:c="4"/>default:</text:p>
      <text:p text:style-name="P288"><text:s text:c="6"/>return state;</text:p>
      <text:p text:style-name="P288"><text:s text:c="2"/>}</text:p>
      <text:p text:style-name="P288">};</text:p>
      <text:p text:style-name="P288"/>
      <text:p text:style-name="P288">store.dispatch(action);</text:p>
      <text:p text:style-name="P229">Subscribe to changes in store</text:p>
      <text:p text:style-name="P289">var unsubscribe = store.subscribe()</text:p>
      <text:p text:style-name="P126">Subscribe method returns a function that can be used to unsubscribe. </text:p>
      <text:p text:style-name="_5f_heading4">Redux Developer Tools</text:p>
      <text:p text:style-name="P126">Chrome extension. To use, add a call to redux.compose to the createStore method:</text:p>
      <text:p text:style-name="P290">var store = redux.createStore(reducer, redux.compose(</text:p>
      <text:p text:style-name="P290"><text:s text:c="2"/>window.devToolsExtension ? window.devToolsExtension() : f =&gt; f</text:p>
      <text:p text:style-name="P290">));</text:p>
      <text:p text:style-name="_5f_heading4">Multiple Reducers</text:p>
      <text:p text:style-name="P127">Complete Example:</text:p>
      <text:p text:style-name="P291">var redux = require('redux');</text:p>
      <text:p text:style-name="P291"/>
      <text:p text:style-name="P291">var nextHobbyId = 1; // temp kludge to be replaced w/ unique ids</text:p>
      <text:p text:style-name="P291">var nextMovieId = 1;</text:p>
      <text:p text:style-name="P291">// //------------------------------------------------------------------------------</text:p>
      <text:p text:style-name="P291">var nameReducer = (state = 'Anonymous', action) =&gt; {</text:p>
      <text:p text:style-name="P291"><text:soft-page-break/><text:s text:c="2"/>switch (action.type) {</text:p>
      <text:p text:style-name="P291"><text:s text:c="4"/>case 'CHANGE_NAME':</text:p>
      <text:p text:style-name="P291"><text:s text:c="6"/>return action.name;</text:p>
      <text:p text:style-name="P291"><text:s text:c="4"/>default:</text:p>
      <text:p text:style-name="P291"><text:s text:c="6"/>return state;</text:p>
      <text:p text:style-name="P291"><text:s text:c="2"/>}</text:p>
      <text:p text:style-name="P291">};</text:p>
      <text:p text:style-name="P291">//------------------------------------------------------------------------------</text:p>
      <text:p text:style-name="P291">var hobbiesReducer = (state=[], action) =&gt; {</text:p>
      <text:p text:style-name="P291"><text:s text:c="2"/>switch (action.type) {</text:p>
      <text:p text:style-name="P291"><text:s text:c="4"/>case 'ADD_HOBBY':</text:p>
      <text:p text:style-name="P291"><text:s text:c="6"/>return [</text:p>
      <text:p text:style-name="P291"><text:s text:c="8"/>...state,</text:p>
      <text:p text:style-name="P291"><text:s text:c="8"/>{</text:p>
      <text:p text:style-name="P291"><text:s text:c="10"/>id: nextHobbyId++,</text:p>
      <text:p text:style-name="P291"><text:s text:c="10"/>hobby: action.hobby</text:p>
      <text:p text:style-name="P291"><text:s text:c="8"/>}</text:p>
      <text:p text:style-name="P291"><text:s text:c="6"/>];</text:p>
      <text:p text:style-name="P291"><text:s text:c="4"/>case 'REMOVE_HOBBY' :</text:p>
      <text:p text:style-name="P291"><text:s text:c="6"/>return state.filter((hobby) =&gt; hobby.id !== action.id);</text:p>
      <text:p text:style-name="P291"><text:s text:c="4"/>default:</text:p>
      <text:p text:style-name="P291"><text:s text:c="6"/>return state;</text:p>
      <text:p text:style-name="P291"><text:s text:c="2"/>}</text:p>
      <text:p text:style-name="P291">};</text:p>
      <text:p text:style-name="P291">//------------------------------------------------------------------------------</text:p>
      <text:p text:style-name="P291">var moviesReducer = (state=[], action) =&gt; {</text:p>
      <text:p text:style-name="P291"><text:s text:c="2"/>switch (action.type) {</text:p>
      <text:p text:style-name="P291"><text:s text:c="4"/>case 'ADD_MOVIE' :</text:p>
      <text:p text:style-name="P291"><text:s text:c="6"/>return [</text:p>
      <text:p text:style-name="P291"><text:s text:c="8"/>...state,</text:p>
      <text:p text:style-name="P291"><text:s text:c="8"/>{</text:p>
      <text:p text:style-name="P291"><text:s text:c="10"/>id: nextMovieId++,</text:p>
      <text:p text:style-name="P291"><text:s text:c="10"/>title: action.title,</text:p>
      <text:p text:style-name="P291"><text:s text:c="10"/>genre: action.genre</text:p>
      <text:p text:style-name="P291"><text:s text:c="8"/>}</text:p>
      <text:p text:style-name="P291"><text:s text:c="6"/>];</text:p>
      <text:p text:style-name="P291"><text:s text:c="4"/>case 'REMOVE_MOVIE' :</text:p>
      <text:p text:style-name="P291"><text:s text:c="6"/>return state.filter((movie) =&gt; movie.id !== action.id);</text:p>
      <text:p text:style-name="P291"><text:s text:c="4"/>default :</text:p>
      <text:p text:style-name="P291"><text:s text:c="6"/>return state;</text:p>
      <text:p text:style-name="P291"><text:s text:c="2"/>}</text:p>
      <text:p text:style-name="P291">};</text:p>
      <text:p text:style-name="P291">//------------------------------------------------------------------------------</text:p>
      <text:p text:style-name="P291">var reducer = redux.combineReducers({</text:p>
      <text:p text:style-name="P291"><text:s text:c="2"/>name: nameReducer,</text:p>
      <text:p text:style-name="P291"><text:s text:c="2"/>hobbies: hobbiesReducer,</text:p>
      <text:p text:style-name="P291"><text:s text:c="2"/>movies: moviesReducer</text:p>
      <text:p text:style-name="P291">});</text:p>
      <text:p text:style-name="P291">//------------------------------------------------------------------------------</text:p>
      <text:p text:style-name="P291">var store = redux.createStore(reducer, redux.compose(</text:p>
      <text:p text:style-name="P291"><text:soft-page-break/><text:s text:c="2"/>window.devToolsExtension ? window.devToolsExtension() : f =&gt; f</text:p>
      <text:p text:style-name="P291">));</text:p>
      <text:p text:style-name="P291"/>
      <text:p text:style-name="P291">var unsubscribe = store.subscribe(() =&gt; {</text:p>
      <text:p text:style-name="P291"><text:s text:c="2"/>var state = store.getState();</text:p>
      <text:p text:style-name="P291"><text:s text:c="2"/>console.log('Name is: ', state.name);</text:p>
      <text:p text:style-name="P291">});</text:p>
      <text:p text:style-name="P291">//------------------------------------------------------------------------------</text:p>
      <text:p text:style-name="P291"/>
      <text:p text:style-name="P291">var currentState = store.getState();</text:p>
      <text:p text:style-name="P291"/>
      <text:p text:style-name="P291">store.dispatch({</text:p>
      <text:p text:style-name="P291"><text:s text:c="2"/>type: 'ADD_HOBBY',</text:p>
      <text:p text:style-name="P291"><text:s text:c="2"/>hobby: 'running'</text:p>
      <text:p text:style-name="P291">});</text:p>
      <text:p text:style-name="_5f_heading4">Action Generators</text:p>
      <text:p text:style-name="P128">Take all of the properties required to generate the object and returns the object with the type set.</text:p>
      <text:p text:style-name="P292">var changeName = (name) =&gt; {</text:p>
      <text:p text:style-name="P292"><text:s text:c="2"/>return {</text:p>
      <text:p text:style-name="P292"><text:s text:c="4"/>type: 'CHANGE_NAME',</text:p>
      <text:p text:style-name="P292"><text:s text:c="4"/>name</text:p>
      <text:p text:style-name="P292"><text:s text:c="2"/>};</text:p>
      <text:p text:style-name="P292">};</text:p>
      <text:p text:style-name="P292">store.dispatch(changeName('Guido'));</text:p>
      <text:p text:style-name="_5f_heading4">Async Action Generators</text:p>
      <text:p text:style-name="P293">var startLocationFetch = () =&gt; {</text:p>
      <text:p text:style-name="P293"><text:s text:c="2"/>return {</text:p>
      <text:p text:style-name="P293"><text:s text:c="4"/>type: 'START_LOCATION_FETCH'</text:p>
      <text:p text:style-name="P293"><text:s text:c="2"/>};</text:p>
      <text:p text:style-name="P293">};</text:p>
      <text:p text:style-name="P293">var completeLocationFetch = (url) =&gt; {</text:p>
      <text:p text:style-name="P293"><text:s text:c="2"/>return {</text:p>
      <text:p text:style-name="P293"><text:s text:c="4"/>type: 'COMPLETE_LOCATION_FETCH',</text:p>
      <text:p text:style-name="P293"><text:s text:c="4"/>url</text:p>
      <text:p text:style-name="P293"><text:s text:c="2"/>};</text:p>
      <text:p text:style-name="P293">};</text:p>
      <text:p text:style-name="P293">var fetchLocation = () =&gt; {</text:p>
      <text:p text:style-name="P293"><text:s text:c="2"/>store.dispatch(startLocationFetch());</text:p>
      <text:p text:style-name="P293"><text:s text:c="2"/>axios.get('http://ipinfo.io').then(function(res) {</text:p>
      <text:p text:style-name="P293"><text:s text:c="4"/>var loc = res.data.loc;</text:p>
      <text:p text:style-name="P293"><text:s text:c="4"/>var baseUrl = 'http://maps.google.com?q=';</text:p>
      <text:p text:style-name="P293"><text:s text:c="4"/>store.dispatch(completeLocationFetch(baseUrl + loc));</text:p>
      <text:p text:style-name="P293"><text:s text:c="2"/>} );</text:p>
      <text:p text:style-name="P293">};</text:p>
      <text:p text:style-name="_5f_heading4">redux-thunk</text:p>
      <text:p text:style-name="P129">Small library to handle problem when breaking up code into separate files. <text:span text:style-name="T46">In the configure file, require it then use the following to apply it when creating store:</text:span></text:p>
      <text:p text:style-name="P294"><text:soft-page-break/><text:s text:c="2"/>var store = redux.createStore(reducer, redux.compose(</text:p>
      <text:p text:style-name="P294"><text:s text:c="4"/>redux.applyMiddleware(thunk),</text:p>
      <text:p text:style-name="P294"><text:s text:c="4"/>window.devToolsExtension ? window.devToolsExtension() : f =&gt; f</text:p>
      <text:p text:style-name="P294"><text:s text:c="2"/>));</text:p>
      <text:p text:style-name="P130">This middleware teaches redux how to work with actions that aren't objects. Now we can return functions from actions.</text:p>
      <text:p text:style-name="P130">Needed so that action generators can dispatch their own actions.</text:p>
      <text:p text:style-name="P130">The action generator below returns a function rather than an object</text:p>
      <text:p text:style-name="P294">export var fetchLocation = () =&gt; {</text:p>
      <text:p text:style-name="P294"><text:s text:c="2"/>return (dispatch, getState) =&gt; {</text:p>
      <text:p text:style-name="P294"><text:s text:c="4"/>dispatch(startLocationFetch());</text:p>
      <text:p text:style-name="P294"><text:s text:c="4"/>axios.get('http://ipinfo.io').then(function(res) {</text:p>
      <text:p text:style-name="P294"><text:s text:c="6"/>var loc = res.data.loc;</text:p>
      <text:p text:style-name="P294"><text:s text:c="6"/>var baseUrl = 'http://maps.google.com?q=';</text:p>
      <text:p text:style-name="P294"><text:s text:c="6"/>dispatch(completeLocationFetch(baseUrl + loc));</text:p>
      <text:p text:style-name="P294"><text:s text:c="4"/>} );</text:p>
      <text:p text:style-name="P294"><text:s text:c="2"/>};</text:p>
      <text:p text:style-name="P233">Using thunk for async database actions</text:p>
      <text:p text:style-name="P147">Boilerplate for an action that returns function</text:p>
      <text:p text:style-name="P311">export var startAddTodo = (text) =&gt; {</text:p>
      <text:p text:style-name="P311"><text:s text:c="2"/>return (dispatch, getState) =&gt; {</text:p>
      <text:p text:style-name="P311"><text:s text:c="4"/></text:p>
      <text:p text:style-name="P311"><text:s text:c="2"/>};</text:p>
      <text:p text:style-name="P311">};</text:p>
      <text:p text:style-name="P147"/>
      <text:p text:style-name="P147"/>
      <text:p text:style-name="_5f_heading4">deep-freeze-strict</text:p>
      <text:p text:style-name="P131">Library to help test reducers. Hard to write assertions to make sure reducers are pure functions and don't update their arguments. </text:p>
      <text:p text:style-name="P131">To use, pass values through deep freeze before passing into reducers. </text:p>
      <text:p text:style-name="P295">var df = require('deep-freeze-strict');</text:p>
      <text:p text:style-name="P295">var res = reducers.searchTextReducer(df(''), df(action));</text:p>
      <text:p text:style-name="_5f_heading3">react-redux</text:p>
      <text:p text:style-name="_5f_heading4">Provider</text:p>
      <text:p text:style-name="P133">provide store to its' children</text:p>
      <text:p text:style-name="P296">var {Provider} = require('react-redux');</text:p>
      <text:p text:style-name="P132">The following allows the TodoApp and all of its children can access data on the store and dispatch actions. <text:span text:style-name="T47">Variable store defined earlier in code.</text:span></text:p>
      <text:p text:style-name="P296">ReactDOM.render(</text:p>
      <text:p text:style-name="P297"><text:s text:c="2"/><text:span text:style-name="T47">&lt;Provider store={store}&gt;</text:span></text:p>
      <text:p text:style-name="P296"><text:s text:c="4"/>&lt;TodoApp/&gt;</text:p>
      <text:p text:style-name="P296"><text:s text:c="2"/>&lt;/Provider&gt;,</text:p>
      <text:p text:style-name="P296"><text:s text:c="2"/>document.getElementById('app')</text:p>
      <text:p text:style-name="P296"><text:soft-page-break/>);</text:p>
      <text:p text:style-name="P134">Children specify which data they would like through the connect function. This is the connection to the provider. <text:s/></text:p>
      <text:p text:style-name="P298">var {connect} = require('react-redux');</text:p>
      <text:p text:style-name="P134">connect called after component is created. First argument is an arrow function to be called by redux, state is only argument. Through this we can return only the items we care about</text:p>
      <text:p text:style-name="P298">module.exports = connect(</text:p>
      <text:p text:style-name="P298"><text:s text:c="2"/>(state) =&gt; {</text:p>
      <text:p text:style-name="P298"><text:s text:c="4"/>return {</text:p>
      <text:p text:style-name="P298"><text:s text:c="6"/>todos: state.todos <text:s/>// this sets todos on the props for the component</text:p>
      <text:p text:style-name="P298"><text:s text:c="4"/>};</text:p>
      <text:p text:style-name="P298"><text:s text:c="2"/>}</text:p>
      <text:p text:style-name="P298">)(TodoList);</text:p>
      <text:p text:style-name="P298"/>
      <text:p text:style-name="P230">dispatch</text:p>
      <text:p text:style-name="P299">module.exports = connect()(Todo); <text:s/>//makes dispatch available on props</text:p>
      <text:p text:style-name="P135">pull it off to use:</text:p>
      <text:p text:style-name="_5f_code">var {id, text, completed, createdAt, completedAt, dispatch} = this.props;</text:p>
      <text:p text:style-name="_5f_bodyIndent1"/>
      <text:p text:style-name="_5f_heading4">export default</text:p>
      <text:p text:style-name="P136">Useful to export reduxed component while making raw react component available for testing. </text:p>
      <text:p text:style-name="P300">export default connect(</text:p>
      <text:p text:style-name="P300"><text:s text:c="2"/>(state) =&gt; {</text:p>
      <text:p text:style-name="P300"><text:s text:c="4"/>return {</text:p>
      <text:p text:style-name="P300"><text:s text:c="6"/>todos: state.todos <text:s/>// this sets todos on the props for the component</text:p>
      <text:p text:style-name="P300"><text:s text:c="4"/>};</text:p>
      <text:p text:style-name="P300"><text:s text:c="2"/>}</text:p>
      <text:p text:style-name="P300">)(TodoList);</text:p>
      <text:p text:style-name="P136">When exported this way, must be loaded into files using import instead of require</text:p>
      <text:p text:style-name="P301">import TodoList from 'TodoList';</text:p>
      <text:p text:style-name="P137">and the class variable should be declared using export</text:p>
      <text:p text:style-name="P301">export var TodoList = React.createClass({ // export pure component before reduxing for testing</text:p>
      <text:p text:style-name="_5f_heading4">redux-mock-store</text:p>
      <text:p text:style-name="P148">Module to make it easy to create a fake store for testing. </text:p>
      <text:p text:style-name="_5f_bodyIndent1"/>
      <text:p text:style-name="_5f_bodyIndent1"/>
      <text:p text:style-name="_5f_bodyIndent1"/>
      <text:p text:style-name="P25"><text:bookmark text:name="SCSS"/>SCSS</text:p>
      <text:p text:style-name="_5f_heading4">Install in terminal:</text:p>
      <text:p text:style-name="P348">npm install sass-loader node-sass --save-dev</text:p>
      <text:p text:style-name="_5f_heading4">Install for Meteor/Atmosphere</text:p>
      <text:p text:style-name="P173">fourseven:scss <text:s/>- most popular package Note that meteor uses @= for the version</text:p>
      <text:p text:style-name="_5f_commandLine">meteor add fourseven:scss@=3.10.1 --release 1.4.2.1</text:p>
      <text:p text:style-name="P173">Rename /client/main.css to be /client/main.scss</text:p>
      <text:p text:style-name="_5f_heading4">Variables:</text:p>
      <text:p text:style-name="_5f_code">$font-stack: Helvetica, sans-serif</text:p>
      <text:p text:style-name="_5f_bodyIndent1">Build Tools: Grunt, Gulp or Webpack</text:p>
      <text:p text:style-name="_5f_bodyIndent1"/>
      <text:p text:style-name="_5f_bodyIndent1"/>
      <text:p text:style-name="P16"><text:bookmark text:name="Simpl-schema"/><text:bookmark text:name="simple-schema"/>simpl-schema library</text:p>
      <text:p text:style-name="P193">Install version spelled simpl without the e</text:p>
      <text:p text:style-name="_5f_commandLine">meteor npm install simpl-schema@0.0.3 --<text:span text:style-name="T75">save</text:span></text:p>
      <text:p text:style-name="P242">Import</text:p>
      <text:p text:style-name="P331">import SimpleSchema from 'simpl-schema';</text:p>
      <text:p text:style-name="_5f_heading4">Create a schema</text:p>
      <text:p text:style-name="P193">Constructor function takes an argument with properties. On the properties create the rules for those properties using defined rules.</text:p>
      <text:p text:style-name="P332">const petSchema = new SimpleSchema({</text:p>
      <text:p text:style-name="P332"><text:s text:c="2"/>name: {</text:p>
      <text:p text:style-name="P332"><text:s text:c="4"/>type: String,</text:p>
      <text:p text:style-name="P332"><text:s text:c="4"/>min: 1,</text:p>
      <text:p text:style-name="P332"><text:s text:c="4"/>max: 200,</text:p>
      <text:p text:style-name="P332"><text:s text:c="4"/>optional: true <text:s/>// allow to leave off name property entirely</text:p>
      <text:p text:style-name="P332"><text:s text:c="2"/>},</text:p>
      <text:p text:style-name="P332"><text:s text:c="2"/>age: {</text:p>
      <text:p text:style-name="P332"><text:s text:c="4"/>type: Number,</text:p>
      <text:p text:style-name="P332"><text:s text:c="4"/>min: 0</text:p>
      <text:p text:style-name="P332"><text:s text:c="2"/>},</text:p>
      <text:p text:style-name="P332"><text:s text:c="2"/>contactNumber: {</text:p>
      <text:p text:style-name="P332"><text:s text:c="4"/>type: String,</text:p>
      <text:p text:style-name="P332"><text:s text:c="4"/>optional: true,</text:p>
      <text:p text:style-name="P332"><text:s text:c="4"/>regEx: SimpleSchema.RegEx.Phone</text:p>
      <text:p text:style-name="P332"><text:s text:c="2"/>}</text:p>
      <text:p text:style-name="P332">});</text:p>
      <text:p text:style-name="P332"/>
      <text:p text:style-name="P332">petSchema.validate({</text:p>
      <text:p text:style-name="P332"><text:s text:c="2"/>name: "snorkey",</text:p>
      <text:p text:style-name="P332"><text:s text:c="2"/>age: 3,</text:p>
      <text:p text:style-name="P332"><text:s text:c="2"/>contactNumber: '(123)456.7890'</text:p>
      <text:p text:style-name="P332">});</text:p>
      <text:p text:style-name="P194">petSchema.validate() only throws errors when the schema is not valid against the data. If it is valid there is no output from simpl-schema.</text:p>
      <text:p text:style-name="P193"/>
      <text:p text:style-name="P193"/>
      <text:p text:style-name="_5f_heading4">SimpleSchema.RegEx</text:p>
      <text:p text:style-name="P194">See documentation for built in regular expressions. Included for email, phone numbers, zip codes, ip addresses etc.</text:p>
      <text:p text:style-name="P2">Request</text:p>
      <text:p text:style-name="P31">3rd Party Module that allows you to make HTTP requests inside of app.</text:p>
      <text:p text:style-name="P31">npmjs.com/package/request</text:p>
      <text:p text:style-name="P31">Axios is similar but with built-in promises</text:p>
      <text:p text:style-name="P31"/>
      <text:p text:style-name="_5f_heading3">Socket.io</text:p>
      <text:p text:style-name="_5f_bodyIndent1">Has built-in idea of rooms - set up on server.</text:p>
      <text:p text:style-name="_5f_code">socket.join('Cat Chat');</text:p>
      <text:p text:style-name="_5f_code">socket.leave('Cat Chat');</text:p>
      <text:p text:style-name="_5f_code">io.to('Cat Chat').emit() // emits to all users in Cat Chat room</text:p>
      <text:p text:style-name="_5f_code">socket.broadcast.to('Cat Chat').emit() // emits to all users except the one calling </text:p>
      <text:p text:style-name="_5f_heading4">socket.id</text:p>
      <text:p text:style-name="P205">supertest </text:p>
      <text:p text:style-name="P222">request</text:p>
      <text:p text:style-name="P222">set()</text:p>
      <text:p text:style-name="P28"><text:s/>-sets headers <text:span text:style-name="T1">that test sends to server</text:span></text:p>
      <text:p text:style-name="P208"/>
      <text:p text:style-name="P5"><text:bookmark text:name="Webpack"/>Webpack</text:p>
      <text:p text:style-name="P44">Allows the bundling of 3<text:span text:style-name="T7">rd</text:span> party dependencies along with the application code. </text:p>
      <text:p text:style-name="P44">Allows components to be broken out into separate files and included with require to load in a module and use it. </text:p>
      <text:p text:style-name="_5f_heading4">Install <text:span text:style-name="T8">Webpack</text:span></text:p>
      <text:p text:style-name="_5f_commandLine">npm install -g webpack</text:p>
      <text:p text:style-name="P44">Installs webpack with the -g flag to install globally, does not update package.json or add it into the current apps node_modules folder. </text:p>
      <text:p text:style-name="_5f_heading4">Install React and ReactDOM</text:p>
      <text:p text:style-name="P45">Use the <text:span text:style-name="command_20_line_20_in_20_sentence">--save</text:span> flag to install react and react-dom with npm. </text:p>
      <text:p text:style-name="_5f_heading4">Install Local Dependencies</text:p>
      <text:p text:style-name="P45">Use the <text:span text:style-name="command_20_line_20_in_20_sentence">--save-dev</text:span> flag</text:p>
      <text:p text:style-name="_5f_commandLine">webpack@1.12.13 </text:p>
      <text:p text:style-name="_5f_commandLine">babel-core@6.5.1 b</text:p>
      <text:p text:style-name="_5f_commandLine">abel-loader@6.2.2 </text:p>
      <text:p text:style-name="_5f_commandLine">babel-preset-es2015@6.5.0 </text:p>
      <text:p text:style-name="_5f_commandLine">babel-preset-react@6.5.0</text:p>
      <text:p text:style-name="_5f_heading4">Create a bundle</text:p>
      <text:p text:style-name="P46">From the terminal, run <text:span text:style-name="command_20_line_20_in_20_sentence">webpack</text:span> with two arguments: first the location of the root file, and second the location where you want to put the bundled file. <text:span text:style-name="T9">This is an example of it's most simple form:</text:span></text:p>
      <text:p text:style-name="_5f_commandLine">webpack ./public/app.js ./public/bundle.js</text:p>
      <text:p text:style-name="P49">but in most cases it will require a config file. Create the following file in the project root:</text:p>
      <text:p text:style-name="_5f_commandLine">webpack.config.js</text:p>
      <text:p text:style-name="_5f_code">module.exports = {</text:p>
      <text:p text:style-name="_5f_code"><text:s text:c="2"/>entry: './public/app.js',</text:p>
      <text:p text:style-name="_5f_code"><text:s text:c="2"/>output: {</text:p>
      <text:p text:style-name="_5f_code"><text:s text:c="4"/>path: __dirname,</text:p>
      <text:p text:style-name="_5f_code"><text:s text:c="4"/>filename: './public/bundle.js'</text:p>
      <text:p text:style-name="_5f_code"><text:s text:c="2"/>},</text:p>
      <text:p text:style-name="_5f_code"><text:s text:c="2"/>resolve: {</text:p>
      <text:p text:style-name="_5f_code"><text:s text:c="4"/>extensions: ['', '.js', '.jsx']</text:p>
      <text:p text:style-name="_5f_code"><text:s text:c="2"/>}</text:p>
      <text:p text:style-name="_5f_code">};</text:p>
      <text:p text:style-name="P47">Now to run from the terminal just enter webpack</text:p>
      <text:p text:style-name="P47">babel-loader to convert .jsx files to ES5 code</text:p>
      <text:p text:style-name="_5f_heading4">Automatic Rebundling in Webpack</text:p>
      <text:p text:style-name="_5f_commandLine">webpack -w</text:p>
      <text:p text:style-name="P48">Will keep webpack running and rebundling whenever a file changes.</text:p>
      <text:p text:style-name="P44"/>
      <text:p text:style-name="P224"><text:soft-page-break/>Source Maps</text:p>
      <text:p text:style-name="P57">Add the debugger keyword anywhere in files, then add the following property to the webpack.config object:</text:p>
      <text:p text:style-name="P257">devtool: 'inline-source-map'</text:p>
      <text:p text:style-name="P57">This excludes the bundled code from the view in the debugger.</text:p>
      <text:p text:style-name="P44"/>
      <text:p text:style-name="P44"/>
      <text:p text:style-name="P44"/>
      <text:p text:style-name="P44"/>
      <text:p text:style-name="P8"><text:bookmark text:name="Yargs"/>Encoding and Decoding Strings with YARGS</text:p>
      <text:p text:style-name="P227">Yargs Module for Parsing User Input</text:p>
      <text:p text:style-name="P93">Install a specific version in the terminal using the @ symbol</text:p>
      <text:p text:style-name="P347">npm install yargs@4.7.1 --save</text:p>
      <text:p text:style-name="P94">Then add it to the app.js file with </text:p>
      <text:p text:style-name="P266">const yargs = require('yargs');</text:p>
      <text:p text:style-name="P94">Then add a constant for the arguments array that has been processed by yargs</text:p>
      <text:p text:style-name="P266">const argv = yargs.argv;</text:p>
      <text:p text:style-name="P95">Then, try passing in name/value pairs as command line arguments</text:p>
      <text:p text:style-name="P347">node app.js add --title=secrets</text:p>
      <text:p text:style-name="P95">This will result in the following object as the value for <text:span text:style-name="codeInSentence">yargs.argv</text:span></text:p>
      <text:p text:style-name="P347">{ _: [ 'add' ], title: 'secrets', '$0': 'app.js' }</text:p>
      <text:p text:style-name="P211"/>
      <text:p text:style-name="P211"/>
      <text:p text:style-name="P87">Install YARGS for the project</text:p>
      <text:p text:style-name="P347">npm install yargs@4.8.1 --save</text:p>
      <text:p text:style-name="P88">Require yargs and set up in app.js</text:p>
      <text:p text:style-name="P266">const yargs = require('yargs');</text:p>
      <text:p text:style-name="P266"/>
      <text:p text:style-name="P266">const argv = yargs</text:p>
      <text:p text:style-name="P266"><text:s text:c="2"/>.options({</text:p>
      <text:p text:style-name="P266"><text:s text:c="4"/>a: {</text:p>
      <text:p text:style-name="P266"><text:s text:c="6"/>demand: true,</text:p>
      <text:p text:style-name="P266"><text:s text:c="6"/>alias: 'address',</text:p>
      <text:p text:style-name="P266"><text:s text:c="6"/>describe: 'Address for weather report',</text:p>
      <text:p text:style-name="P266"><text:s text:c="6"/>string: true</text:p>
      <text:p text:style-name="P266"><text:s text:c="4"/>}</text:p>
      <text:p text:style-name="P266"><text:s text:c="2"/>})</text:p>
      <text:p text:style-name="P266"><text:s text:c="2"/>.help()</text:p>
      <text:p text:style-name="P266"><text:s text:c="2"/>.alias('help', 'h')</text:p>
      <text:p text:style-name="P266"><text:s text:c="2"/>.argv;</text:p>
      <text:p text:style-name="P266"/>
      <text:p text:style-name="P266">console.log(argv);</text:p>
      <text:p text:style-name="P88"/>
      <text:p text:style-name="P88"/>
      <text:p text:style-name="P88"/>
      <text:p text:style-name="P362">Experiment with Node from the command Line</text:p>
      <text:p text:style-name="P88">Enter:</text:p>
      <text:p text:style-name="P347"><text:soft-page-break/>node</text:p>
      <text:p text:style-name="P88">Then, for example, to test out the encodeURIComponent method:</text:p>
      <text:p text:style-name="P347">&gt; encodeURIComponent('1301 lombard street philadelphia')</text:p>
      <text:p text:style-name="P88">returns</text:p>
      <text:p text:style-name="P347">'1301%20lombard%20street%20philadelphia'</text:p>
      <text:p text:style-name="P89"/>
      <text:p text:style-name="P362">Example Program without Error Handling</text:p>
      <text:p text:style-name="P90">Call from terminal with:</text:p>
      <text:p text:style-name="P347">node app.js -a '111 7th St E owen sound ontario'</text:p>
      <text:p text:style-name="P266"/>
      <text:p text:style-name="P267">const request = require('request');</text:p>
      <text:p text:style-name="P267">const yargs = require('yargs');</text:p>
      <text:p text:style-name="P267"/>
      <text:p text:style-name="P267">const argv = yargs</text:p>
      <text:p text:style-name="P267"><text:s text:c="2"/>.options({</text:p>
      <text:p text:style-name="P267"><text:s text:c="4"/>a: {</text:p>
      <text:p text:style-name="P267"><text:s text:c="6"/>demand: true,</text:p>
      <text:p text:style-name="P267"><text:s text:c="6"/>alias: 'address',</text:p>
      <text:p text:style-name="P267"><text:s text:c="6"/>describe: 'Address for weather report',</text:p>
      <text:p text:style-name="P267"><text:s text:c="6"/>string: true</text:p>
      <text:p text:style-name="P267"><text:s text:c="4"/>}</text:p>
      <text:p text:style-name="P267"><text:s text:c="2"/>})</text:p>
      <text:p text:style-name="P267"><text:s text:c="2"/>.help()</text:p>
      <text:p text:style-name="P267"><text:s text:c="2"/>.alias('help', 'h')</text:p>
      <text:p text:style-name="P267"><text:s text:c="2"/>.argv;</text:p>
      <text:p text:style-name="P267"/>
      <text:p text:style-name="P267">var encodedAddress = encodeURIComponent(argv.a);</text:p>
      <text:p text:style-name="P267"/>
      <text:p text:style-name="P267">request({</text:p>
      <text:p text:style-name="P267"><text:s text:c="2"/>url: `https://maps.googleapis.com/maps/api/geocode/json?address=${encodedAddress}`,</text:p>
      <text:p text:style-name="P267"><text:s text:c="2"/>json: true</text:p>
      <text:p text:style-name="P267">}, (error, response, body) =&gt; {</text:p>
      <text:p text:style-name="P267"><text:s text:c="2"/>if (error) {</text:p>
      <text:p text:style-name="P267"><text:s text:c="4"/>console.log('Unable to connect to Google Servers');</text:p>
      <text:p text:style-name="P267"><text:s text:c="2"/>}else if (body.status === 'ZERO_RESULTS'){ <text:s/>// status specific to Google api</text:p>
      <text:p text:style-name="P267"><text:s text:c="4"/>console.log('Unable to find that address');</text:p>
      <text:p text:style-name="P267"><text:s text:c="2"/>}else if (body.status === 'OK'){</text:p>
      <text:p text:style-name="P267"><text:s text:c="4"/>console.log(`Address: ${body.results[0].formatted_address}`);</text:p>
      <text:p text:style-name="P267"><text:s text:c="4"/>console.log(`Latitude: ${body.results[0].geometry.location.lat}`);</text:p>
      <text:p text:style-name="P267"><text:s text:c="4"/>console.log(`Longitude: ${body.results[0].geometry.location.lng}`);</text:p>
      <text:p text:style-name="P267"><text:s text:c="2"/>}</text:p>
      <text:p text:style-name="P267">});</text:p>
      <text:p text:style-name="P267"/>
      <text:p text:style-name="P362"><text:span text:style-name="T22">Output</text:span>:</text:p>
      <text:p text:style-name="P347"><text:soft-page-break/>Address: 111 7th St E, Owen Sound, ON N4K 1H6, Canada</text:p>
      <text:p text:style-name="P347">Latitude: 44.5616745</text:p>
      <text:p text:style-name="P347">Longitude: -80.9427654</text:p>
      <text:p text:style-name="P91"/>
      <text:p text:style-name="P86">Two types of errors to look out for:</text:p>
      <text:p text:style-name="P86">Local Machine Errors - ie - being unable to connect to the network. Usually show up in the error object</text:p>
      <text:p text:style-name="P86">Errors Coming From the Server ie - address not found. These are found in the status property</text:p>
      <text:p text:style-name="P211">Configuring YARGS</text:p>
      <text:p text:style-name="P92">Yargs can be used to require arguments, add help etc for the command line. <text:span text:style-name="T23">The declaration of const argv below chains functions to set up options for the commands to be used with the notes application. <text:s/></text:span></text:p>
      <text:p text:style-name="P92"/>
      <text:p text:style-name="P266">const yargs = require('yargs');</text:p>
      <text:p text:style-name="P266"/>
      <text:p text:style-name="P266">const titleOptions = {</text:p>
      <text:p text:style-name="P266"><text:s text:c="2"/>describe: 'Title of note',</text:p>
      <text:p text:style-name="P266"><text:s text:c="2"/>demand: true,</text:p>
      <text:p text:style-name="P266"><text:s text:c="2"/>alias: 't'</text:p>
      <text:p text:style-name="P266">}</text:p>
      <text:p text:style-name="P266">const bodyOptions = {</text:p>
      <text:p text:style-name="P266"><text:s text:c="2"/>describe: 'Body of note',</text:p>
      <text:p text:style-name="P266"><text:s text:c="2"/>demand: true,</text:p>
      <text:p text:style-name="P266"><text:s text:c="2"/>alias: 'b'</text:p>
      <text:p text:style-name="P266">}</text:p>
      <text:p text:style-name="P266">const argv = yargs</text:p>
      <text:p text:style-name="P266"><text:s text:c="2"/>.command('add', 'Add a new note', {</text:p>
      <text:p text:style-name="P266"><text:s text:c="4"/>title: titleOptions,</text:p>
      <text:p text:style-name="P266"><text:s text:c="4"/>body: bodyOptions</text:p>
      <text:p text:style-name="P266"><text:s text:c="2"/>})</text:p>
      <text:p text:style-name="P266"><text:s text:c="2"/>.command('list', 'List all notes')</text:p>
      <text:p text:style-name="P266"><text:s text:c="2"/>.command('read', 'Read a note', {</text:p>
      <text:p text:style-name="P266"><text:s text:c="4"/>title: titleOptions</text:p>
      <text:p text:style-name="P266"><text:s text:c="2"/>})</text:p>
      <text:p text:style-name="P266"><text:s text:c="2"/>.command('remove', 'Remove a note',{</text:p>
      <text:p text:style-name="P266"><text:s text:c="4"/>title: titleOptions</text:p>
      <text:p text:style-name="P266"><text:s text:c="2"/>})</text:p>
      <text:p text:style-name="P266"><text:s text:c="2"/>.help()</text:p>
      <text:p text:style-name="P266"><text:s text:c="2"/>.argv;</text:p>
      <text:p text:style-name="P268">var command = argv._[0];</text:p>
      <text:p text:style-name="P206"/>
      <text:p text:style-name="P26">Extensions</text:p>
      <text:p text:style-name="_5f_heading4">JSONView</text:p>
      <text:p text:style-name="P31"><text:soft-page-break/>Extension for Chrome and Firefox, displays JSON nicely</text:p>
      <text:p text:style-name="P31"/>
      <text:p text:style-name="P31"/>
      <text:p text:style-name="P31"/>
      <text:p text:style-name="P31"/>
      <text:p text:style-name="P31"/>
      <text:p text:style-name="P31"/>
      <text:p text:style-name="P31"/>
      <text:p text:style-name="P31"/>
      <text:p text:style-name="P31"/>
      <text:p text:style-name="P17"/>
      <text:p text:style-name="P38"/>
      <text:p text:style-name="P38"/>
      <text:p text:style-name="P38"/>
      <text:p text:style-name="P38"/>
      <text:p text:style-name="P38"/>
      <text:p text:style-name="P38"/>
      <text:p text:style-name="P37"/>
      <text:p text:style-name="P37"/>
      <text:p text:style-name="P37"/>
      <text:p text:style-name="P37"/>
      <text:p text:style-name="P37"/>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Liberation Mono" svg:font-family="'Liberation Mono'"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_5f_heading2" style:display-name="_heading2" style:family="paragraph" style:parent-style-name="Heading_20_1" style:default-outline-level="" style:list-style-name="">
      <style:paragraph-properties style:shadow="none"/>
      <style:text-properties fo:font-size="14pt" fo:font-weight="bold" style:font-size-asian="14pt" style:font-weight-asian="bold" style:font-size-complex="14pt" style:font-weight-complex="bold"/>
    </style:style>
    <style:style style:name="_5f_bodyIndent1" style:display-name="_bodyIndent1" style:family="paragraph" style:parent-style-name="Standard">
      <loext:graphic-properties draw:fill="none" draw:fill-color="#99ccff"/>
      <style:paragraph-properties fo:margin-left="0.2799in" fo:margin-right="0in" fo:margin-top="0.0598in" fo:margin-bottom="0in" loext:contextual-spacing="false" fo:text-indent="0in" style:auto-text-indent="false" fo:background-color="transparent"/>
      <style:text-properties officeooo:rsid="01d7bdd1"/>
    </style:style>
    <style:style style:name="_5f_bodyBulletIndent1" style:display-name="_bodyBulletIndent1" style:family="paragraph" style:parent-style-name="_5f_bodyIndent1" style:list-style-name="bulletListCustom_5f_indent1" style:master-page-name="">
      <loext:graphic-properties draw:fill="none" draw:fill-color="#99ccff"/>
      <style:paragraph-properties fo:margin-left="0.5in" fo:margin-right="0in" fo:margin-top="0.0598in" fo:margin-bottom="0in" loext:contextual-spacing="false" fo:text-indent="-0.15in" style:auto-text-indent="false" style:page-number="auto" fo:background-color="transparent">
        <style:tab-stops/>
      </style:paragraph-properties>
      <style:text-properties officeooo:rsid="0076d5db"/>
    </style:style>
    <style:style style:name="algorithm" style:family="paragraph" style:parent-style-name="_5f_bodyBulletIndent1" style:list-style-name="bulletListCustom_5f_indent1"/>
    <style:style style:name="_5f_code" style:display-name="_code" style:family="paragraph" style:parent-style-name="_5f_bodyIndent1" style:list-style-name="">
      <loext:graphic-properties draw:fill="none" draw:fill-color="#99ccff"/>
      <style:paragraph-properties fo:margin-left="0.4in" fo:margin-right="0in" fo:margin-top="0.0402in" fo:margin-bottom="0in" loext:contextual-spacing="false" fo:text-indent="0in" style:auto-text-indent="false" fo:background-color="transparent">
        <style:tab-stops>
          <style:tab-stop style:position="0.15in"/>
        </style:tab-stops>
      </style:paragraph-properties>
      <style:text-properties style:font-name="Andale Mono" fo:font-family="'Andale Mono'" style:font-style-name="Regular" style:font-pitch="fixed" fo:font-size="9pt" style:font-size-asian="9pt" style:font-size-complex="9pt"/>
    </style:style>
    <style:style style:name="bodyOutline1" style:family="paragraph" style:parent-style-name="_5f_bodyIndent1" style:default-outline-level="1">
      <style:paragraph-properties fo:margin-left="0in" fo:margin-right="0in" fo:margin-top="0in" fo:margin-bottom="0in" loext:contextual-spacing="false" fo:text-indent="0in" style:auto-text-indent="false"/>
      <style:text-properties fo:font-size="14pt"/>
    </style:style>
    <style:style style:name="bodyOutline3" style:family="paragraph" style:parent-style-name="Heading_20_1" style:default-outline-level="3">
      <style:text-properties style:font-name="Times New Roman1" fo:font-family="'Times New Roman'" style:font-style-name="Regular" style:font-family-generic="roman" style:font-pitch="variable" fo:font-size="12pt" fo:font-weight="normal" style:font-size-asian="10.5pt" style:font-size-complex="10.5pt"/>
    </style:style>
    <style:style style:name="bodyOutline4" style:family="paragraph" style:parent-style-name="bodyOutline3" style:default-outline-level="4">
      <style:text-properties style:font-size-asian="10.5pt" style:font-size-complex="10.5pt"/>
    </style:style>
    <style:style style:name="bodyOutline5" style:family="paragraph" style:parent-style-name="bodyOutline4" style:default-outline-level="" style:list-style-nam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odyOutline2" style:family="paragraph" style:parent-style-name="bodyOutline3" style:default-outline-level="2">
      <style:text-properties style:font-name="Times New Roman1" fo:font-family="'Times New Roman'" style:font-style-name="Regular" style:font-family-generic="roman" style:font-pitch="variable" fo:font-size="12pt" fo:font-weight="normal" style:font-size-asian="10.5pt" style:font-size-complex="10.5pt"/>
    </style:style>
    <style:style style:name="_5f_heading3" style:display-name="_heading3" style:family="paragraph" style:parent-style-name="Heading_20_1">
      <style:paragraph-properties fo:margin-top="0.2402in" fo:margin-bottom="0in" loext:contextual-spacing="false"/>
      <style:text-properties style:font-name="Arial" fo:font-family="Arial" style:font-family-generic="swiss" style:font-pitch="variable" fo:font-size="11pt" fo:font-weight="bold" style:font-size-asian="11pt" style:font-weight-asian="bold" style:font-size-complex="11pt" style:font-weight-complex="bold"/>
    </style:style>
    <style:style style:name="codeInBody" style:family="paragraph" style:parent-style-name="_5f_bodyIndent1">
      <style:paragraph-properties fo:margin-left="0.25in" fo:margin-right="0in" fo:text-indent="0in" style:auto-text-indent="false"/>
      <style:text-properties style:font-name="Andale Mono1" fo:font-family="'Andale Mono'" style:font-pitch="fixed" fo:font-size="9pt" style:font-size-asian="9pt" style:font-size-complex="9pt"/>
    </style:style>
    <style:style style:name="codeInBody_5f_block" style:display-name="codeInBody_block" style:family="paragraph" style:parent-style-name="codeInBody" style:default-outline-level="1" style:list-style-name="">
      <style:paragraph-properties fo:margin-top="0in" fo:margin-bottom="0.0598in" loext:contextual-spacing="false"/>
    </style:style>
    <style:style style:name="codeBulletIndent1" style:family="paragraph" style:parent-style-name="_5f_bodyBulletIndent1">
      <style:text-properties style:font-name="Andale Mono1" fo:font-family="'Andale Mono'" style:font-pitch="fixed" fo:font-size="9pt" style:font-size-asian="9pt" style:font-size-complex="9pt"/>
    </style:style>
    <style:style style:name="_5f_heading4" style:display-name="_heading4" style:family="paragraph" style:parent-style-name="_5f_bodyIndent1">
      <loext:graphic-properties draw:fill="none" draw:fill-color="#99ccff"/>
      <style:paragraph-properties fo:margin-left="0.1402in" fo:margin-right="0in" fo:margin-top="0.1201in" fo:margin-bottom="0in" loext:contextual-spacing="false" fo:text-indent="0in" style:auto-text-indent="false" fo:background-color="transparent"/>
      <style:text-properties style:font-name="Arial" fo:font-family="Arial" style:font-family-generic="swiss" style:font-pitch="variable" fo:font-size="10pt" fo:font-weight="bold" officeooo:rsid="000ff556" style:font-size-asian="10pt" style:font-weight-asian="bold" style:font-size-complex="10pt" style:font-weight-complex="bold"/>
    </style:style>
    <style:style style:name="Table_20_Contents" style:display-name="Table Contents" style:family="paragraph" style:parent-style-name="Standard" style:class="extra">
      <loext:graphic-properties draw:fill="none" draw:fill-color="#99ccff"/>
      <style:paragraph-properties fo:margin-left="0.0799in" fo:margin-right="0in" fo:margin-top="0.0402in" fo:margin-bottom="0in" loext:contextual-spacing="false" fo:text-indent="0in" style:auto-text-indent="false" fo:background-color="transparent"/>
      <style:text-properties fo:font-size="10.5pt" officeooo:rsid="00475b93" style:font-size-asian="10.5pt" style:font-size-complex="10.5pt"/>
    </style:style>
    <style:style style:name="_5f_codeNoIndent" style:display-name="_codeNoIndent" style:family="paragraph" style:parent-style-name="_5f_code" style:list-style-name="">
      <loext:graphic-properties draw:fill="none" draw:fill-color="#99ccff"/>
      <style:paragraph-properties fo:margin-left="0.0799in" fo:margin-right="0in" fo:margin-top="0.0598in" fo:margin-bottom="0in" loext:contextual-spacing="false" fo:text-indent="0in" style:auto-text-indent="false" fo:background-color="transparent">
        <style:tab-stops>
          <style:tab-stop style:position="0.15in"/>
        </style:tab-stops>
      </style:paragraph-properties>
      <style:text-properties officeooo:rsid="0046c9d3"/>
    </style:style>
    <style:style style:name="_5f_commandLine" style:display-name="_commandLine" style:family="paragraph" style:parent-style-name="_5f_heading3">
      <style:paragraph-properties fo:margin-left="0.3799in" fo:margin-right="0in" fo:margin-top="0.0598in" fo:margin-bottom="0.0598in" loext:contextual-spacing="false" fo:text-indent="0in" style:auto-text-indent="false">
        <style:tab-stops/>
      </style:paragraph-properties>
      <style:text-properties style:font-name="Liberation Mono" fo:font-family="'Liberation Mono'" style:font-family-generic="modern" style:font-pitch="variable" fo:font-size="9pt" fo:font-weight="bold" officeooo:rsid="00651ef1" style:font-size-asian="9pt" style:font-weight-asian="bold" style:font-size-complex="9pt" style:font-weight-complex="bold"/>
    </style:style>
    <style:style style:name="_5f_exampleHeader_5f_singleLine" style:display-name="_exampleHeader_singleLine" style:family="paragraph" style:parent-style-name="_5f_bodyIndent1">
      <style:paragraph-properties fo:margin-top="0.1201in" fo:margin-bottom="0in" loext:contextual-spacing="false"/>
      <style:text-properties style:font-name="Arial" fo:font-family="Arial" style:font-family-generic="swiss" style:font-pitch="variable" fo:font-size="10.5pt" fo:font-weight="bold" officeooo:rsid="00651ef1" style:font-size-asian="10.5pt" style:font-weight-asian="bold" style:font-size-complex="10.5pt" style:font-weight-complex="bold"/>
    </style:style>
    <style:style style:name="_5f_exampleHeader_5f_multiline" style:display-name="_exampleHeader_multiline" style:family="paragraph" style:parent-style-name="_5f_exampleHeader_5f_singleLine">
      <style:paragraph-properties fo:margin-top="0.1201in" fo:margin-bottom="0.0799in" loext:contextual-spacing="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_5f_heading4_5f_indent" style:display-name="_heading4_indent" style:family="paragraph" style:parent-style-name="_5f_heading4">
      <loext:graphic-properties draw:fill="none" draw:fill-color="#99ccff"/>
      <style:paragraph-properties fo:margin-left="0.2799in" fo:margin-right="0in" fo:margin-top="0.1in" fo:margin-bottom="0in" loext:contextual-spacing="false" fo:text-indent="0in" style:auto-text-indent="false" fo:background-color="transparent"/>
      <style:text-properties fo:font-size="10pt" officeooo:rsid="01980867" style:font-size-asian="10pt" style:font-size-complex="10pt"/>
    </style:style>
    <style:style style:name="Numbering_20_Symbols" style:display-name="Numbering Symbols" style:family="text"/>
    <style:style style:name="outputInBody" style:family="text">
      <style:text-properties fo:font-style="italic" style:font-style-asian="italic" style:font-style-complex="italic"/>
    </style:style>
    <style:style style:name="codeInSentence" style:family="text">
      <style:text-properties style:font-name="Andale Mono1" fo:font-family="'Andale Mono'" style:font-pitch="fixed" fo:font-size="9pt" fo:font-weight="normal" officeooo:rsid="006b4114" style:font-size-asian="9pt" style:font-weight-asian="normal" style:font-size-complex="9pt" style:font-weight-complex="normal"/>
    </style:style>
    <style:style style:name="newWord" style:family="text">
      <style:text-properties fo:font-style="italic" style:font-style-asian="italic" style:font-style-complex="italic"/>
    </style:style>
    <style:style style:name="command_20_line_20_in_20_sentence" style:display-name="command line in sentence" style:family="text">
      <style:text-properties style:font-name="Liberation Mono" fo:font-family="'Liberation Mono'" style:font-family-generic="modern" style:font-pitch="variable" fo:font-size="9pt" fo:font-weight="bold" officeooo:rsid="00687b0c" style:font-size-asian="9pt" style:font-weight-asian="bold" style:font-size-complex="9pt" style:font-weight-complex="bold"/>
    </style:style>
    <style:style style:name="_5f_bodyIndentBoldInSentence" style:display-name="_bodyIndentBoldInSentence" style:family="text">
      <style:text-properties fo:font-weight="bold" officeooo:rsid="00c73273"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2in" fo:text-indent="-0.2in" fo:margin-left="0.5in"/>
        </style:list-level-properties>
      </text:outline-level-style>
      <text:outline-level-style text:level="2" style:num-suffix="." style:num-format="A">
        <style:list-level-properties text:list-level-position-and-space-mode="label-alignment">
          <style:list-level-label-alignment text:label-followed-by="space" fo:text-indent="-0.4in" fo:margin-left="0.7in"/>
        </style:list-level-properties>
      </text:outline-level-style>
      <text:outline-level-style text:level="3" style:num-suffix="." style:num-format="1">
        <style:list-level-properties text:list-level-position-and-space-mode="label-alignment">
          <style:list-level-label-alignment text:label-followed-by="space" fo:text-indent="-0.4in" fo:margin-left="1.05in"/>
        </style:list-level-properties>
      </text:outline-level-style>
      <text:outline-level-style text:level="4" style:num-suffix="." style:num-format="a">
        <style:list-level-properties text:list-level-position-and-space-mode="label-alignment">
          <style:list-level-label-alignment text:label-followed-by="listtab" text:list-tab-stop-position="0.6in" fo:text-indent="-0.2in" fo:margin-left="1.0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c1f994" officeooo:paragraph-rsid="01c1f9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JS Libraries and Modul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ainey</meta:initial-creator>
    <meta:creation-date>2010-07-27T15:49:55</meta:creation-date>
    <dc:date>2017-05-05T00:51:18.703366000</dc:date>
    <meta:editing-duration>P15DT10M5S</meta:editing-duration>
    <meta:editing-cycles>213</meta:editing-cycles>
    <meta:generator>LibreOffice/5.0.3.2$MacOSX_X86_64 LibreOffice_project/e5f16313668ac592c1bfb310f4390624e3dbfb75</meta:generator>
    <meta:printed-by>William Rainey</meta:printed-by>
    <meta:print-date>2010-08-23T17:08:30</meta:print-date>
    <meta:document-statistic meta:table-count="0" meta:image-count="0" meta:object-count="0" meta:page-count="69" meta:paragraph-count="1596" meta:word-count="8290" meta:character-count="58735" meta:non-whitespace-character-count="49910"/>
  </office:meta>
</office:document-meta>
</file>